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Arial Narrow" svg:font-family="Arial Narrow" style:font-family-generic="swiss" style:font-pitch="variable" svg:panose-1="2 11 6 6 2 2 2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echnical" svg:font-family="Technical" style:font-family-generic="swiss" style:font-pitch="variable"/>
    <style:font-face style:name="FuturaA Bk BT" svg:font-family="FuturaA Bk BT" style:font-family-generic="swiss" style:font-pitch="variable"/>
    <style:font-face style:name="StarSymbol" style:font-charset="x-symbol" svg:font-family="StarSymbol" style:font-family-generic="system"/>
    <style:font-face style:name="Cumberland" svg:font-family="Cumberland" style:font-family-generic="modern" style:font-pitch="fixed"/>
    <style:font-face style:name="Wingdings" style:font-charset="x-symbol" svg:font-family="Wingdings" style:font-family-generic="system" style:font-pitch="variable" svg:panose-1="5 0 0 0 0 0 0 0 0 0"/>
    <style:font-face style:name="Wingdings 3" style:font-charset="x-symbol" svg:font-family="Wingdings 3" style:font-family-generic="roman" style:font-pitch="variable" svg:panose-1="5 4 1 2 1 8 7 7 7 7"/>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30">
      <text:list-level-style-bullet text:level="1" text:style-name="WW_CharLFO30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30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30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30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30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30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30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30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30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LFO31">
      <text:list-level-style-bullet text:level="1" text:style-name="WW_CharLFO31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31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31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31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31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31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31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31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31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3">
      <text:list-level-style-bullet text:level="1" text:style-name="WW_CharLFO33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tarSymbol"/>
      </text:list-level-style-bullet>
      <text:list-level-style-bullet text:level="2" text:style-name="WW_CharLFO33LVL2" text:bullet-char="◦">
        <style:list-level-properties text:space-before="0.8937in" text:min-label-width="0.25in" text:list-level-position-and-space-mode="label-alignment">
          <style:list-level-label-alignment text:label-followed-by="listtab" fo:margin-left="1.1437in" fo:text-indent="-0.25in"/>
        </style:list-level-properties>
        <style:text-properties style:font-name="StarSymbol"/>
      </text:list-level-style-bullet>
      <text:list-level-style-bullet text:level="3" text:style-name="WW_CharLFO33LVL3" text:bullet-char="▪">
        <style:list-level-properties text:space-before="1.1437in" text:min-label-width="0.25in" text:list-level-position-and-space-mode="label-alignment">
          <style:list-level-label-alignment text:label-followed-by="listtab" fo:margin-left="1.3937in" fo:text-indent="-0.25in"/>
        </style:list-level-properties>
        <style:text-properties style:font-name="StarSymbol"/>
      </text:list-level-style-bullet>
      <text:list-level-style-bullet text:level="4" text:style-name="WW_CharLFO33LVL4"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StarSymbol"/>
      </text:list-level-style-bullet>
      <text:list-level-style-bullet text:level="5" text:style-name="WW_CharLFO33LVL5"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StarSymbol"/>
      </text:list-level-style-bullet>
      <text:list-level-style-bullet text:level="6" text:style-name="WW_CharLFO33LVL6"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tarSymbol"/>
      </text:list-level-style-bullet>
      <text:list-level-style-bullet text:level="7" text:style-name="WW_CharLFO33LVL7"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tarSymbol"/>
      </text:list-level-style-bullet>
      <text:list-level-style-bullet text:level="8" text:style-name="WW_CharLFO33LVL8" text:bullet-char="◦">
        <style:list-level-properties text:space-before="2.3937in" text:min-label-width="0.25in" text:list-level-position-and-space-mode="label-alignment">
          <style:list-level-label-alignment text:label-followed-by="listtab" fo:margin-left="2.6437in" fo:text-indent="-0.25in"/>
        </style:list-level-properties>
        <style:text-properties style:font-name="StarSymbol"/>
      </text:list-level-style-bullet>
      <text:list-level-style-bullet text:level="9" text:style-name="WW_CharLFO33LVL9" text:bullet-char="▪">
        <style:list-level-properties text:space-before="2.6437in" text:min-label-width="0.25in" text:list-level-position-and-space-mode="label-alignment">
          <style:list-level-label-alignment text:label-followed-by="listtab" fo:margin-left="2.8937in" fo:text-indent="-0.25in"/>
        </style:list-level-properties>
        <style:text-properties style:font-name="StarSymbol"/>
      </text:list-level-style-bullet>
    </text:list-style>
    <text:list-style style:name="LFO34">
      <text:list-level-style-bullet text:level="1" text:style-name="WW_CharLFO3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34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34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34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34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34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34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34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34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LFO35">
      <text:list-level-style-bullet text:level="1" text:style-name="WW_CharLFO35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35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35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35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35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35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35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35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35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LFO36">
      <text:list-level-style-bullet text:level="1" text:style-name="WW_CharLFO36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36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36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36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36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36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36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36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36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LFO37">
      <text:list-level-style-bullet text:level="1" text:style-name="WW_CharLFO37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37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37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37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37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37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37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37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37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LFO38">
      <text:list-level-style-bullet text:level="1" text:style-name="WW_CharLFO38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38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38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38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38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38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38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38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38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LFO39">
      <text:list-level-style-bullet text:level="1" text:style-name="WW_CharLFO39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39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39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39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39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39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39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39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39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style:style style:name="P1" style:parent-style-name="Normal" style:master-page-name="MPF0" style:family="paragraph">
      <style:paragraph-properties fo:break-before="page"/>
      <style:text-properties style:font-name="Calibri Light" style:font-name-asian="Calibri Light" style:font-name-complex="Calibri Light" fo:font-weight="bold" style:font-weight-asian="bold" style:font-weight-complex="bold" fo:background-color="#FF0000"/>
    </style:style>
    <style:style style:name="P39" style:parent-style-name="Normal" style:family="paragraph">
      <style:text-properties style:font-name="Calibri Light" style:font-name-asian="Calibri Light" style:font-name-complex="Calibri Light" fo:background-color="#FF0000"/>
    </style:style>
    <style:style style:name="P40" style:parent-style-name="Normal" style:family="paragraph">
      <style:text-properties style:font-name="Calibri Light" style:font-name-asian="Calibri Light" style:font-name-complex="Calibri Light" fo:background-color="#FF0000"/>
    </style:style>
    <style:style style:name="P41" style:parent-style-name="Normal" style:family="paragraph">
      <style:text-properties style:font-name="Calibri Light" style:font-name-asian="Calibri Light" style:font-name-complex="Calibri Light" fo:background-color="#FF0000"/>
    </style:style>
    <style:style style:name="P42" style:parent-style-name="Normal" style:family="paragraph">
      <style:text-properties style:font-name="Calibri Light" style:font-name-asian="Calibri Light" style:font-name-complex="Calibri Light" fo:background-color="#FF0000"/>
    </style:style>
    <style:style style:name="P43" style:parent-style-name="Normal" style:family="paragraph">
      <style:text-properties style:font-name="Calibri Light" style:font-name-asian="Calibri Light" style:font-name-complex="Calibri Light" fo:background-color="#FF0000"/>
    </style:style>
    <style:style style:name="P44" style:parent-style-name="Normal" style:family="paragraph">
      <style:text-properties style:font-name="Calibri Light" style:font-name-asian="Calibri Light" style:font-name-complex="Calibri Light" fo:background-color="#FF0000"/>
    </style:style>
    <style:style style:name="P45" style:parent-style-name="Normal" style:family="paragraph">
      <style:text-properties style:font-name="Calibri Light" style:font-name-asian="Calibri Light" style:font-name-complex="Calibri Light" fo:background-color="#FF0000"/>
    </style:style>
    <style:style style:name="P46" style:parent-style-name="Normal" style:family="paragraph">
      <style:text-properties style:font-name="Calibri Light" style:font-name-asian="Calibri Light" style:font-name-complex="Calibri Light" fo:background-color="#FF0000"/>
    </style:style>
    <style:style style:name="P47" style:parent-style-name="Normal" style:family="paragraph">
      <style:text-properties style:font-name="Calibri Light" style:font-name-asian="Calibri Light" style:font-name-complex="Calibri Light" fo:background-color="#FF0000"/>
    </style:style>
    <style:style style:name="P48" style:parent-style-name="Normal" style:family="paragraph">
      <style:text-properties style:font-name="Calibri Light" style:font-name-asian="Calibri Light" style:font-name-complex="Calibri Light" fo:background-color="#FF0000"/>
    </style:style>
    <style:style style:name="P49" style:parent-style-name="Normal" style:family="paragraph">
      <style:text-properties style:font-name="Calibri Light" style:font-name-asian="Calibri Light" style:font-name-complex="Calibri Light" fo:background-color="#FF0000"/>
    </style:style>
    <style:style style:name="P50" style:parent-style-name="Normal" style:family="paragraph">
      <style:text-properties style:font-name="Calibri Light" style:font-name-asian="Calibri Light" style:font-name-complex="Calibri Light" fo:background-color="#FF0000"/>
    </style:style>
    <style:style style:name="P51" style:parent-style-name="Normal" style:family="paragraph">
      <style:text-properties style:font-name="Calibri Light" style:font-name-asian="Calibri Light" style:font-name-complex="Calibri Light"/>
    </style:style>
    <style:style style:name="P52" style:parent-style-name="Normal" style:family="paragraph">
      <style:text-properties style:font-name="Calibri Light" style:font-name-asian="Calibri Light" style:font-name-complex="Calibri Light"/>
    </style:style>
    <style:style style:name="P53" style:parent-style-name="Normal" style:family="paragraph">
      <style:text-properties style:font-name="Calibri Light" style:font-name-asian="Calibri Light" style:font-name-complex="Calibri Light"/>
    </style:style>
    <style:style style:name="P54" style:parent-style-name="Normal" style:family="paragraph">
      <style:text-properties style:font-name="Calibri Light" style:font-name-asian="Calibri Light" style:font-name-complex="Calibri Light"/>
    </style:style>
    <style:style style:name="P55" style:parent-style-name="Normal" style:family="paragraph">
      <style:text-properties style:font-name="Calibri Light" style:font-name-asian="Calibri Light" style:font-name-complex="Calibri Light"/>
    </style:style>
    <style:style style:name="P56" style:parent-style-name="Normal" style:family="paragraph">
      <style:text-properties style:font-name="Calibri Light" style:font-name-asian="Calibri Light" style:font-name-complex="Calibri Light"/>
    </style:style>
    <style:style style:name="P57" style:parent-style-name="Normal" style:family="paragraph">
      <style:text-properties style:font-name="Calibri Light" style:font-name-asian="Calibri Light" style:font-name-complex="Calibri Light"/>
    </style:style>
    <style:style style:name="P58" style:parent-style-name="Normal" style:family="paragraph">
      <style:text-properties style:font-name="Calibri Light" style:font-name-asian="Calibri Light" style:font-name-complex="Calibri Light"/>
    </style:style>
    <style:style style:name="P59" style:parent-style-name="Normal" style:family="paragraph">
      <style:text-properties style:font-name="Calibri Light" style:font-name-asian="Calibri Light" style:font-name-complex="Calibri Light"/>
    </style:style>
    <style:style style:name="P60" style:parent-style-name="Normal" style:family="paragraph">
      <style:text-properties style:font-name="Calibri Light" style:font-name-asian="Calibri Light" style:font-name-complex="Calibri Light" fo:background-color="#FF0000"/>
    </style:style>
    <style:style style:name="P61" style:parent-style-name="Normal" style:family="paragraph">
      <style:text-properties style:font-name="Calibri Light" style:font-name-asian="Calibri Light" style:font-name-complex="Calibri Light"/>
    </style:style>
    <style:style style:name="P62" style:parent-style-name="Normal" style:family="paragraph">
      <style:text-properties style:font-name="Calibri Light" style:font-name-asian="Calibri Light" style:font-name-complex="Calibri Light"/>
    </style:style>
    <style:style style:name="P63" style:parent-style-name="Normal" style:family="paragraph">
      <style:text-properties style:font-name="Calibri Light" style:font-name-asian="Calibri Light" style:font-name-complex="Calibri Light"/>
    </style:style>
    <style:style style:name="P64" style:parent-style-name="Normal" style:family="paragraph">
      <style:text-properties style:font-name="Calibri Light" style:font-name-asian="Calibri Light" style:font-name-complex="Calibri Light"/>
    </style:style>
    <style:style style:name="P65" style:parent-style-name="Normal" style:family="paragraph">
      <style:text-properties style:font-name="Calibri Light" style:font-name-asian="Calibri Light" style:font-name-complex="Calibri Light"/>
    </style:style>
    <style:style style:name="P66" style:parent-style-name="Normal" style:family="paragraph">
      <style:text-properties style:font-name="Calibri Light" style:font-name-asian="Calibri Light" style:font-name-complex="Calibri Light"/>
    </style:style>
    <style:style style:name="P67" style:parent-style-name="Normal" style:family="paragraph">
      <style:text-properties style:font-name="Calibri Light" style:font-name-asian="Calibri Light" style:font-name-complex="Calibri Light"/>
    </style:style>
    <style:style style:name="P68" style:parent-style-name="Normal" style:family="paragraph">
      <style:text-properties style:font-name="Calibri Light" style:font-name-asian="Calibri Light" style:font-name-complex="Calibri Light"/>
    </style:style>
    <style:style style:name="P69" style:parent-style-name="Normal" style:family="paragraph">
      <style:text-properties style:font-name="Calibri Light" style:font-name-asian="Calibri Light" style:font-name-complex="Calibri Light"/>
    </style:style>
    <style:style style:name="P70" style:parent-style-name="Normal" style:family="paragraph">
      <style:text-properties style:font-name="Calibri Light" style:font-name-asian="Calibri Light" style:font-name-complex="Calibri Light"/>
    </style:style>
    <style:style style:name="P71" style:parent-style-name="Normal" style:family="paragraph">
      <style:text-properties style:font-name="Calibri Light" style:font-name-asian="Calibri Light" style:font-name-complex="Calibri Light" fo:background-color="#FF0000"/>
    </style:style>
    <style:style style:name="P72" style:parent-style-name="Normal" style:family="paragraph">
      <style:text-properties style:font-name="Calibri Light" style:font-name-asian="Calibri Light" style:font-name-complex="Calibri Light" fo:background-color="#FF0000"/>
    </style:style>
    <style:style style:name="P73" style:parent-style-name="Normal" style:family="paragraph">
      <style:text-properties style:font-name="Calibri Light" style:font-name-asian="Calibri Light" style:font-name-complex="Calibri Light" fo:background-color="#FF0000"/>
    </style:style>
    <style:style style:name="P74" style:parent-style-name="Normal" style:family="paragraph">
      <style:paragraph-properties fo:break-before="page"/>
    </style:style>
    <style:style style:name="P75" style:parent-style-name="Normal" style:family="paragraph">
      <style:text-properties style:font-name="Calibri Light" style:font-name-asian="Calibri Light" style:font-name-complex="Calibri Light"/>
    </style:style>
    <style:style style:name="P76" style:parent-style-name="Normal" style:family="paragraph">
      <style:text-properties style:font-name="Calibri Light" style:font-name-asian="Calibri Light" style:font-name-complex="Calibri Light"/>
    </style:style>
    <style:style style:name="P77" style:parent-style-name="Standard" style:family="paragraph">
      <style:paragraph-properties fo:border="0.0138in solid #00FFFF" fo:padding="0.0138in" style:shadow="#000000 0.0138in 0.0138in" fo:text-align="end" fo:margin-left="2.9534in" fo:background-color="#CCFFFF">
        <style:tab-stops/>
        <style:background-fill draw:fill="solid" draw:fill-color="#CCFFFF"/>
      </style:paragraph-properties>
    </style:style>
    <style:style style:name="T78" style:parent-style-name="Policepardéfaut" style:family="text">
      <style:text-properties fo:font-style="italic" style:font-style-asian="italic" fo:font-size="14pt" style:font-size-asian="14pt"/>
    </style:style>
    <style:style style:name="P79" style:parent-style-name="Standard" style:family="paragraph">
      <style:paragraph-properties fo:border="0.0138in solid #00FFFF" fo:padding="0.0138in" style:shadow="#000000 0.0138in 0.0138in" fo:text-align="end" fo:margin-left="2.9534in" fo:background-color="#CCFFFF">
        <style:tab-stops/>
        <style:background-fill draw:fill="solid" draw:fill-color="#CCFFFF"/>
      </style:paragraph-properties>
      <style:text-properties fo:font-size="14pt" style:font-size-asian="14pt"/>
    </style:style>
    <style:style style:name="P80" style:parent-style-name="Standard" style:family="paragraph">
      <style:paragraph-properties fo:border="0.0138in solid #00FFFF" fo:padding="0.0138in" style:shadow="#000000 0.0138in 0.0138in" fo:text-align="end" fo:margin-left="2.9534in" fo:background-color="#CCFFFF">
        <style:tab-stops/>
        <style:background-fill draw:fill="solid" draw:fill-color="#CCFFFF"/>
      </style:paragraph-properties>
    </style:style>
    <style:style style:name="T81" style:parent-style-name="Policepardéfaut" style:family="text">
      <style:text-properties fo:font-style="italic" style:font-style-asian="italic" fo:font-size="14pt" style:font-size-asian="14pt"/>
    </style:style>
    <style:style style:name="P82" style:parent-style-name="Standard" style:family="paragraph">
      <style:paragraph-properties fo:border="0.0138in solid #00FFFF" fo:padding="0.0138in" style:shadow="#000000 0.0138in 0.0138in" fo:text-align="end" fo:margin-left="2.9534in" fo:background-color="#CCFFFF">
        <style:tab-stops/>
        <style:background-fill draw:fill="solid" draw:fill-color="#CCFFFF"/>
      </style:paragraph-properties>
    </style:style>
    <style:style style:name="T83" style:parent-style-name="Policepardéfaut" style:family="text">
      <style:text-properties fo:font-style="italic" style:font-style-asian="italic" fo:font-size="14pt" style:font-size-asian="14pt"/>
    </style:style>
    <style:style style:name="P84" style:parent-style-name="Standard" style:family="paragraph">
      <style:paragraph-properties fo:border="0.0138in solid #00FFFF" fo:padding="0.0138in" style:shadow="#000000 0.0138in 0.0138in" fo:text-align="end" fo:margin-left="1.575in" fo:background-color="#CCFFFF">
        <style:tab-stops/>
        <style:background-fill draw:fill="solid" draw:fill-color="#CCFFFF"/>
      </style:paragraph-properties>
    </style:style>
    <style:style style:name="P85" style:parent-style-name="Standard" style:family="paragraph">
      <style:paragraph-properties fo:border="0.0138in solid #00FFFF" fo:padding="0.0138in" style:shadow="#000000 0.0138in 0.0138in" fo:text-align="end" fo:margin-left="1.575in" fo:background-color="#CCFFFF">
        <style:tab-stops/>
        <style:background-fill draw:fill="solid" draw:fill-color="#CCFFFF"/>
      </style:paragraph-properties>
    </style:style>
    <style:style style:name="T86" style:parent-style-name="Policepardéfaut" style:family="text">
      <style:text-properties fo:font-size="20pt" style:font-size-asian="20pt"/>
    </style:style>
    <style:style style:name="P87" style:parent-style-name="Standard" style:family="paragraph">
      <style:paragraph-properties fo:border="0.0138in solid #00FFFF" fo:padding="0.0138in" style:shadow="#000000 0.0138in 0.0138in" fo:text-align="end" fo:margin-left="1.575in" fo:background-color="#CCFFFF">
        <style:tab-stops/>
        <style:background-fill draw:fill="solid" draw:fill-color="#CCFFFF"/>
      </style:paragraph-properties>
    </style:style>
    <style:style style:name="P88" style:parent-style-name="ContentsHeading" style:family="paragraph">
      <style:paragraph-properties>
        <style:tab-stops>
          <style:tab-stop style:type="right" style:leader-style="dotted" style:leader-text="." style:position="6.5in"/>
        </style:tab-stops>
      </style:paragraph-properties>
    </style:style>
    <style:style style:name="P89" style:parent-style-name="ContentsHeading" style:family="paragraph">
      <style:paragraph-properties>
        <style:tab-stops>
          <style:tab-stop style:type="right" style:leader-style="dotted" style:leader-text="." style:position="6.5in"/>
        </style:tab-stops>
      </style:paragraph-properties>
    </style:style>
    <style:style style:name="P90" style:parent-style-name="TM1" style:family="paragraph">
      <style:paragraph-properties>
        <style:tab-stops>
          <style:tab-stop style:type="right" style:leader-style="dotted" style:leader-text="." style:position="0.3333in"/>
          <style:tab-stop style:type="right" style:leader-style="dotted" style:leader-text="." style:position="7.4791in"/>
        </style:tab-stops>
      </style:paragraph-properties>
    </style:style>
    <style:style style:name="P91" style:parent-style-name="TM2" style:family="paragraph">
      <style:paragraph-properties>
        <style:tab-stops>
          <style:tab-stop style:type="right" style:leader-style="dotted" style:leader-text="." style:position="0.5138in"/>
          <style:tab-stop style:type="right" style:leader-style="dotted" style:leader-text="." style:position="7.3263in"/>
        </style:tab-stops>
      </style:paragraph-properties>
    </style:style>
    <style:style style:name="P92" style:parent-style-name="TM2" style:family="paragraph">
      <style:paragraph-properties>
        <style:tab-stops>
          <style:tab-stop style:type="right" style:leader-style="dotted" style:leader-text="." style:position="0.5138in"/>
          <style:tab-stop style:type="right" style:leader-style="dotted" style:leader-text="." style:position="7.3263in"/>
        </style:tab-stops>
      </style:paragraph-properties>
    </style:style>
    <style:style style:name="P93" style:parent-style-name="TM1" style:family="paragraph">
      <style:paragraph-properties>
        <style:tab-stops>
          <style:tab-stop style:type="right" style:leader-style="dotted" style:leader-text="." style:position="0.3333in"/>
          <style:tab-stop style:type="right" style:leader-style="dotted" style:leader-text="." style:position="7.4791in"/>
        </style:tab-stops>
      </style:paragraph-properties>
    </style:style>
    <style:style style:name="P94" style:parent-style-name="TM2" style:family="paragraph">
      <style:paragraph-properties>
        <style:tab-stops>
          <style:tab-stop style:type="right" style:leader-style="dotted" style:leader-text="." style:position="0.5138in"/>
          <style:tab-stop style:type="right" style:leader-style="dotted" style:leader-text="." style:position="7.3263in"/>
        </style:tab-stops>
      </style:paragraph-properties>
    </style:style>
    <style:style style:name="P95" style:parent-style-name="TM2" style:family="paragraph">
      <style:paragraph-properties>
        <style:tab-stops>
          <style:tab-stop style:type="right" style:leader-style="dotted" style:leader-text="." style:position="0.5138in"/>
          <style:tab-stop style:type="right" style:leader-style="dotted" style:leader-text="." style:position="7.3263in"/>
        </style:tab-stops>
      </style:paragraph-properties>
    </style:style>
    <style:style style:name="P96" style:parent-style-name="TM3" style:family="paragraph">
      <style:paragraph-properties>
        <style:tab-stops>
          <style:tab-stop style:type="right" style:leader-style="dotted" style:leader-text="." style:position="0.6944in"/>
          <style:tab-stop style:type="right" style:leader-style="dotted" style:leader-text="." style:position="7.1736in"/>
        </style:tab-stops>
      </style:paragraph-properties>
    </style:style>
    <style:style style:name="P97" style:parent-style-name="TM3" style:family="paragraph">
      <style:paragraph-properties>
        <style:tab-stops>
          <style:tab-stop style:type="right" style:leader-style="dotted" style:leader-text="." style:position="0.6944in"/>
          <style:tab-stop style:type="right" style:leader-style="dotted" style:leader-text="." style:position="7.1736in"/>
        </style:tab-stops>
      </style:paragraph-properties>
    </style:style>
    <style:style style:name="P98" style:parent-style-name="TM1" style:family="paragraph">
      <style:paragraph-properties>
        <style:tab-stops>
          <style:tab-stop style:type="right" style:leader-style="dotted" style:leader-text="." style:position="0.3333in"/>
          <style:tab-stop style:type="right" style:leader-style="dotted" style:leader-text="." style:position="7.4791in"/>
        </style:tab-stops>
      </style:paragraph-properties>
    </style:style>
    <style:style style:name="P99" style:parent-style-name="Standard" style:master-page-name="MP1" style:family="paragraph">
      <style:paragraph-properties fo:break-before="page"/>
    </style:style>
    <style:style style:name="T102" style:parent-style-name="Policepardéfaut" style:family="text">
      <style:text-properties fo:font-style="italic" style:font-style-asian="italic" style:font-style-complex="italic" fo:background-color="#FFFF00"/>
    </style:style>
    <style:style style:name="P103" style:parent-style-name="Standard" style:family="paragraph">
      <style:text-properties fo:font-style="italic" style:font-style-asian="italic" style:font-style-complex="italic" fo:background-color="#FFFF00"/>
    </style:style>
    <style:style style:name="P104" style:parent-style-name="Standard" style:family="paragraph">
      <style:text-properties fo:font-style="italic" style:font-style-asian="italic" style:font-style-complex="italic" fo:background-color="#FFFF00"/>
    </style:style>
    <style:style style:name="T105" style:parent-style-name="Policepardéfaut" style:family="text">
      <style:text-properties fo:font-style="italic" style:font-style-asian="italic" style:font-style-complex="italic" fo:background-color="#FFFF00"/>
    </style:style>
    <style:style style:name="T106" style:parent-style-name="Policepardéfaut" style:family="text">
      <style:text-properties fo:font-style="italic" style:font-style-asian="italic" style:font-style-complex="italic"/>
    </style:style>
    <style:style style:name="P107" style:parent-style-name="Standard" style:family="paragraph">
      <style:text-properties fo:font-style="italic" style:font-style-asian="italic" style:font-style-complex="italic"/>
    </style:style>
    <style:style style:name="P108" style:parent-style-name="Standard" style:family="paragraph">
      <style:text-properties fo:font-style="italic" style:font-style-asian="italic" style:font-style-complex="italic"/>
    </style:style>
    <style:style style:name="P109" style:parent-style-name="Standard" style:family="paragraph">
      <style:paragraph-properties fo:margin-left="0.3937in" fo:text-indent="0in">
        <style:tab-stops/>
      </style:paragraph-properties>
      <style:text-properties fo:font-style="italic" style:font-style-asian="italic"/>
    </style:style>
    <style:style style:name="P110" style:parent-style-name="Standard" style:family="paragraph">
      <style:paragraph-properties fo:margin-left="0.3937in" fo:text-indent="0in">
        <style:tab-stops/>
      </style:paragraph-properties>
      <style:text-properties fo:font-style="italic" style:font-style-asian="italic"/>
    </style:style>
    <style:style style:name="P111" style:parent-style-name="Standard" style:family="paragraph">
      <style:paragraph-properties fo:margin-left="0.3937in" fo:text-indent="0in">
        <style:tab-stops/>
      </style:paragraph-properties>
      <style:text-properties fo:font-style="italic" style:font-style-asian="italic"/>
    </style:style>
    <style:style style:name="P112" style:parent-style-name="Standard" style:family="paragraph">
      <style:paragraph-properties fo:margin-left="0.3937in" fo:text-indent="0in">
        <style:tab-stops/>
      </style:paragraph-properties>
      <style:text-properties fo:font-style="italic" style:font-style-asian="italic"/>
    </style:style>
    <style:style style:name="P113" style:parent-style-name="Standard" style:family="paragraph">
      <style:paragraph-properties fo:margin-left="0.3937in" fo:text-indent="0in">
        <style:tab-stops/>
      </style:paragraph-properties>
    </style:style>
    <style:style style:name="T114" style:parent-style-name="Policepardéfaut" style:family="text">
      <style:text-properties fo:font-style="italic" style:font-style-asian="italic"/>
    </style:style>
    <style:style style:name="T115" style:parent-style-name="Policepardéfaut" style:family="text">
      <style:text-properties fo:font-style="italic" style:font-style-asian="italic" style:use-window-font-color="true"/>
    </style:style>
    <style:style style:name="P116" style:parent-style-name="Standard" style:family="paragraph">
      <style:paragraph-properties fo:margin-left="0.3937in" fo:text-indent="0in">
        <style:tab-stops/>
      </style:paragraph-properties>
      <style:text-properties fo:font-style="italic" style:font-style-asian="italic"/>
    </style:style>
    <style:style style:name="P117" style:parent-style-name="Standard" style:family="paragraph">
      <style:paragraph-properties fo:margin-left="0.3937in" fo:text-indent="0in">
        <style:tab-stops/>
      </style:paragraph-properties>
      <style:text-properties fo:font-style="italic" style:font-style-asian="italic"/>
    </style:style>
    <style:style style:name="P118" style:parent-style-name="Standard" style:family="paragraph">
      <style:paragraph-properties fo:margin-left="0.3937in" fo:text-indent="0in">
        <style:tab-stops/>
      </style:paragraph-properties>
      <style:text-properties fo:font-style="italic" style:font-style-asian="italic"/>
    </style:style>
    <style:style style:name="P119" style:parent-style-name="Texte" style:family="paragraph">
      <style:text-properties fo:font-style="italic" style:font-style-asian="italic"/>
    </style:style>
    <style:style style:name="P120" style:parent-style-name="Texte" style:family="paragraph">
      <style:text-properties fo:font-style="italic" style:font-style-asian="italic" style:font-style-complex="italic"/>
    </style:style>
    <style:style style:name="P121" style:parent-style-name="Texte" style:family="paragraph"/>
    <style:style style:name="T122" style:parent-style-name="Policepardéfaut" style:family="text">
      <style:text-properties fo:font-style="italic" style:font-style-asian="italic" style:font-style-complex="italic"/>
    </style:style>
    <style:style style:name="T123" style:parent-style-name="Policepardéfaut" style:family="text">
      <style:text-properties fo:font-style="italic" style:font-style-asian="italic" style:font-style-complex="italic" style:use-window-font-color="true"/>
    </style:style>
    <style:style style:name="P124" style:parent-style-name="Texte" style:family="paragraph">
      <style:text-properties fo:font-style="italic" style:font-style-asian="italic"/>
    </style:style>
    <style:style style:name="P125" style:parent-style-name="Texte" style:family="paragraph"/>
    <style:style style:name="T126" style:parent-style-name="Policepardéfaut" style:family="text">
      <style:text-properties fo:font-style="italic" style:font-style-asian="italic"/>
    </style:style>
    <style:style style:name="T127" style:parent-style-name="Policepardéfaut" style:family="text">
      <style:text-properties fo:font-style="italic" style:font-style-asian="italic" style:use-window-font-color="true"/>
    </style:style>
    <style:style style:name="T128" style:parent-style-name="Policepardéfaut" style:family="text">
      <style:text-properties fo:font-style="italic" style:font-style-asian="italic"/>
    </style:style>
    <style:style style:name="P129" style:parent-style-name="Standard" style:family="paragraph">
      <style:text-properties fo:font-style="italic" style:font-style-asian="italic" style:use-window-font-color="true"/>
    </style:style>
    <style:style style:name="P130" style:parent-style-name="Standard" style:family="paragraph">
      <style:text-properties fo:font-style="italic" style:font-style-asian="italic" style:use-window-font-color="true"/>
    </style:style>
    <style:style style:name="P131" style:parent-style-name="Standard" style:family="paragraph">
      <style:text-properties fo:font-style="italic" style:font-style-asian="italic" style:use-window-font-color="true"/>
    </style:style>
    <style:style style:name="P132" style:parent-style-name="Standard" style:family="paragraph">
      <style:text-properties fo:font-style="italic" style:font-style-asian="italic" style:use-window-font-color="true"/>
    </style:style>
    <style:style style:name="P133" style:parent-style-name="Standard" style:family="paragraph">
      <style:text-properties fo:font-style="italic" style:font-style-asian="italic" style:use-window-font-color="true"/>
    </style:style>
    <style:style style:name="P134" style:parent-style-name="Standard" style:family="paragraph">
      <style:text-properties fo:font-style="italic" style:font-style-asian="italic" style:use-window-font-color="true"/>
    </style:style>
    <style:style style:name="P135" style:parent-style-name="Standard" style:family="paragraph">
      <style:text-properties fo:font-style="italic" style:font-style-asian="italic" style:use-window-font-color="true"/>
    </style:style>
    <style:style style:name="P136" style:parent-style-name="Standard" style:family="paragraph">
      <style:paragraph-properties fo:margin-left="1.1437in">
        <style:tab-stops/>
      </style:paragraph-properties>
      <style:text-properties fo:font-style="italic" style:font-style-asian="italic" style:use-window-font-color="true"/>
    </style:style>
    <style:style style:name="P137" style:parent-style-name="Standard" style:family="paragraph">
      <style:text-properties fo:font-style="italic" style:font-style-asian="italic"/>
    </style:style>
    <style:style style:name="P138" style:parent-style-name="Standard" style:family="paragraph">
      <style:text-properties fo:font-style="italic" style:font-style-asian="italic"/>
    </style:style>
    <style:style style:name="P139" style:parent-style-name="Standard" style:family="paragraph">
      <style:text-properties fo:font-style="italic" style:font-style-asian="italic"/>
    </style:style>
    <style:style style:name="P140" style:parent-style-name="Standard" style:family="paragraph">
      <style:text-properties fo:font-style="italic" style:font-style-asian="italic"/>
    </style:style>
    <style:style style:name="P141" style:parent-style-name="Standard" style:family="paragraph">
      <style:text-properties fo:font-style="italic" style:font-style-asian="italic"/>
    </style:style>
    <style:style style:name="P142" style:parent-style-name="Standard" style:family="paragraph">
      <style:text-properties fo:font-style="italic" style:font-style-asian="italic"/>
    </style:style>
    <style:style style:name="P143" style:parent-style-name="Standard" style:family="paragraph">
      <style:text-properties fo:font-style="italic" style:font-style-asian="italic"/>
    </style:style>
    <style:style style:name="P144" style:parent-style-name="Standard" style:family="paragraph">
      <style:text-properties fo:font-style="italic" style:font-style-asian="italic"/>
    </style:style>
    <style:style style:name="P145" style:parent-style-name="Standard" style:family="paragraph"/>
    <style:style style:name="T146" style:parent-style-name="Policepardéfaut" style:family="text">
      <style:text-properties fo:font-style="italic" style:font-style-asian="italic"/>
    </style:style>
    <style:style style:name="T147" style:parent-style-name="Policepardéfaut" style:family="text">
      <style:text-properties fo:font-style="italic" style:font-style-asian="italic" style:font-style-complex="italic"/>
    </style:style>
    <style:style style:name="P148" style:parent-style-name="Standard" style:family="paragraph">
      <style:text-properties fo:font-style="italic" style:font-style-asian="italic" style:font-style-complex="italic"/>
    </style:style>
    <style:style style:name="P149" style:parent-style-name="Standard" style:family="paragraph">
      <style:text-properties fo:font-style="italic" style:font-style-asian="italic" style:font-style-complex="italic"/>
    </style:style>
    <style:style style:name="P150" style:parent-style-name="Standard" style:family="paragraph">
      <style:text-properties fo:font-style="italic" style:font-style-asian="italic"/>
    </style:style>
    <style:style style:name="P151" style:parent-style-name="Standard" style:family="paragraph">
      <style:text-properties fo:font-style="italic" style:font-style-asian="italic"/>
    </style:style>
    <style:style style:name="P152" style:parent-style-name="Standard" style:family="paragraph">
      <style:text-properties fo:font-style="italic" style:font-style-asian="italic"/>
    </style:style>
    <style:style style:name="P153" style:parent-style-name="Standard" style:family="paragraph">
      <style:text-properties fo:font-style="italic" style:font-style-asian="italic"/>
    </style:style>
    <style:style style:name="P154" style:parent-style-name="Standard" style:family="paragraph">
      <style:text-properties fo:font-style="italic" style:font-style-asian="italic"/>
    </style:style>
    <style:style style:name="P155" style:parent-style-name="Standard" style:family="paragraph">
      <style:text-properties fo:font-style="italic" style:font-style-asian="italic"/>
    </style:style>
    <style:style style:name="P156" style:parent-style-name="Texte" style:family="paragraph">
      <style:paragraph-properties fo:margin-left="0.3937in" fo:text-indent="0in">
        <style:tab-stops/>
      </style:paragraph-properties>
      <style:text-properties fo:font-style="italic" style:font-style-asian="italic"/>
    </style:style>
    <style:style style:name="P157" style:parent-style-name="Texte" style:family="paragraph">
      <style:paragraph-properties fo:margin-left="0.3937in">
        <style:tab-stops/>
      </style:paragraph-properties>
      <style:text-properties fo:font-style="italic" style:font-style-asian="italic"/>
    </style:style>
    <style:style style:name="P158" style:parent-style-name="Enumération" style:family="paragraph">
      <style:paragraph-properties fo:text-align="start" fo:margin-left="0.3937in" fo:text-indent="0in">
        <style:tab-stops/>
      </style:paragraph-properties>
      <style:text-properties fo:font-style="italic" style:font-style-asian="italic"/>
    </style:style>
    <style:style style:name="P159" style:parent-style-name="Enumération" style:family="paragraph">
      <style:paragraph-properties fo:text-align="start" fo:margin-left="0.3937in" fo:text-indent="0in">
        <style:tab-stops/>
      </style:paragraph-properties>
      <style:text-properties fo:font-style="italic" style:font-style-asian="italic"/>
    </style:style>
    <style:style style:name="P160" style:parent-style-name="Enumération" style:family="paragraph">
      <style:paragraph-properties fo:margin-left="0.3937in" fo:text-indent="0in">
        <style:tab-stops/>
      </style:paragraph-properties>
      <style:text-properties fo:font-style="italic" style:font-style-asian="italic"/>
    </style:style>
    <style:style style:name="P161" style:parent-style-name="Standard" style:family="paragraph">
      <style:paragraph-properties fo:margin-left="0.3937in" fo:text-indent="0in">
        <style:tab-stops/>
      </style:paragraph-properties>
      <style:text-properties fo:font-style="italic" style:font-style-asian="italic" style:font-style-complex="italic" style:font-size-complex="10pt"/>
    </style:style>
    <style:style style:name="P162" style:parent-style-name="Standard" style:family="paragraph">
      <style:paragraph-properties fo:margin-left="0.3937in" fo:text-indent="0in">
        <style:tab-stops/>
      </style:paragraph-properties>
      <style:text-properties fo:font-style="italic" style:font-style-asian="italic" style:font-style-complex="italic" style:use-window-font-color="true" style:font-size-complex="10pt"/>
    </style:style>
    <style:style style:name="P163" style:parent-style-name="Standard" style:family="paragraph">
      <style:text-properties fo:font-style="italic" style:font-style-asian="italic" style:font-style-complex="italic" style:font-size-complex="10pt"/>
    </style:style>
    <style:style style:name="TableColumn165" style:family="table-column">
      <style:table-column-properties style:column-width="0.4715in" style:use-optimal-column-width="false"/>
    </style:style>
    <style:style style:name="TableColumn166" style:family="table-column">
      <style:table-column-properties style:column-width="0.9451in" style:use-optimal-column-width="false"/>
    </style:style>
    <style:style style:name="TableColumn167" style:family="table-column">
      <style:table-column-properties style:column-width="0.9451in" style:use-optimal-column-width="false"/>
    </style:style>
    <style:style style:name="TableColumn168" style:family="table-column">
      <style:table-column-properties style:column-width="0.9451in" style:use-optimal-column-width="false"/>
    </style:style>
    <style:style style:name="TableColumn169" style:family="table-column">
      <style:table-column-properties style:column-width="0.9451in" style:use-optimal-column-width="false"/>
    </style:style>
    <style:style style:name="TableColumn170" style:family="table-column">
      <style:table-column-properties style:column-width="0.9451in" style:use-optimal-column-width="false"/>
    </style:style>
    <style:style style:name="TableColumn171" style:family="table-column">
      <style:table-column-properties style:column-width="0.4722in" style:use-optimal-column-width="false"/>
    </style:style>
    <style:style style:name="TableColumn172" style:family="table-column">
      <style:table-column-properties style:column-width="0.4722in" style:use-optimal-column-width="false"/>
    </style:style>
    <style:style style:name="TableColumn173" style:family="table-column">
      <style:table-column-properties style:column-width="0.9451in" style:use-optimal-column-width="false"/>
    </style:style>
    <style:style style:name="Table164" style:family="table">
      <style:table-properties style:width="7.0868in" fo:margin-left="-0.0034in" table:align="left"/>
    </style:style>
    <style:style style:name="TableRow174" style:family="table-row">
      <style:table-row-properties style:use-optimal-row-height="false"/>
    </style:style>
    <style:style style:name="TableCell17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176" style:parent-style-name="TableContents" style:family="paragraph">
      <style:text-properties style:font-size-complex="10pt"/>
    </style:style>
    <style:style style:name="TableCell177" style:family="table-cell">
      <style:table-cell-properties fo:border="0.0034in solid #000000" style:writing-mode="lr-tb" fo:padding-top="0.0381in" fo:padding-left="0.0381in" fo:padding-bottom="0.0381in" fo:padding-right="0.0381in"/>
    </style:style>
    <style:style style:name="P178" style:parent-style-name="TableContents" style:family="paragraph">
      <style:text-properties style:font-size-complex="10pt"/>
    </style:style>
    <style:style style:name="TableRow179" style:family="table-row">
      <style:table-row-properties style:use-optimal-row-height="false"/>
    </style:style>
    <style:style style:name="TableCell18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181" style:parent-style-name="TableContents" style:family="paragraph">
      <style:text-properties style:font-size-complex="10pt"/>
    </style:style>
    <style:style style:name="TableCell1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3" style:parent-style-name="TableContents" style:family="paragraph">
      <style:text-properties style:font-size-complex="10pt"/>
    </style:style>
    <style:style style:name="TableRow184" style:family="table-row">
      <style:table-row-properties style:use-optimal-row-height="false"/>
    </style:style>
    <style:style style:name="TableCell18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186" style:parent-style-name="TableContents" style:family="paragraph">
      <style:text-properties style:font-size-complex="10pt"/>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 style:parent-style-name="TableContents" style:family="paragraph">
      <style:text-properties style:font-size-complex="10pt"/>
    </style:style>
    <style:style style:name="TableCell18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190" style:parent-style-name="TableContents" style:family="paragraph">
      <style:text-properties style:font-size-complex="10pt"/>
    </style:style>
    <style:style style:name="TableCell1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2" style:parent-style-name="TableContents" style:family="paragraph">
      <style:text-properties style:font-size-complex="10pt"/>
    </style:style>
    <style:style style:name="TableRow193" style:family="table-row">
      <style:table-row-properties style:use-optimal-row-height="false"/>
    </style:style>
    <style:style style:name="TableCell19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195" style:parent-style-name="TableContents" style:family="paragraph">
      <style:text-properties style:font-size-complex="10pt"/>
    </style:style>
    <style:style style:name="TableCell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 style:parent-style-name="TableContents" style:family="paragraph">
      <style:text-properties style:font-size-complex="10pt"/>
    </style:style>
    <style:style style:name="P198" style:parent-style-name="TableContents" style:family="paragraph">
      <style:text-properties style:font-size-complex="10pt"/>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 style:parent-style-name="TableContents" style:family="paragraph">
      <style:text-properties style:font-size-complex="10pt"/>
    </style:style>
    <style:style style:name="P201" style:parent-style-name="TableContents" style:family="paragraph">
      <style:text-properties style:font-size-complex="10pt"/>
    </style:style>
    <style:style style:name="TableCell2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3" style:parent-style-name="TableContents" style:family="paragraph">
      <style:text-properties style:font-size-complex="10pt"/>
    </style:style>
    <style:style style:name="P204" style:parent-style-name="TableContents" style:family="paragraph">
      <style:text-properties style:font-size-complex="10pt"/>
    </style:style>
    <style:style style:name="TableRow205" style:family="table-row">
      <style:table-row-properties style:use-optimal-row-height="false"/>
    </style:style>
    <style:style style:name="TableCell206" style:family="table-cell">
      <style:table-cell-properties fo:border-top="none" fo:border-left="0.0034in solid #000000" fo:border-bottom="0.0034in solid #000000" fo:border-right="0.0034in solid #000000" fo:background-color="#CCCCCC" style:writing-mode="lr-tb" fo:padding-top="0.0381in" fo:padding-left="0.0381in" fo:padding-bottom="0.0381in" fo:padding-right="0.0381in">
        <style:background-fill draw:fill="solid" draw:fill-color="#CCCCCC"/>
      </style:table-cell-properties>
    </style:style>
    <style:style style:name="P207" style:parent-style-name="TableContents" style:family="paragraph">
      <style:text-properties style:font-size-complex="10pt"/>
    </style:style>
    <style:style style:name="TableRow208" style:family="table-row">
      <style:table-row-properties style:use-optimal-row-height="false"/>
    </style:style>
    <style:style style:name="TableCell20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210" style:parent-style-name="TableContents" style:family="paragraph">
      <style:text-properties style:font-size-complex="10pt"/>
    </style:style>
    <style:style style:name="TableCell21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212" style:parent-style-name="TableContents" style:family="paragraph">
      <style:text-properties style:font-size-complex="10pt"/>
    </style:style>
    <style:style style:name="TableCell21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214" style:parent-style-name="TableContents" style:family="paragraph">
      <style:text-properties style:font-size-complex="10pt"/>
    </style:style>
    <style:style style:name="TableCell21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216" style:parent-style-name="TableContents" style:family="paragraph">
      <style:text-properties style:font-size-complex="10pt"/>
    </style:style>
    <style:style style:name="TableCell217" style:family="table-cell">
      <style:table-cell-properties fo:border-top="none" fo:border-left="0.0034in solid #000000" fo:border-bottom="0.0034in solid #000000" fo:border-right="0.0034in solid #000000" fo:background-color="#CCCCCC" style:writing-mode="lr-tb" fo:padding-top="0.0381in" fo:padding-left="0.0381in" fo:padding-bottom="0.0381in" fo:padding-right="0.0381in">
        <style:background-fill draw:fill="solid" draw:fill-color="#CCCCCC"/>
      </style:table-cell-properties>
    </style:style>
    <style:style style:name="P218" style:parent-style-name="TableContents" style:family="paragraph">
      <style:text-properties style:font-size-complex="10pt"/>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 style:parent-style-name="TableContents" style:family="paragraph">
      <style:text-properties style:font-size-complex="10pt"/>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 style:parent-style-name="TableContents" style:family="paragraph">
      <style:text-properties style:font-size-complex="10pt"/>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5" style:parent-style-name="TableContents" style:family="paragraph">
      <style:text-properties style:font-size-complex="10pt"/>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 style:parent-style-name="TableContents" style:family="paragraph">
      <style:text-properties style:font-size-complex="10pt"/>
    </style:style>
    <style:style style:name="TableCell2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9" style:parent-style-name="TableContents" style:family="paragraph">
      <style:text-properties style:font-size-complex="10pt"/>
    </style:style>
    <style:style style:name="TableRow230" style:family="table-row">
      <style:table-row-properties style:use-optimal-row-height="false"/>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 style:parent-style-name="TableContents" style:family="paragraph">
      <style:text-properties style:font-size-complex="10pt"/>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 style:parent-style-name="TableContents" style:family="paragraph">
      <style:text-properties style:font-size-complex="10pt"/>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text-properties style:font-size-complex="10pt"/>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 style:parent-style-name="TableContents" style:family="paragraph">
      <style:text-properties style:font-size-complex="10pt"/>
    </style:style>
    <style:style style:name="TableCell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 style:parent-style-name="TableContents" style:family="paragraph">
      <style:text-properties style:font-size-complex="10pt"/>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text-properties style:font-size-complex="10pt"/>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 style:parent-style-name="TableContents" style:family="paragraph">
      <style:text-properties style:font-size-complex="10pt"/>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 style:parent-style-name="TableContents" style:family="paragraph">
      <style:text-properties style:font-size-complex="10pt"/>
    </style:style>
    <style:style style:name="TableCell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 style:parent-style-name="TableContents" style:family="paragraph">
      <style:text-properties style:font-size-complex="10pt"/>
    </style:style>
    <style:style style:name="TableCell2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1" style:parent-style-name="TableContents" style:family="paragraph">
      <style:text-properties style:font-size-complex="10pt"/>
    </style:style>
    <style:style style:name="TableRow252" style:family="table-row">
      <style:table-row-properties style:use-optimal-row-height="false"/>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 style:parent-style-name="TableContents" style:family="paragraph">
      <style:text-properties style:font-size-complex="10pt"/>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 style:parent-style-name="TableContents" style:family="paragraph">
      <style:text-properties style:font-size-complex="10pt"/>
    </style:style>
    <style:style style:name="TableCell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 style:parent-style-name="TableContents" style:family="paragraph">
      <style:text-properties style:font-size-complex="10pt"/>
    </style:style>
    <style:style style:name="TableCell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0" style:parent-style-name="TableContents" style:family="paragraph">
      <style:text-properties style:font-size-complex="10pt"/>
    </style:style>
    <style:style style:name="TableCell2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2" style:parent-style-name="TableContents" style:family="paragraph">
      <style:text-properties style:font-size-complex="10pt"/>
    </style:style>
    <style:style style:name="TableRow263" style:family="table-row">
      <style:table-row-properties style:use-optimal-row-height="false"/>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 style:parent-style-name="TableContents" style:family="paragraph">
      <style:text-properties style:font-size-complex="10pt"/>
    </style:style>
    <style:style style:name="TableCell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7" style:parent-style-name="TableContents" style:family="paragraph">
      <style:text-properties style:font-size-complex="10pt"/>
    </style:style>
    <style:style style:name="TableCell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 style:parent-style-name="TableContents" style:family="paragraph">
      <style:text-properties style:font-size-complex="10pt"/>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1" style:parent-style-name="TableContents" style:family="paragraph">
      <style:text-properties style:font-size-complex="10pt"/>
    </style:style>
    <style:style style:name="TableCell2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3" style:parent-style-name="TableContents" style:family="paragraph">
      <style:text-properties style:font-size-complex="10pt"/>
    </style:style>
    <style:style style:name="TableRow274" style:family="table-row">
      <style:table-row-properties style:use-optimal-row-height="false"/>
    </style:style>
    <style:style style:name="TableCell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6" style:parent-style-name="TableContents" style:family="paragraph">
      <style:text-properties style:font-size-complex="10pt"/>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8" style:parent-style-name="TableContents" style:family="paragraph">
      <style:text-properties style:font-size-complex="10pt"/>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text-properties style:font-size-complex="10pt"/>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2" style:parent-style-name="TableContents" style:family="paragraph">
      <style:text-properties style:font-size-complex="10pt"/>
    </style:style>
    <style:style style:name="TableCell2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4" style:parent-style-name="TableContents" style:family="paragraph">
      <style:text-properties style:font-size-complex="10pt"/>
    </style:style>
    <style:style style:name="TableRow285" style:family="table-row">
      <style:table-row-properties style:use-optimal-row-height="false"/>
    </style:style>
    <style:style style:name="TableCell28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287" style:parent-style-name="TableContents" style:family="paragraph">
      <style:text-properties style:font-size-complex="10pt"/>
    </style:style>
    <style:style style:name="TableCell2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9" style:parent-style-name="TableContents" style:family="paragraph">
      <style:text-properties style:font-size-complex="10pt"/>
    </style:style>
    <style:style style:name="P290" style:parent-style-name="Standard" style:family="paragraph">
      <style:text-properties fo:font-style="italic" style:font-style-asian="italic" style:font-style-complex="italic" style:font-size-complex="10pt"/>
    </style:style>
    <style:style style:name="P291" style:parent-style-name="Enumération" style:family="paragraph">
      <style:paragraph-properties fo:margin-left="0.3937in" fo:text-indent="0in">
        <style:tab-stops/>
      </style:paragraph-properties>
      <style:text-properties fo:font-style="italic" style:font-style-asian="italic" style:font-style-complex="italic" style:font-size-complex="10pt"/>
    </style:style>
    <style:style style:name="P292" style:parent-style-name="Enumération" style:family="paragraph">
      <style:paragraph-properties fo:margin-left="0.3937in" fo:text-indent="0in">
        <style:tab-stops/>
      </style:paragraph-properties>
      <style:text-properties fo:font-style="italic" style:font-style-asian="italic" style:font-style-complex="italic" style:font-size-complex="10pt"/>
    </style:style>
    <style:style style:name="P293" style:parent-style-name="Texte" style:family="paragraph">
      <style:paragraph-properties fo:margin-left="0.3937in" fo:text-indent="0in">
        <style:tab-stops/>
      </style:paragraph-properties>
      <style:text-properties fo:font-style="italic" style:font-style-asian="italic" style:font-style-complex="italic"/>
    </style:style>
    <style:style style:name="P294" style:parent-style-name="Texte" style:family="paragraph">
      <style:paragraph-properties fo:margin-left="0.3937in" fo:text-indent="0in">
        <style:tab-stops/>
      </style:paragraph-properties>
      <style:text-properties fo:font-style="italic" style:font-style-asian="italic" style:font-style-complex="italic"/>
    </style:style>
    <style:style style:name="P295" style:parent-style-name="Texte" style:family="paragraph">
      <style:paragraph-properties fo:margin-left="0.3937in" fo:text-indent="0in">
        <style:tab-stops/>
      </style:paragraph-properties>
      <style:text-properties fo:font-style="italic" style:font-style-asian="italic" style:font-style-complex="italic"/>
    </style:style>
    <style:style style:name="P296" style:parent-style-name="Texte" style:family="paragraph">
      <style:paragraph-properties fo:margin-left="0.3937in" fo:text-indent="0in">
        <style:tab-stops/>
      </style:paragraph-properties>
    </style:style>
    <style:style style:name="T297" style:parent-style-name="Policepardéfaut" style:family="text">
      <style:text-properties fo:font-style="italic" style:font-style-asian="italic" style:font-style-complex="italic"/>
    </style:style>
  </office:automatic-styles>
  <office:body>
    <office:text text:use-soft-page-breaks="true">
      <text:p text:style-name="P1">Information à retrouver à minima sur la première page du dossier – A adapter par l’étudiant.</text:p>
      <text:p text:style-name="P39"/>
      <text:p text:style-name="P40">LOGO de La Croix Rouge</text:p>
      <text:p text:style-name="P41">LOGO de l’entreprise</text:p>
      <text:p text:style-name="P42"/>
      <text:p text:style-name="P43"/>
      <text:p text:style-name="P44"/>
      <text:p text:style-name="P45"/>
      <text:p text:style-name="P46"/>
      <text:p text:style-name="P47"/>
      <text:p text:style-name="P48"/>
      <text:p text:style-name="P49">Epreuve E6 – Projet 2025</text:p>
      <text:p text:style-name="P50">Titre du projet</text:p>
      <text:p text:style-name="P51">Photo / diagramme</text:p>
      <text:p text:style-name="P52"/>
      <text:p text:style-name="P53"/>
      <text:p text:style-name="P54"/>
      <text:p text:style-name="P55"/>
      <text:p text:style-name="P56"/>
      <text:p text:style-name="P57"/>
      <text:p text:style-name="P58"/>
      <text:p text:style-name="P59"/>
      <text:p text:style-name="P60">Etudiant numéro NOM Prénom - spécialité ....</text:p>
      <text:p text:style-name="P61"/>
      <text:p text:style-name="P62"/>
      <text:p text:style-name="P63"/>
      <text:p text:style-name="P64"/>
      <text:p text:style-name="P65"/>
      <text:p text:style-name="P66"/>
      <text:p text:style-name="P67"/>
      <text:p text:style-name="P68"/>
      <text:p text:style-name="P69"/>
      <text:p text:style-name="P70"/>
      <text:p text:style-name="P71"/>
      <text:p text:style-name="P72">BTS CIEL</text:p>
      <text:p text:style-name="P73">La Croix Rouge La Salle – Brest</text:p>
      <text:p text:style-name="P74"/>
      <text:p text:style-name="P75"/>
      <text:p text:style-name="Normal"/>
      <text:p text:style-name="P76"/>
      <text:p text:style-name="Normal"/>
      <text:p text:style-name="P77"><text:span text:style-name="T78"><text:subject text:fixed="false">P20XX : Nom du projet</text:subject></text:span></text:p>
      <text:p text:style-name="P79"/>
      <text:p text:style-name="P80"><text:span text:style-name="T81"><text:keywords text:fixed="false">Nom Prénom étudiant</text:keywords></text:span></text:p>
      <text:p text:style-name="P82"><text:span text:style-name="T83">Spécialité …</text:span><text:description text:fixed="false"/></text:p>
      <text:p text:style-name="P84"/>
      <text:p text:style-name="P85"><text:span text:style-name="T86"><text:title text:fixed="false">Dossier technique du projet - partie individuelle</text:title></text:span></text:p>
      <text:p text:style-name="P87"/>
      <text:p text:style-name="P88"/>
      <text:p text:style-name="P89"/>
      <text:table-of-content text:name="_TOC12">
        <text:table-of-content-source text:outline-level="9"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90"><text:a xlink:href="#_Toc1830946174" office:target-frame-name="_top" xlink:show="replace"><text:span text:style-name="Lienhypertexte">1 -</text:span><text:tab/><text:span text:style-name="Lienhypertexte">Situation dans le projet</text:span><text:tab/><text:span text:style-name="Lienhypertexte">2</text:span></text:a></text:p>
          <text:p text:style-name="P91"><text:a xlink:href="#_Toc954267580" office:target-frame-name="_top" xlink:show="replace"><text:span text:style-name="Lienhypertexte">1.1 -</text:span><text:tab/><text:span text:style-name="Lienhypertexte">Synoptique de la réalisation</text:span><text:tab/><text:span text:style-name="Lienhypertexte">2</text:span></text:a></text:p>
          <text:p text:style-name="P92"><text:a xlink:href="#_Toc287244141" office:target-frame-name="_top" xlink:show="replace"><text:span text:style-name="Lienhypertexte">1.2 -</text:span><text:tab/><text:span text:style-name="Lienhypertexte">Description de la partie personnelle</text:span><text:tab/><text:span text:style-name="Lienhypertexte">2</text:span></text:a></text:p>
          <text:p text:style-name="P93"><text:a xlink:href="#_Toc1565573444" office:target-frame-name="_top" xlink:show="replace"><text:span text:style-name="Lienhypertexte">2 -</text:span><text:tab/><text:span text:style-name="Lienhypertexte">Réalisation de la fonction et/ou cas d'utilisation xxx</text:span><text:tab/><text:span text:style-name="Lienhypertexte">2</text:span></text:a></text:p>
          <text:p text:style-name="P94"><text:a xlink:href="#_Toc6176967" office:target-frame-name="_top" xlink:show="replace"><text:span text:style-name="Lienhypertexte">2.1 -</text:span><text:tab/><text:span text:style-name="Lienhypertexte">Conception détaillée</text:span><text:tab/><text:span text:style-name="Lienhypertexte">3</text:span></text:a></text:p>
          <text:p text:style-name="P95"><text:a xlink:href="#_Toc1577043585" office:target-frame-name="_top" xlink:show="replace"><text:span text:style-name="Lienhypertexte">2.2 -</text:span><text:tab/><text:span text:style-name="Lienhypertexte">Tests unitaires</text:span><text:tab/><text:span text:style-name="Lienhypertexte">3</text:span></text:a></text:p>
          <text:p text:style-name="P96"><text:a xlink:href="#_Toc1396512167" office:target-frame-name="_top" xlink:show="replace"><text:span text:style-name="Lienhypertexte">2.2.1 -</text:span><text:tab/><text:span text:style-name="Lienhypertexte">Test unitaire du module matériel/logiciel xxx</text:span><text:tab/><text:span text:style-name="Lienhypertexte">3</text:span></text:a></text:p>
          <text:p text:style-name="P97"><text:a xlink:href="#_Toc141572033" office:target-frame-name="_top" xlink:show="replace"><text:span text:style-name="Lienhypertexte">2.2.2 -</text:span><text:tab/><text:span text:style-name="Lienhypertexte">Problèmes rencontrés</text:span><text:tab/><text:span text:style-name="Lienhypertexte">4</text:span></text:a></text:p>
          <text:p text:style-name="P98"><text:a xlink:href="#_Toc1984807830" office:target-frame-name="_top" xlink:show="replace"><text:span text:style-name="Lienhypertexte">3 -</text:span><text:tab/><text:span text:style-name="Lienhypertexte">Bilan de la réalisation personnelle</text:span><text:tab/><text:span text:style-name="Lienhypertexte">4</text:span></text:a></text:p>
        </text:index-body>
      </text:table-of-content>
      <text:p text:style-name="P99"><text:span text:style-name="T102">Ce document doit comporter 20 pages d’après le référentiel.</text:span></text:p>
      <text:p text:style-name="P103">Compléter correctement entête et pied de page, visibles avec un aperçu avant impression.</text:p>
      <text:p text:style-name="P104">Les textes en italique apportent des informations sur les contenus attendus. Les supprimer avant livraison du dossier. </text:p>
      <text:p text:style-name="Standard"><text:span text:style-name="T105">Se référer aux attendus / observables de l’épreuve E6 – Envoi par mail notamment par Mme LE MEUR.</text:span><text:span text:style-name="T106"> </text:span></text:p>
      <text:p text:style-name="P107"/>
      <text:p text:style-name="P108"/>
      <text:h text:style-name="Titre1" text:outline-level="1"><text:bookmark-start text:name="_Toc1830946174"/>Situation dans le projet<text:bookmark-end text:name="_Toc1830946174"/></text:h>
      <text:h text:style-name="Titre2" text:outline-level="2"><text:bookmark-start text:name="_Toc954267580"/>Synoptique de la réalisation<text:bookmark-end text:name="_Toc954267580"/></text:h>
      <text:list text:style-name="LFO30" text:continue-numbering="true">
        <text:list-item>
          <text:p text:style-name="P109">Présentez le synoptique de la réalisation durant la phase de développement en justifiant les différences par rapport à la réalisation réelle (remplacement de tel ou tel matériel par un autre pour des raisons de commodités, absence du matériel réel, etc.).</text:p>
        </text:list-item>
        <text:list-item>
          <text:p text:style-name="P110">Mettez en évidence où se situe votre partie (couleur, flèche, etc.).</text:p>
        </text:list-item>
        <text:list-item>
          <text:p text:style-name="P111">Proposez un diagramme de déploiement conforme à la norme UML ou un diagramme de bloc interne (IBD) conforme à la norme SysML et indiquez les nœuds sur lesquels vous intervenez (couleur, commentaires, etc.).</text:p>
        </text:list-item>
        <text:list-item>
          <text:p text:style-name="P112">Pour chaque nœud sur lequel vous intervenez, décrivez brièvement son rôle et la nature de la relation avec les autres nœuds proches.</text:p>
        </text:list-item>
      </text:list>
      <text:h text:style-name="Titre2" text:outline-level="2"><text:bookmark-start text:name="_Toc287244141"/>Description de la partie personnelle<text:bookmark-end text:name="_Toc287244141"/></text:h>
      <text:list text:style-name="LFO31" text:continue-numbering="true">
        <text:list-item>
          <text:p text:style-name="P113"><text:span text:style-name="T114">Rappelez les objecti</text:span><text:span text:style-name="T115">fs de votre réalisation (identifier le contour de vos responsabilités dans le projet).</text:span></text:p>
        </text:list-item>
        <text:list-item>
          <text:p text:style-name="P116">Présentez succinctement, dans l'ordre chronologique, les grandes phases de votre projet depuis la lecture du cahier des charges (Analyse UML/SysML, mise en œuvre des parties matérielles, installation de l'environnement de travail, codage, test, etc.). Les groupes utilisant la méthode Agile peuvent présenter les sprints et des extraits significatifs du backlog.</text:p>
        </text:list-item>
        <text:list-item>
          <text:p text:style-name="P117">Présentez la planification prévisionnelle et la planification définitive. Commentez les écarts, les adaptations.</text:p>
        </text:list-item>
        <text:list-item>
          <text:p text:style-name="P118">Présentez un extrait du carnet de bord.</text:p>
        </text:list-item>
      </text:list>
      <text:p text:style-name="P119"/>
      <text:p text:style-name="P120">Pour la suite, on sélectionnera quelques tâches professionnelles significatives de la réalisation.</text:p>
      <text:h text:style-name="Titre1" text:outline-level="1"><text:bookmark-start text:name="_Toc1565573444"/>Réalisation de la fonction et/ou cas d'utilisation xxx<text:bookmark-end text:name="_Toc1565573444"/></text:h>
      <text:list text:style-name="LFO32" text:continue-numbering="true">
        <text:list-item>
          <text:p text:style-name="P121"><text:span text:style-name="T122">La description des réalisations des tâches professionnelles varie en fonction de la nature de celles-ci (développement logiciel, installation ré</text:span><text:span text:style-name="T123">seau, réalisation de CI, etc.) :</text:span></text:p>
          <text:list text:continue-numbering="true">
            <text:list-item>
              <text:p text:style-name="P124">Présenter succinctement la tâche.</text:p>
            </text:list-item>
            <text:list-item>
              <text:p text:style-name="P125"><text:span text:style-name="T126">Justifiez un choix technologique retenu pour la réalisation de la tâche professionnelle (</text:span><text:span text:style-name="T127">choix des composants électroniques</text:span><text:span text:style-name="T128">, choix d’un actif réseau, choix d’une bibliothèque logicielle, etc.).</text:span></text:p>
            </text:list-item>
          </text:list>
        </text:list-item>
      </text:list>
      <text:h text:style-name="Titre2" text:outline-level="2"><text:bookmark-start text:name="_Toc6176967"/>Conception détaillée<text:bookmark-end text:name="_Toc6176967"/></text:h>
      <text:list text:style-name="LFO33" text:continue-numbering="true">
        <text:list-item>
          <text:p text:style-name="P129">Pour une tâche d'électronique, on pourra trouver :</text:p>
          <text:list text:continue-numbering="true">
            <text:list-item>
              <text:p text:style-name="P130">Un ou plusieurs diagrammes de blocs internes ;</text:p>
            </text:list-item>
            <text:list-item>
              <text:p text:style-name="P131">Un schéma structurel ;</text:p>
            </text:list-item>
            <text:list-item>
              <text:p text:style-name="P132">La justification des choix des composants ;</text:p>
            </text:list-item>
            <text:list-item>
              <text:p text:style-name="P133">Chronogrammes ;</text:p>
            </text:list-item>
            <text:list-item>
              <text:p text:style-name="P134">Routage (documents de fabrication) ;</text:p>
            </text:list-item>
            <text:list-item>
              <text:p text:style-name="P135">etc.</text:p>
            </text:list-item>
          </text:list>
        </text:list-item>
      </text:list>
      <text:p text:style-name="P136"/>
      <text:list text:style-name="LFO33" text:continue-numbering="true">
        <text:list-item>
          <text:p text:style-name="P137">Pour une tâche de développement logiciel, on pourra trouver :</text:p>
          <text:list text:continue-numbering="true">
            <text:list-item>
              <text:p text:style-name="P138">Un ou plusieurs diagrammes de classe simplifiés où l'on peut voir toutes vos classes (avec les principales méthodes et attributs) et les classes des autres développeurs en relation avec les vôtres (uniquement le nom de la classe).</text:p>
            </text:list-item>
            <text:list-item>
              <text:p text:style-name="P139">Une description brève des classes importantes et la nature des associations avec les autres classes.</text:p>
            </text:list-item>
            <text:list-item>
              <text:p text:style-name="P140">Une description des données traitées :</text:p>
              <text:list text:continue-numbering="true">
                <text:list-item>
                  <text:p text:style-name="P141">les formats, types, plage de validité,</text:p>
                </text:list-item>
                <text:list-item>
                  <text:p text:style-name="P142">les structures des fichiers traités (xml, etc.),</text:p>
                </text:list-item>
                <text:list-item>
                  <text:p text:style-name="P143">les structures détaillées des bases de données.</text:p>
                </text:list-item>
              </text:list>
            </text:list-item>
            <text:list-item>
              <text:p text:style-name="P144">Les IHM</text:p>
            </text:list-item>
            <text:list-item>
              <text:p text:style-name="P145"><text:span text:style-name="T146">Les concepts mathé</text:span><text:span text:style-name="T147">matiques utilisés dans les classes développées (FFT, filtrage, ...).</text:span></text:p>
            </text:list-item>
            <text:list-item>
              <text:p text:style-name="P148">Une documentation technique de la classe réalisée (algorithme d’une méthode, diagramme de séquence ou diagramme d’état, méthodes de l'API utilisées, etc. ) en fonction de sa complexité.</text:p>
            </text:list-item>
            <text:list-item>
              <text:p text:style-name="P149">Un extrait significatif du code source commenté de la classe (le reste du code source est donné sous format électronique).</text:p>
            </text:list-item>
          </text:list>
        </text:list-item>
        <text:list-item>
          <text:p text:style-name="P150">Pour une configuration/installation réseau ou de services, on pourra trouver :</text:p>
          <text:list text:continue-numbering="true">
            <text:list-item>
              <text:p text:style-name="P151">les procédures d’installation des équipements réseaux et/ou des services,</text:p>
            </text:list-item>
            <text:list-item>
              <text:p text:style-name="P152">les fichiers de configuration des équipements du réseau,</text:p>
            </text:list-item>
            <text:list-item>
              <text:p text:style-name="P153">les fichiers de configuration des services,</text:p>
            </text:list-item>
            <text:list-item>
              <text:p text:style-name="P154">les structures des trames échangées ainsi que le protocole de communication utilisé,</text:p>
            </text:list-item>
            <text:list-item>
              <text:p text:style-name="P155">etc.</text:p>
            </text:list-item>
          </text:list>
        </text:list-item>
      </text:list>
      <text:h text:style-name="Titre2" text:outline-level="2"><text:bookmark-start text:name="_Toc1577043585"/>Tests unitaires<text:bookmark-end text:name="_Toc1577043585"/></text:h>
      <text:list text:style-name="LFO34" text:continue-numbering="true">
        <text:list-item>
          <text:p text:style-name="P156">Présentez le récapitulatif chronologique de vos tests unitaires mis en œuvre pour la validation de la tâche professionnelle et précisez les tests unitaires que vous allez détailler par la suite.</text:p>
        </text:list-item>
      </text:list>
      <text:p text:style-name="P157"/>
      <text:h text:style-name="Titre3" text:outline-level="3"><text:bookmark-start text:name="_Toc1396512167"/>Test unitaire du module matériel/logiciel xxx<text:bookmark-end text:name="_Toc1396512167"/></text:h>
      <text:list text:style-name="LFO35" text:continue-numbering="true">
        <text:list-item>
          <text:p text:style-name="P158">Présentez l'identification du test unitaire (nom, numéro, date, etc.).</text:p>
        </text:list-item>
        <text:list-item>
          <text:p text:style-name="P159">Présentez l'objectif du test, éventuellement le cas d'utilisation ainsi que les divers scénarios faisant intervenir le matériel testé et si nécessaire un synoptique décrivant l'environnement matériel et/ou logiciel spécifique nécessaire à la mise en œuvre du test.</text:p>
        </text:list-item>
      </text:list>
      <text:list text:style-name="LFO36" text:continue-numbering="true">
        <text:list-item>
          <text:p text:style-name="P160">Présentez la procédure de test.</text:p>
        </text:list-item>
      </text:list>
      <text:list text:style-name="LFO37" text:continue-numbering="true">
        <text:list-item>
          <text:p text:style-name="P161">Présentez les résultats attendus et le rapport d'exécution des tests unitaires (conformité/non conformité).</text:p>
        </text:list-item>
        <text:list-item>
          <text:p text:style-name="P162">On pourra compléter un tableau type :</text:p>
        </text:list-item>
      </text:list>
      <text:p text:style-name="P163"/>
      <table:table table:style-name="Table164">
        <table:table-columns>
          <table:table-column table:style-name="TableColumn165"/>
          <table:table-column table:style-name="TableColumn166"/>
          <table:table-column table:style-name="TableColumn167"/>
          <table:table-column table:style-name="TableColumn168"/>
          <table:table-column table:style-name="TableColumn169"/>
          <table:table-column table:style-name="TableColumn170"/>
          <table:table-column table:style-name="TableColumn171"/>
          <table:table-column table:style-name="TableColumn172"/>
          <table:table-column table:style-name="TableColumn173"/>
        </table:table-columns>
        <table:table-row table:style-name="TableRow174">
          <table:table-cell table:style-name="TableCell175" table:number-columns-spanned="2">
            <text:p text:style-name="P176">Élément testé :</text:p>
          </table:table-cell>
          <table:covered-table-cell/>
          <table:table-cell table:style-name="TableCell177" table:number-columns-spanned="7">
            <text:p text:style-name="P178"/>
          </table:table-cell>
          <table:covered-table-cell/>
          <table:covered-table-cell/>
          <table:covered-table-cell/>
          <table:covered-table-cell/>
          <table:covered-table-cell/>
          <table:covered-table-cell/>
        </table:table-row>
        <table:table-row table:style-name="TableRow179">
          <table:table-cell table:style-name="TableCell180" table:number-columns-spanned="2">
            <text:p text:style-name="P181">Objectif du test :</text:p>
          </table:table-cell>
          <table:covered-table-cell/>
          <table:table-cell table:style-name="TableCell182" table:number-columns-spanned="7">
            <text:p text:style-name="P183"/>
          </table:table-cell>
          <table:covered-table-cell/>
          <table:covered-table-cell/>
          <table:covered-table-cell/>
          <table:covered-table-cell/>
          <table:covered-table-cell/>
          <table:covered-table-cell/>
        </table:table-row>
        <table:table-row table:style-name="TableRow184">
          <table:table-cell table:style-name="TableCell185" table:number-columns-spanned="2">
            <text:p text:style-name="P186">Nom du testeur :</text:p>
          </table:table-cell>
          <table:covered-table-cell/>
          <table:table-cell table:style-name="TableCell187" table:number-columns-spanned="3">
            <text:p text:style-name="P188"/>
          </table:table-cell>
          <table:covered-table-cell/>
          <table:covered-table-cell/>
          <table:table-cell table:style-name="TableCell189" table:number-columns-spanned="2">
            <text:p text:style-name="P190">Date :</text:p>
          </table:table-cell>
          <table:covered-table-cell/>
          <table:table-cell table:style-name="TableCell191" table:number-columns-spanned="2">
            <text:p text:style-name="P192"/>
          </table:table-cell>
          <table:covered-table-cell/>
        </table:table-row>
        <table:table-row table:style-name="TableRow193">
          <table:table-cell table:style-name="TableCell194" table:number-columns-spanned="2">
            <text:p text:style-name="P195">Moyens mis en œuvre :</text:p>
          </table:table-cell>
          <table:covered-table-cell/>
          <table:table-cell table:style-name="TableCell196" table:number-columns-spanned="2">
            <text:p text:style-name="P197">Logiciel :</text:p>
            <text:p text:style-name="P198"/>
          </table:table-cell>
          <table:covered-table-cell/>
          <table:table-cell table:style-name="TableCell199" table:number-columns-spanned="2">
            <text:p text:style-name="P200">Matériel :</text:p>
            <text:p text:style-name="P201"/>
          </table:table-cell>
          <table:covered-table-cell/>
          <table:table-cell table:style-name="TableCell202" table:number-columns-spanned="3">
            <text:p text:style-name="P203">Outil de développement :</text:p>
            <text:p text:style-name="P204"/>
          </table:table-cell>
          <table:covered-table-cell/>
          <table:covered-table-cell/>
        </table:table-row>
        <table:table-row table:style-name="TableRow205">
          <table:table-cell table:style-name="TableCell206" table:number-columns-spanned="9">
            <text:p text:style-name="P207">Procédure du test :</text:p>
          </table:table-cell>
          <table:covered-table-cell/>
          <table:covered-table-cell/>
          <table:covered-table-cell/>
          <table:covered-table-cell/>
          <table:covered-table-cell/>
          <table:covered-table-cell/>
          <table:covered-table-cell/>
          <table:covered-table-cell/>
        </table:table-row>
        <table:table-row table:style-name="TableRow208">
          <table:table-cell table:style-name="TableCell209">
            <text:p text:style-name="P210">Id</text:p>
          </table:table-cell>
          <table:table-cell table:style-name="TableCell211" table:number-columns-spanned="2">
            <text:p text:style-name="P212">Description du vecteur de test</text:p>
          </table:table-cell>
          <table:covered-table-cell/>
          <table:table-cell table:style-name="TableCell213" table:number-columns-spanned="2">
            <text:p text:style-name="P214">Résultat attendu</text:p>
          </table:table-cell>
          <table:covered-table-cell/>
          <table:table-cell table:style-name="TableCell215" table:number-columns-spanned="3">
            <text:p text:style-name="P216">Résultat obtenu</text:p>
          </table:table-cell>
          <table:covered-table-cell/>
          <table:covered-table-cell/>
          <table:table-cell table:style-name="TableCell217">
            <text:p text:style-name="P218">Validation (O/N)</text:p>
          </table:table-cell>
        </table:table-row>
        <table:table-row table:style-name="TableRow219">
          <table:table-cell table:style-name="TableCell220">
            <text:p text:style-name="P221"/>
          </table:table-cell>
          <table:table-cell table:style-name="TableCell222" table:number-columns-spanned="2">
            <text:p text:style-name="P223"/>
          </table:table-cell>
          <table:covered-table-cell/>
          <table:table-cell table:style-name="TableCell224" table:number-columns-spanned="2">
            <text:p text:style-name="P225"/>
          </table:table-cell>
          <table:covered-table-cell/>
          <table:table-cell table:style-name="TableCell226" table:number-columns-spanned="3">
            <text:p text:style-name="P227"/>
          </table:table-cell>
          <table:covered-table-cell/>
          <table:covered-table-cell/>
          <table:table-cell table:style-name="TableCell228">
            <text:p text:style-name="P229"/>
          </table:table-cell>
        </table:table-row>
        <table:table-row table:style-name="TableRow230">
          <table:table-cell table:style-name="TableCell231">
            <text:p text:style-name="P232"/>
          </table:table-cell>
          <table:table-cell table:style-name="TableCell233" table:number-columns-spanned="2">
            <text:p text:style-name="P234"/>
          </table:table-cell>
          <table:covered-table-cell/>
          <table:table-cell table:style-name="TableCell235" table:number-columns-spanned="2">
            <text:p text:style-name="P236"/>
          </table:table-cell>
          <table:covered-table-cell/>
          <table:table-cell table:style-name="TableCell237" table:number-columns-spanned="3">
            <text:p text:style-name="P238"/>
          </table:table-cell>
          <table:covered-table-cell/>
          <table:covered-table-cell/>
          <table:table-cell table:style-name="TableCell239">
            <text:p text:style-name="P240"/>
          </table:table-cell>
        </table:table-row>
        <table:table-row table:style-name="TableRow241">
          <table:table-cell table:style-name="TableCell242">
            <text:p text:style-name="P243"/>
          </table:table-cell>
          <table:table-cell table:style-name="TableCell244" table:number-columns-spanned="2">
            <text:p text:style-name="P245"/>
          </table:table-cell>
          <table:covered-table-cell/>
          <table:table-cell table:style-name="TableCell246" table:number-columns-spanned="2">
            <text:p text:style-name="P247"/>
          </table:table-cell>
          <table:covered-table-cell/>
          <table:table-cell table:style-name="TableCell248" table:number-columns-spanned="3">
            <text:p text:style-name="P249"/>
          </table:table-cell>
          <table:covered-table-cell/>
          <table:covered-table-cell/>
          <table:table-cell table:style-name="TableCell250">
            <text:p text:style-name="P251"/>
          </table:table-cell>
        </table:table-row>
        <table:table-row table:style-name="TableRow252">
          <table:table-cell table:style-name="TableCell253">
            <text:p text:style-name="P254"/>
          </table:table-cell>
          <table:table-cell table:style-name="TableCell255" table:number-columns-spanned="2">
            <text:p text:style-name="P256"/>
          </table:table-cell>
          <table:covered-table-cell/>
          <table:table-cell table:style-name="TableCell257" table:number-columns-spanned="2">
            <text:p text:style-name="P258"/>
          </table:table-cell>
          <table:covered-table-cell/>
          <table:table-cell table:style-name="TableCell259" table:number-columns-spanned="3">
            <text:p text:style-name="P260"/>
          </table:table-cell>
          <table:covered-table-cell/>
          <table:covered-table-cell/>
          <table:table-cell table:style-name="TableCell261">
            <text:p text:style-name="P262"/>
          </table:table-cell>
        </table:table-row>
        <table:table-row table:style-name="TableRow263">
          <table:table-cell table:style-name="TableCell264">
            <text:p text:style-name="P265"/>
          </table:table-cell>
          <table:table-cell table:style-name="TableCell266" table:number-columns-spanned="2">
            <text:p text:style-name="P267"/>
          </table:table-cell>
          <table:covered-table-cell/>
          <table:table-cell table:style-name="TableCell268" table:number-columns-spanned="2">
            <text:p text:style-name="P269"/>
          </table:table-cell>
          <table:covered-table-cell/>
          <table:table-cell table:style-name="TableCell270" table:number-columns-spanned="3">
            <text:p text:style-name="P271"/>
          </table:table-cell>
          <table:covered-table-cell/>
          <table:covered-table-cell/>
          <table:table-cell table:style-name="TableCell272">
            <text:p text:style-name="P273"/>
          </table:table-cell>
        </table:table-row>
        <table:table-row table:style-name="TableRow274">
          <table:table-cell table:style-name="TableCell275">
            <text:p text:style-name="P276"/>
          </table:table-cell>
          <table:table-cell table:style-name="TableCell277" table:number-columns-spanned="2">
            <text:p text:style-name="P278"/>
          </table:table-cell>
          <table:covered-table-cell/>
          <table:table-cell table:style-name="TableCell279" table:number-columns-spanned="2">
            <text:p text:style-name="P280"/>
          </table:table-cell>
          <table:covered-table-cell/>
          <table:table-cell table:style-name="TableCell281" table:number-columns-spanned="3">
            <text:p text:style-name="P282"/>
          </table:table-cell>
          <table:covered-table-cell/>
          <table:covered-table-cell/>
          <table:table-cell table:style-name="TableCell283">
            <text:p text:style-name="P284"/>
          </table:table-cell>
        </table:table-row>
        <table:table-row table:style-name="TableRow285">
          <table:table-cell table:style-name="TableCell286" table:number-columns-spanned="2">
            <text:p text:style-name="P287">Conclusion du test :</text:p>
          </table:table-cell>
          <table:covered-table-cell/>
          <table:table-cell table:style-name="TableCell288" table:number-columns-spanned="7">
            <text:p text:style-name="P289"/>
          </table:table-cell>
          <table:covered-table-cell/>
          <table:covered-table-cell/>
          <table:covered-table-cell/>
          <table:covered-table-cell/>
          <table:covered-table-cell/>
          <table:covered-table-cell/>
        </table:table-row>
      </table:table>
      <text:p text:style-name="P290"/>
      <text:h text:style-name="Titre3" text:outline-level="3"><text:bookmark-start text:name="_Toc141572033"/>Problèmes rencontrés<text:bookmark-end text:name="_Toc141572033"/></text:h>
      <text:list text:style-name="LFO38" text:continue-numbering="true">
        <text:list-item>
          <text:p text:style-name="P291">Présentez un historique des problèmes rencontrés pendant la phase de tests unitaires,</text:p>
        </text:list-item>
        <text:list-item>
          <text:p text:style-name="P292">Présentez les solutions mises en œuvre pour remédier aux problèmes rencontrés.</text:p>
        </text:list-item>
      </text:list>
      <text:h text:style-name="Titre1" text:outline-level="1"><text:bookmark-start text:name="_Toc1984807830"/>Bilan de la réalisation personnelle<text:bookmark-end text:name="_Toc1984807830"/></text:h>
      <text:list text:style-name="LFO39" text:continue-numbering="true">
        <text:list-item>
          <text:p text:style-name="P293">Présentez les points du projet qui ont été validés.</text:p>
        </text:list-item>
        <text:list-item>
          <text:p text:style-name="P294">Précisez les parties restant à développer.</text:p>
        </text:list-item>
        <text:list-item>
          <text:p text:style-name="P295">Indiquez, si nécessaire, les améliorations possibles.</text:p>
        </text:list-item>
        <text:list-item>
          <text:p text:style-name="P296"><text:span text:style-name="T297">Proposez une conclusion personnell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Arial Narrow" svg:font-family="Arial Narrow" style:font-family-generic="swiss" style:font-pitch="variable" svg:panose-1="2 11 6 6 2 2 2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echnical" svg:font-family="Technical" style:font-family-generic="swiss" style:font-pitch="variable"/>
    <style:font-face style:name="FuturaA Bk BT" svg:font-family="FuturaA Bk BT" style:font-family-generic="swiss" style:font-pitch="variable"/>
    <style:font-face style:name="StarSymbol" style:font-charset="x-symbol" svg:font-family="StarSymbol" style:font-family-generic="system"/>
    <style:font-face style:name="Cumberland" svg:font-family="Cumberland" style:font-family-generic="modern" style:font-pitch="fixed"/>
    <style:font-face style:name="Wingdings" style:font-charset="x-symbol" svg:font-family="Wingdings" style:font-family-generic="system" style:font-pitch="variable" svg:panose-1="5 0 0 0 0 0 0 0 0 0"/>
    <style:font-face style:name="Wingdings 3" style:font-charset="x-symbol" svg:font-family="Wingdings 3" style:font-family-generic="roman" style:font-pitch="variable" svg:panose-1="5 4 1 2 1 8 7 7 7 7"/>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3937in">
        <style:background-fill draw:fill="solid"/>
      </style:paragraph-properties>
      <style:text-properties style:font-name="Thorndale" style:font-name-asian="HG Mincho Light J"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ja" style:country-asian="JP" style:language-complex="ar" style:country-complex="SA" style:text-combine="none" fo:hyphenate="true"/>
    </style:default-style>
    <style:style style:name="Titre1" style:display-name="1 Titre 1" style:family="paragraph" style:parent-style-name="Texte" style:next-style-name="Texte" style:default-outline-level="1">
      <style:paragraph-properties fo:margin-top="0.1965in" fo:margin-bottom="0.0784in"/>
      <style:text-properties fo:font-weight="bold" style:font-weight-asian="bold" fo:color="#FF0000" fo:font-size="14pt" style:font-size-asian="14pt" style:text-underline-type="single" style:text-underline-style="solid" style:text-underline-width="auto" style:text-underline-mode="continuous" fo:hyphenate="false"/>
    </style:style>
    <style:style style:name="Titre2" style:display-name="2 Titre 2" style:family="paragraph" style:parent-style-name="Texte" style:next-style-name="Texte" style:default-outline-level="2">
      <style:paragraph-properties text:number-lines="false" fo:margin-top="0.118in" fo:margin-bottom="0.0784in"/>
      <style:text-properties fo:font-weight="bold" style:font-weight-asian="bold" fo:color="#008000" fo:font-size="13pt" style:font-size-asian="13pt" style:text-underline-type="single" style:text-underline-style="solid" style:text-underline-width="auto" style:text-underline-mode="continuous" fo:hyphenate="false"/>
    </style:style>
    <style:style style:name="Titre3" style:display-name="3 Titre 3" style:family="paragraph" style:parent-style-name="Texte" style:next-style-name="Texte" style:default-outline-level="3">
      <style:paragraph-properties fo:margin-top="0.0784in" fo:margin-bottom="0in"/>
      <style:text-properties fo:font-weight="bold" style:font-weight-asian="bold" fo:color="#0000FF" fo:font-size="12pt" style:font-size-asian="12pt" style:text-underline-type="single" style:text-underline-style="solid" style:text-underline-width="auto" style:text-underline-mode="continuous" fo:hyphenate="false"/>
    </style:style>
    <style:style style:name="Titre4" style:display-name="4 Titre 4" style:family="paragraph" style:parent-style-name="Texte" style:next-style-name="Texte" style:default-outline-level="4">
      <style:paragraph-properties fo:margin-top="0in"/>
      <style:text-properties fo:font-weight="bold" style:font-weight-asian="bold" fo:text-transform="uppercase" fo:color="#FF00FF" fo:font-size="13pt" style:font-size-asian="13pt" style:text-underline-type="single" style:text-underline-style="solid" style:text-underline-width="auto" style:text-underline-mode="continuous" fo:hyphenate="false"/>
    </style:style>
    <style:style style:name="Normal" style:display-name="Normal" style:family="paragraph">
      <style:text-properties fo:hyphenate="false"/>
    </style:style>
    <style:style style:name="Titre10" style:display-name="Titre 1" style:family="paragraph" style:parent-style-name="Standard" style:next-style-name="Texte" style:default-outline-level="1">
      <style:paragraph-properties fo:margin-top="0.5in" fo:margin-bottom="0.1666in" fo:margin-left="0.3937in" fo:text-indent="-0.3937in">
        <style:tab-stops>
          <style:tab-stop style:type="left" style:position="0in"/>
        </style:tab-stops>
      </style:paragraph-properties>
      <style:text-properties fo:font-weight="bold" style:font-weight-asian="bold" fo:text-transform="uppercase" fo:color="#FFFF00" fo:font-size="15pt" style:font-size-asian="15pt" style:text-underline-type="single" style:text-underline-style="solid" style:text-underline-width="auto" style:text-underline-mode="continuous" fo:hyphenate="false"/>
    </style:style>
    <style:style style:name="Titre20" style:display-name="Titre 2" style:family="paragraph" style:parent-style-name="Standard" style:next-style-name="Standard" style:default-outline-level="2">
      <style:paragraph-properties fo:margin-top="0.1666in" fo:margin-bottom="0.0416in" fo:margin-left="0.4923in" fo:text-indent="-0.4923in">
        <style:tab-stops>
          <style:tab-stop style:type="left" style:position="0in"/>
        </style:tab-stops>
      </style:paragraph-properties>
      <style:text-properties fo:font-weight="bold" style:font-weight-asian="bold" fo:text-transform="uppercase" fo:color="#00FF00" fo:font-size="14pt" style:font-size-asian="14pt" style:text-underline-type="single" style:text-underline-style="solid" style:text-underline-width="auto" style:text-underline-mode="continuous" fo:hyphenate="false"/>
    </style:style>
    <style:style style:name="Titre30" style:display-name="Titre 3" style:family="paragraph" style:parent-style-name="Standard" style:next-style-name="Standard" style:default-outline-level="3">
      <style:paragraph-properties fo:margin-top="0.0833in" fo:margin-bottom="0.0416in" fo:margin-left="0.5909in" fo:text-indent="-0.5909in">
        <style:tab-stops>
          <style:tab-stop style:type="left" style:position="0in"/>
        </style:tab-stops>
      </style:paragraph-properties>
      <style:text-properties fo:font-weight="bold" style:font-weight-asian="bold" fo:text-transform="uppercase" fo:color="#00FFFF" fo:font-size="13pt" style:font-size-asian="13pt" style:text-underline-type="single" style:text-underline-style="solid" style:text-underline-width="auto" style:text-underline-mode="continuous" fo:hyphenate="false"/>
    </style:style>
    <style:style style:name="Titre40" style:display-name="Titre 4" style:family="paragraph" style:parent-style-name="Standard" style:next-style-name="Standard" style:default-outline-level="4">
      <style:paragraph-properties fo:margin-top="0.0833in" fo:margin-bottom="0.0416in" fo:margin-left="0.7875in" fo:text-indent="-0.7875in">
        <style:tab-stops>
          <style:tab-stop style:type="left" style:position="0in"/>
        </style:tab-stops>
      </style:paragraph-properties>
      <style:text-properties fo:font-weight="bold" style:font-weight-asian="bold" fo:font-variant="small-caps" fo:color="#FF00FF" fo:font-size="13pt" style:font-size-asian="13pt" style:text-underline-type="single" style:text-underline-style="solid" style:text-underline-width="auto" style:text-underline-mode="continuous" fo:hyphenate="false"/>
    </style:style>
    <style:style style:name="Titre5" style:display-name="Titre 5" style:family="paragraph" style:parent-style-name="Standard" style:next-style-name="Standard" style:default-outline-level="5">
      <style:paragraph-properties fo:margin-top="0.1666in" fo:margin-bottom="0.0416in"/>
      <style:text-properties fo:font-size="11pt" style:font-size-asian="11pt" fo:hyphenate="false"/>
    </style:style>
    <style:style style:name="Titre6" style:display-name="Titre 6" style:family="paragraph" style:parent-style-name="Standard" style:next-style-name="Standard" style:default-outline-level="6">
      <style:paragraph-properties fo:margin-top="0.1666in" fo:margin-bottom="0.0416in"/>
      <style:text-properties fo:font-style="italic" style:font-style-asian="italic" fo:font-size="11pt" style:font-size-asian="11pt" fo:hyphenate="false"/>
    </style:style>
    <style:style style:name="Titre7" style:display-name="Titre 7" style:family="paragraph" style:parent-style-name="Standard" style:next-style-name="Standard" style:default-outline-level="7">
      <style:paragraph-properties fo:margin-top="0.1666in" fo:margin-bottom="0.0416in"/>
      <style:text-properties style:font-name="Arial" fo:hyphenate="false"/>
    </style:style>
    <style:style style:name="Titre8" style:display-name="Titre 8" style:family="paragraph" style:parent-style-name="Standard" style:next-style-name="Standard" style:default-outline-level="8">
      <style:paragraph-properties fo:margin-top="0.1666in" fo:margin-bottom="0.0416in"/>
      <style:text-properties style:font-name="Arial" fo:font-style="italic" style:font-style-asian="italic" fo:hyphenate="false"/>
    </style:style>
    <style:style style:name="Titre9" style:display-name="Titre 9" style:family="paragraph" style:parent-style-name="Standard" style:next-style-name="Standard" style:default-outline-level="9">
      <style:paragraph-properties fo:margin-top="0.1666in" fo:margin-bottom="0.0416in"/>
      <style:text-properties style:font-name="Arial" fo:font-weight="bold" style:font-weight-asian="bold" fo:font-style="italic" style:font-style-asian="italic" fo:font-size="9pt" style:font-size-asian="9pt" fo:hyphenate="false"/>
    </style:style>
    <style:style style:name="Policepardéfaut" style:display-name="Police par défaut" style:family="text"/>
    <text:list-style style:name="WW_OutlineListStyle_3" style:display-name="WW_OutlineListStyle_3">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text-align="justify"/>
      <style:text-properties style:font-name="Arial Narrow" fo:font-size="10pt" style:font-size-asian="10pt" fo:hyphenate="false"/>
    </style:style>
    <style:style style:name="Textbody" style:display-name="Text body" style:family="paragraph" style:parent-style-name="Standard">
      <style:paragraph-properties fo:margin-bottom="0.043in"/>
      <style:text-properties fo:hyphenate="false"/>
    </style:style>
    <style:style style:name="Firstlineindent" style:display-name="First line indent" style:family="paragraph" style:parent-style-name="Textbody">
      <style:paragraph-properties fo:text-indent="0.1965in"/>
      <style:text-properties fo:hyphenate="false"/>
    </style:style>
    <style:style style:name="Textbodyindent" style:display-name="Text body indent" style:family="paragraph" style:parent-style-name="Standard">
      <style:paragraph-properties fo:text-indent="0.0986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fo:hyphenate="false"/>
    </style:style>
    <style:style style:name="Heading10" style:display-name="Heading 10" style:family="paragraph" style:parent-style-name="Heading" style:next-style-name="Textbody">
      <style:text-properties fo:font-weight="bold" style:font-weight-asian="bold" fo:hyphenate="false"/>
    </style:style>
    <style:style style:name="Liste" style:display-name="Liste" style:family="paragraph" style:parent-style-name="Textbody">
      <style:text-properties fo:hyphenate="false"/>
    </style:style>
    <style:style style:name="Numbering1Start" style:display-name="Numbering 1 Start" style:family="paragraph" style:parent-style-name="Liste">
      <style:paragraph-properties fo:margin-top="0.1666in" fo:margin-bottom="0.0833in" fo:margin-left="0.1965in" fo:text-indent="-0.1965in">
        <style:tab-stops/>
      </style:paragraph-properties>
      <style:text-properties fo:hyphenate="false"/>
    </style:style>
    <style:style style:name="Numbering1" style:display-name="Numbering 1" style:family="paragraph" style:parent-style-name="Liste">
      <style:paragraph-properties fo:margin-bottom="0.0833in" fo:margin-left="0.1965in" fo:text-indent="-0.1965in">
        <style:tab-stops/>
      </style:paragraph-properties>
      <style:text-properties fo:hyphenate="false"/>
    </style:style>
    <style:style style:name="Numbering1End" style:display-name="Numbering 1 End" style:family="paragraph" style:parent-style-name="Liste">
      <style:paragraph-properties fo:margin-bottom="0.1666in" fo:margin-left="0.1965in" fo:text-indent="-0.1965in">
        <style:tab-stops/>
      </style:paragraph-properties>
      <style:text-properties fo:hyphenate="false"/>
    </style:style>
    <style:style style:name="Numbering1Cont." style:display-name="Numbering 1 Cont." style:family="paragraph" style:parent-style-name="Liste">
      <style:paragraph-properties fo:margin-bottom="0.0833in" fo:margin-left="0.1965in">
        <style:tab-stops/>
      </style:paragraph-properties>
      <style:text-properties fo:hyphenate="false"/>
    </style:style>
    <style:style style:name="Numbering2" style:display-name="Numbering 2" style:family="paragraph" style:parent-style-name="Liste">
      <style:paragraph-properties fo:margin-bottom="0.0833in" fo:margin-left="0.393in" fo:text-indent="-0.1965in">
        <style:tab-stops/>
      </style:paragraph-properties>
      <style:text-properties fo:hyphenate="false"/>
    </style:style>
    <style:style style:name="Numbering2End" style:display-name="Numbering 2 End" style:family="paragraph" style:parent-style-name="Liste">
      <style:paragraph-properties fo:margin-bottom="0.1666in" fo:margin-left="0.393in" fo:text-indent="-0.1965in">
        <style:tab-stops/>
      </style:paragraph-properties>
      <style:text-properties fo:hyphenate="false"/>
    </style:style>
    <style:style style:name="Numbering2Cont." style:display-name="Numbering 2 Cont." style:family="paragraph" style:parent-style-name="Liste">
      <style:paragraph-properties fo:margin-bottom="0.0833in" fo:margin-left="0.393in">
        <style:tab-stops/>
      </style:paragraph-properties>
      <style:text-properties fo:hyphenate="false"/>
    </style:style>
    <style:style style:name="Numbering3Start" style:display-name="Numbering 3 Start" style:family="paragraph" style:parent-style-name="Liste">
      <style:paragraph-properties fo:margin-top="0.1666in" fo:margin-bottom="0.0833in" fo:margin-left="0.5895in" fo:text-indent="-0.1965in">
        <style:tab-stops/>
      </style:paragraph-properties>
      <style:text-properties fo:hyphenate="false"/>
    </style:style>
    <style:style style:name="Numbering3" style:display-name="Numbering 3" style:family="paragraph" style:parent-style-name="Liste">
      <style:paragraph-properties fo:margin-bottom="0.0833in" fo:margin-left="0.5895in" fo:text-indent="-0.1965in">
        <style:tab-stops/>
      </style:paragraph-properties>
      <style:text-properties fo:hyphenate="false"/>
    </style:style>
    <style:style style:name="Numbering3Cont." style:display-name="Numbering 3 Cont." style:family="paragraph" style:parent-style-name="Liste">
      <style:paragraph-properties fo:margin-bottom="0.0833in" fo:margin-left="0.5895in">
        <style:tab-stops/>
      </style:paragraph-properties>
      <style:text-properties fo:hyphenate="false"/>
    </style:style>
    <style:style style:name="Numbering4" style:display-name="Numbering 4" style:family="paragraph" style:parent-style-name="Liste">
      <style:paragraph-properties fo:margin-bottom="0.0833in" fo:margin-left="0.7861in" fo:text-indent="-0.1965in">
        <style:tab-stops/>
      </style:paragraph-properties>
      <style:text-properties fo:hyphenate="false"/>
    </style:style>
    <style:style style:name="Numbering5Cont." style:display-name="Numbering 5 Cont." style:family="paragraph" style:parent-style-name="Liste">
      <style:paragraph-properties fo:margin-bottom="0.0833in" fo:margin-left="0.9826in">
        <style:tab-stops/>
      </style:paragraph-properties>
      <style:text-properties fo:hyphenate="false"/>
    </style:style>
    <style:style style:name="Liste2" style:display-name="Liste 2" style:family="paragraph" style:parent-style-name="Liste">
      <style:paragraph-properties fo:margin-bottom="0.0833in" fo:margin-left="0.3937in" fo:text-indent="-0.1965in">
        <style:tab-stops/>
      </style:paragraph-properties>
      <style:text-properties fo:hyphenate="false"/>
    </style:style>
    <style:style style:name="List5Start" style:display-name="List 5 Start" style:family="paragraph" style:parent-style-name="Liste">
      <style:paragraph-properties fo:margin-top="0.1666in" fo:margin-bottom="0.0833in" fo:margin-left="0.9826in" fo:text-indent="-0.1965in">
        <style:tab-stops/>
      </style:paragraph-properties>
      <style:text-properties fo:hyphenate="false"/>
    </style:style>
    <style:style style:name="Liste5" style:display-name="Liste 5" style:family="paragraph" style:parent-style-name="Liste" style:list-style-name="List50">
      <style:paragraph-properties fo:margin-bottom="0.0833in"/>
      <style:text-properties fo:hyphenate="false"/>
    </style:style>
    <style:style style:name="List5End" style:display-name="List 5 End" style:family="paragraph" style:parent-style-name="Liste">
      <style:paragraph-properties fo:margin-bottom="0.1666in" fo:margin-left="0.9826in" fo:text-indent="-0.1965in">
        <style:tab-stops/>
      </style:paragraph-properties>
      <style:text-properties fo:hyphenate="false"/>
    </style:style>
    <style:style style:name="List5Cont." style:display-name="List 5 Cont." style:family="paragraph" style:parent-style-name="Liste">
      <style:paragraph-properties fo:margin-bottom="0.0833in" fo:margin-left="0.9826in">
        <style:tab-stops/>
      </style:paragraph-properties>
      <style:text-properties fo:hyphenate="false"/>
    </style:style>
    <style:style style:name="En-tête" style:display-name="En-tête" style:family="paragraph" style:parent-style-name="Standard">
      <style:paragraph-properties>
        <style:tab-stops>
          <style:tab-stop style:type="center" style:position="3.15in"/>
          <style:tab-stop style:type="right" style:leader-style="dotted" style:leader-text="." style:position="6.3in"/>
        </style:tab-stops>
      </style:paragraph-properties>
      <style:text-properties fo:hyphenate="false"/>
    </style:style>
    <style:style style:name="Pieddepage" style:display-name="Pied de pag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TableContents" style:display-name="Table Contents" style:family="paragraph" style:parent-style-name="Textbody">
      <style:text-properties fo:hyphenate="false"/>
    </style:style>
    <style:style style:name="TableHeading" style:display-name="Table Heading" style:family="paragraph" style:parent-style-name="TableContents">
      <style:paragraph-properties text:number-lines="false" fo:text-align="center"/>
      <style:text-properties fo:font-weight="bold" style:font-weight-asian="bold" style:font-weight-complex="bold" fo:font-style="italic" style:font-style-asian="italic" style:font-style-complex="italic" fo:hyphenate="false"/>
    </style:style>
    <style:style style:name="Légende" style:display-name="Légende" style:family="paragraph" style:parent-style-name="Standard" style:next-style-name="Standard">
      <style:paragraph-properties fo:text-align="center" fo:margin-bottom="0.0833in"/>
      <style:text-properties fo:font-style="italic" style:font-style-asian="italic" fo:color="#FF00FF" fo:hyphenate="false"/>
    </style:style>
    <style:style style:name="Illustration" style:display-name="Illustration" style:family="paragraph" style:parent-style-name="Légende">
      <style:text-properties fo:hyphenate="false"/>
    </style:style>
    <style:style style:name="Table" style:display-name="Table" style:family="paragraph" style:parent-style-name="Légende">
      <style:text-properties fo:hyphenate="false"/>
    </style:style>
    <style:style style:name="Text" style:display-name="Text" style:family="paragraph" style:parent-style-name="Standard">
      <style:text-properties fo:hyphenate="false"/>
    </style:style>
    <style:style style:name="Framecontents" style:display-name="Frame contents" style:family="paragraph" style:parent-style-name="Textbody">
      <style:text-properties fo:hyphenate="false"/>
    </style:style>
    <style:style style:name="Drawing" style:display-name="Drawing" style:family="paragraph" style:parent-style-name="Légende">
      <style:text-properties fo:hyphenate="false"/>
    </style:style>
    <style:style style:name="Index" style:display-name="Index" style:family="paragraph" style:parent-style-name="Standard">
      <style:text-properties fo:hyphenate="false"/>
    </style:style>
    <style:style style:name="Titreindex" style:display-name="Titre index" style:family="paragraph" style:parent-style-name="Heading">
      <style:paragraph-properties text:number-lines="false"/>
      <style:text-properties fo:font-weight="bold" style:font-weight-asian="bold" fo:font-size="16pt" style:font-size-asian="16pt" fo:hyphenate="false"/>
    </style:style>
    <style:style style:name="Index1" style:display-name="Index 1" style:family="paragraph" style:parent-style-name="Index">
      <style:text-properties fo:hyphenate="false"/>
    </style:style>
    <style:style style:name="Index2" style:display-name="Index 2" style:family="paragraph" style:parent-style-name="Index">
      <style:paragraph-properties fo:margin-left="0.1965in">
        <style:tab-stops/>
      </style:paragraph-properties>
      <style:text-properties fo:hyphenate="false"/>
    </style:style>
    <style:style style:name="ContentsHeading" style:display-name="Contents Heading" style:family="paragraph" style:parent-style-name="Heading">
      <style:text-properties fo:font-weight="bold" style:font-weight-asian="bold" fo:font-size="16pt" style:font-size-asian="16pt" fo:hyphenate="false"/>
    </style:style>
    <style:style style:name="Contents1" style:display-name="Contents 1" style:family="paragraph" style:parent-style-name="Pieddepage" style:next-style-name="Standard">
      <style:paragraph-properties fo:margin-top="0.0833in">
        <style:tab-stops>
          <style:tab-stop style:type="left" style:position="0.2958in"/>
          <style:tab-stop style:type="right" style:leader-style="solid" style:leader-text="_" style:position="7.0868in"/>
        </style:tab-stops>
      </style:paragraph-properties>
      <style:text-properties fo:font-weight="bold" style:font-weight-asian="bold" fo:text-transform="uppercase" fo:color="#FF0000" fo:font-size="12pt" style:font-size-asian="12pt" fo:hyphenate="false"/>
    </style:style>
    <style:style style:name="Contents2" style:display-name="Contents 2" style:family="paragraph" style:parent-style-name="Standard" style:next-style-name="Standard">
      <style:paragraph-properties fo:margin-left="0.2951in">
        <style:tab-stops>
          <style:tab-stop style:type="left" style:position="0.2048in"/>
          <style:tab-stop style:type="left" style:position="0.3944in"/>
          <style:tab-stop style:type="right" style:leader-style="solid" style:leader-text="_" style:position="7.4805in"/>
        </style:tab-stops>
      </style:paragraph-properties>
      <style:text-properties fo:font-weight="bold" style:font-weight-asian="bold" fo:font-variant="small-caps" fo:color="#008000" fo:hyphenate="false"/>
    </style:style>
    <style:style style:name="Contents3" style:display-name="Contents 3" style:family="paragraph" style:parent-style-name="Standard" style:next-style-name="Standard">
      <style:paragraph-properties fo:margin-left="0.6888in">
        <style:tab-stops>
          <style:tab-stop style:type="left" style:position="0.2958in"/>
          <style:tab-stop style:type="right" style:leader-style="solid" style:leader-text="_" style:position="7.0868in"/>
        </style:tab-stops>
      </style:paragraph-properties>
      <style:text-properties fo:font-weight="bold" style:font-weight-asian="bold" fo:color="#0000FF" fo:hyphenate="false"/>
    </style:style>
    <style:style style:name="Contents4" style:display-name="Contents 4" style:family="paragraph" style:parent-style-name="Standard" style:next-style-name="Standard">
      <style:paragraph-properties fo:margin-left="1.1812in">
        <style:tab-stops>
          <style:tab-stop style:type="left" style:position="0.2958in"/>
          <style:tab-stop style:type="right" style:leader-style="solid" style:leader-text="_" style:position="7.0868in"/>
        </style:tab-stops>
      </style:paragraph-properties>
      <style:text-properties fo:color="#FF00FF" fo:hyphenate="false"/>
    </style:style>
    <style:style style:name="Contents5" style:display-name="Contents 5" style:family="paragraph" style:parent-style-name="Standard" style:next-style-name="Standard">
      <style:paragraph-properties fo:margin-left="1.575in">
        <style:tab-stops>
          <style:tab-stop style:type="left" style:position="0.2958in"/>
          <style:tab-stop style:type="right" style:leader-style="solid" style:leader-text="_" style:position="7.0868in"/>
        </style:tab-stops>
      </style:paragraph-properties>
      <style:text-properties fo:font-weight="bold" style:font-weight-asian="bold" fo:hyphenate="false"/>
    </style:style>
    <style:style style:name="UserIndexHeading" style:display-name="User Index Heading" style:family="paragraph" style:parent-style-name="Heading">
      <style:paragraph-properties text:number-lines="false"/>
      <style:text-properties fo:font-weight="bold" style:font-weight-asian="bold" fo:font-size="16pt" style:font-size-asian="16pt" fo:hyphenate="false"/>
    </style:style>
    <style:style style:name="Contents6" style:display-name="Contents 6" style:family="paragraph" style:parent-style-name="Standard" style:next-style-name="Standard">
      <style:paragraph-properties fo:margin-left="1.8701in">
        <style:tab-stops>
          <style:tab-stop style:type="left" style:position="0.8861in"/>
          <style:tab-stop style:type="right" style:leader-style="solid" style:leader-text="_" style:position="7.4805in"/>
        </style:tab-stops>
      </style:paragraph-properties>
      <style:text-properties fo:hyphenate="false"/>
    </style:style>
    <style:style style:name="Contents7" style:display-name="Contents 7" style:family="paragraph" style:parent-style-name="Standard" style:next-style-name="Standard">
      <style:paragraph-properties fo:margin-left="1in" fo:text-indent="0.3937in">
        <style:tab-stops>
          <style:tab-stop style:type="right" style:leader-style="solid" style:leader-text="_" style:position="7.4805in"/>
        </style:tab-stops>
      </style:paragraph-properties>
      <style:text-properties fo:hyphenate="false"/>
    </style:style>
    <style:style style:name="Contents8" style:display-name="Contents 8" style:family="paragraph" style:parent-style-name="Standard" style:next-style-name="Standard">
      <style:paragraph-properties fo:margin-left="1.1666in" fo:text-indent="0.3937in">
        <style:tab-stops>
          <style:tab-stop style:type="right" style:leader-style="solid" style:leader-text="_" style:position="7.4805in"/>
        </style:tab-stops>
      </style:paragraph-properties>
      <style:text-properties fo:hyphenate="false"/>
    </style:style>
    <style:style style:name="Contents9" style:display-name="Contents 9" style:family="paragraph" style:parent-style-name="Standard" style:next-style-name="Standard">
      <style:paragraph-properties fo:margin-left="1.3333in" fo:text-indent="0.3937in">
        <style:tab-stops>
          <style:tab-stop style:type="right" style:leader-style="solid" style:leader-text="_" style:position="7.4805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solid" style:leader-text="_" style:position="7.4805in"/>
        </style:tab-stops>
      </style:paragraph-properties>
      <style:text-properties fo:hyphenate="false"/>
    </style:style>
    <style:style style:name="Titre" style:display-name="Titre" style:family="paragraph" style:parent-style-name="Standard" style:next-style-name="Titre10">
      <style:paragraph-properties fo:break-before="page" fo:text-align="center" fo:margin-top="0.1666in" fo:margin-bottom="0.1666in"/>
      <style:text-properties fo:font-weight="bold" style:font-weight-asian="bold" fo:text-transform="uppercase" fo:color="#FF0000" fo:font-size="20pt" style:font-size-asian="20pt" style:text-underline-type="double" style:text-underline-style="solid" style:text-underline-width="auto" style:text-underline-mode="continuous" fo:hyphenate="false"/>
    </style:style>
    <style:style style:name="Sous-titre" style:display-name="Sous-titre" style:family="paragraph" style:parent-style-name="Heading" style:next-style-name="Textbody">
      <style:paragraph-properties fo:text-align="center"/>
      <style:text-properties fo:font-style="italic" style:font-style-asian="italic"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reformattedText" style:display-name="Preformatted Text" style:family="paragraph" style:parent-style-name="Standard">
      <style:text-properties style:font-name="Courier New" fo:hyphenate="false"/>
    </style:style>
    <style:style style:name="HorizontalLine" style:display-name="Horizontal Line" style:family="paragraph" style:parent-style-name="Standard" style:next-style-name="Textbody">
      <style:paragraph-properties fo:margin-bottom="0.1965in"/>
      <style:text-properties fo:font-size="6pt" style:font-size-asian="6pt" fo:hyphenate="false"/>
    </style:style>
    <style:style style:name="Algorithme" style:display-name="6 Algorithme" style:family="paragraph" style:parent-style-name="Texte">
      <style:paragraph-properties fo:margin-top="0in" fo:margin-bottom="0in">
        <style:tab-stops>
          <style:tab-stop style:type="left" style:position="0.1965in"/>
          <style:tab-stop style:type="left" style:position="0.3937in"/>
          <style:tab-stop style:type="left" style:position="0.5902in"/>
          <style:tab-stop style:type="left" style:position="0.7875in"/>
          <style:tab-stop style:type="left" style:position="0.984in"/>
          <style:tab-stop style:type="left" style:position="1.1812in"/>
          <style:tab-stop style:type="left" style:position="1.3777in"/>
          <style:tab-stop style:type="left" style:position="1.575in"/>
          <style:tab-stop style:type="left" style:position="1.7715in"/>
          <style:tab-stop style:type="left" style:position="1.9687in"/>
          <style:tab-stop style:type="left" style:position="2.1652in"/>
          <style:tab-stop style:type="left" style:position="2.3625in"/>
          <style:tab-stop style:type="left" style:position="2.559in"/>
          <style:tab-stop style:type="left" style:position="2.7562in"/>
          <style:tab-stop style:type="left" style:position="2.9527in"/>
          <style:tab-stop style:type="left" style:position="3.15in"/>
          <style:tab-stop style:type="left" style:position="3.3465in"/>
          <style:tab-stop style:type="left" style:position="3.543in"/>
          <style:tab-stop style:type="left" style:position="3.7402in"/>
          <style:tab-stop style:type="left" style:position="3.9375in"/>
          <style:tab-stop style:type="left" style:position="4.134in"/>
          <style:tab-stop style:type="left" style:position="4.3305in"/>
          <style:tab-stop style:type="left" style:position="4.5277in"/>
          <style:tab-stop style:type="left" style:position="4.725in"/>
          <style:tab-stop style:type="left" style:position="4.9215in"/>
          <style:tab-stop style:type="left" style:position="5.118in"/>
          <style:tab-stop style:type="left" style:position="5.3152in"/>
          <style:tab-stop style:type="left" style:position="5.5125in"/>
          <style:tab-stop style:type="left" style:position="5.7083in"/>
          <style:tab-stop style:type="left" style:position="5.9055in"/>
          <style:tab-stop style:type="left" style:position="6.102in"/>
          <style:tab-stop style:type="right" style:position="6.2993in"/>
          <style:tab-stop style:type="right" style:position="6.4958in"/>
        </style:tab-stops>
      </style:paragraph-properties>
      <style:text-properties style:font-name="Courier New" fo:color="#0000FF" fo:letter-spacing="-0.0138in" fo:font-size="11pt" style:font-size-asian="11pt" fo:hyphenate="false"/>
    </style:style>
    <style:style style:name="Remarque" style:display-name="7 Remarque" style:family="paragraph" style:parent-style-name="Texte">
      <style:paragraph-properties fo:border="0.0104in double #FF00FF" style:border-line-width="0.0034in 0.0034in 0.0034in" fo:padding="0.0833in" style:shadow="none" fo:margin-top="0.118in" fo:margin-bottom="0.118in" fo:margin-left="0.0784in" fo:margin-right="0.0784in">
        <style:tab-stops/>
      </style:paragraph-properties>
      <style:text-properties fo:color="#FF00FF" fo:hyphenate="false"/>
    </style:style>
    <style:style style:name="Question" style:display-name="8 Question" style:family="paragraph" style:parent-style-name="Texte" style:next-style-name="BRéponse" style:list-style-name="PuceQuestion">
      <style:paragraph-properties fo:keep-together="always" fo:margin-top="0.0784in" fo:margin-bottom="0.0784in"/>
      <style:text-properties fo:color="#008000" fo:font-size="12pt" style:font-size-asian="12pt" fo:hyphenate="false"/>
    </style:style>
    <style:style style:name="Enumération" style:display-name="9 Enumération" style:family="paragraph" style:parent-style-name="Texte" style:list-style-name="PuceEnumération">
      <style:paragraph-properties text:number-lines="false" fo:margin-top="0in" fo:margin-bottom="0in"/>
      <style:text-properties fo:hyphenate="false"/>
    </style:style>
    <style:style style:name="AImage" style:display-name="A Image" style:family="paragraph" style:parent-style-name="Texte" style:next-style-name="CLégende">
      <style:paragraph-properties fo:text-align="center" fo:margin-top="0.0784in" fo:margin-bottom="0in"/>
      <style:text-properties fo:hyphenate="false"/>
    </style:style>
    <style:style style:name="Texte" style:display-name="5 Texte" style:family="paragraph" style:parent-style-name="Standard">
      <style:paragraph-properties fo:margin-top="0.0395in" fo:margin-bottom="0.0395in"/>
      <style:text-properties fo:hyphenate="false"/>
    </style:style>
    <style:style style:name="Titre50" style:display-name="5 Titre 5" style:family="paragraph" style:parent-style-name="Texte" style:next-style-name="Texte">
      <style:paragraph-properties fo:margin-top="0in" fo:margin-bottom="0in"/>
      <style:text-properties fo:font-weight="bold" style:font-weight-asian="bold" fo:text-transform="uppercase" fo:color="#804C19" style:text-underline-type="single" style:text-underline-style="solid" style:text-underline-width="auto" style:text-underline-mode="continuous" fo:hyphenate="false"/>
    </style:style>
    <style:style style:name="BRéponse" style:display-name="B Réponse" style:family="paragraph" style:parent-style-name="Texte">
      <style:paragraph-properties fo:margin-top="0in" fo:margin-bottom="0in">
        <style:tab-stops>
          <style:tab-stop style:type="right" style:leader-style="dotted" style:leader-text="." style:position="7.0868in"/>
        </style:tab-stops>
      </style:paragraph-properties>
      <style:text-properties style:font-name="Technical" fo:color="#FF0000" fo:hyphenate="false"/>
    </style:style>
    <style:style style:name="CLégende" style:display-name="C Légende" style:family="paragraph" style:parent-style-name="Texte" style:next-style-name="Texte">
      <style:paragraph-properties fo:text-align="center" fo:margin-top="0in" fo:margin-bottom="0.0784in"/>
      <style:text-properties fo:font-style="italic" style:font-style-asian="italic" fo:color="#FF00FF" style:text-underline-type="single" style:text-underline-style="solid" style:text-underline-width="auto" style:text-underline-mode="continuous" fo:hyphenate="false"/>
    </style:style>
    <style:style style:name="Votretravail" style:display-name="Votre travail" style:family="paragraph" style:parent-style-name="Standard" style:list-style-name="WW8Num6">
      <style:text-properties fo:hyphenate="false"/>
    </style:style>
    <style:style style:name="Exercice" style:display-name="Exercice" style:family="paragraph" style:parent-style-name="Standard">
      <style:text-properties fo:font-weight="bold" style:font-weight-asian="bold" fo:text-transform="uppercase" fo:letter-spacing="0.0555in" style:text-position="2.7% 100%" fo:font-size="18pt" style:font-size-asian="18pt" fo:background-color="#C0C0C0" style:text-underline-type="double" style:text-underline-style="wave" style:text-underline-width="auto" style:text-underline-mode="continuous" fo:hyphenate="false"/>
    </style:style>
    <style:style style:name="WW-Textebrut" style:display-name="WW-Texte brut" style:family="paragraph" style:parent-style-name="Standard">
      <style:paragraph-properties fo:text-indent="0.0006in"/>
      <style:text-properties fo:hyphenate="false"/>
    </style:style>
    <style:style style:name="lignedecode" style:display-name="ligne de code" style:family="paragraph" style:parent-style-name="PreformattedText">
      <style:paragraph-properties fo:border="0.0034in solid #000000" fo:padding="0.0138in" style:shadow="#000000 0.0034in 0.0034in" fo:margin-left="0.4923in">
        <style:tab-stops/>
      </style:paragraph-properties>
      <style:text-properties fo:hyphenate="false"/>
    </style:style>
    <style:style style:name="Tâcheàeffectuer" style:display-name="Tâche à effectuer" style:family="paragraph" style:parent-style-name="Textbody">
      <style:paragraph-properties fo:margin-bottom="0.0194in" fo:margin-left="0.8722in" fo:text-indent="-0.4847in">
        <style:tab-stops>
          <style:tab-stop style:type="left" style:position="0.1819in"/>
        </style:tab-stops>
      </style:paragraph-properties>
      <style:text-properties fo:hyphenate="false"/>
    </style:style>
    <style:style style:name="Règle" style:display-name="Règle" style:family="paragraph" style:parent-style-name="Standard">
      <style:paragraph-properties fo:margin-left="0.4923in" fo:text-indent="-0.4923in">
        <style:tab-stops/>
      </style:paragraph-properties>
      <style:text-properties fo:hyphenate="false"/>
    </style:style>
    <style:style style:name="Code" style:display-name="Code" style:family="paragraph" style:parent-style-name="Règle">
      <style:paragraph-properties fo:text-indent="0in"/>
      <style:text-properties style:font-name="Courier New" fo:hyphenate="false"/>
    </style:style>
    <style:style style:name="WW-Commentaire" style:display-name="WW-Commentaire" style:family="paragraph" style:parent-style-name="Standard">
      <style:text-properties fo:hyphenate="false"/>
    </style:style>
    <style:style style:name="WW-Corpsdetexte2" style:display-name="WW-Corps de texte 2" style:family="paragraph" style:parent-style-name="Standard">
      <style:paragraph-properties>
        <style:tab-stops>
          <style:tab-stop style:type="right" style:position="3.3472in"/>
        </style:tab-stops>
      </style:paragraph-properties>
      <style:text-properties fo:hyphenate="false"/>
    </style:style>
    <style:style style:name="ZmodTrame" style:display-name="ZmodTrame" style:family="paragraph">
      <style:paragraph-properties fo:widows="2" fo:orphans="2"/>
      <style:text-properties style:font-name="Arial" style:font-name-asian="Times New Roman" style:font-name-complex="Times New Roman" style:use-window-font-color="true" fo:font-size="10pt" style:font-size-asian="10pt" style:font-size-complex="10pt" fo:hyphenate="false"/>
    </style:style>
    <style:style style:name="ZmodHautRéfDate" style:display-name="ZmodHautRéfDate" style:family="paragraph" style:parent-style-name="ZmodTrame">
      <style:paragraph-properties fo:text-align="center"/>
      <style:text-properties fo:font-weight="bold" style:font-weight-asian="bold" style:text-position="-10% 100%" fo:hyphenate="false"/>
    </style:style>
    <style:style style:name="usecase" style:display-name="usecase" style:family="paragraph" style:parent-style-name="Standard">
      <style:paragraph-properties fo:text-align="start" fo:margin-bottom="0.0416in"/>
      <style:text-properties style:font-name="FuturaA Bk BT" fo:hyphenate="false"/>
    </style:style>
    <style:style style:name="FootnoteSymbol" style:display-name="Footnote Symbol" style:family="text"/>
    <style:style style:name="Numérodepage" style:display-name="Numéro de page" style:family="text"/>
    <style:style style:name="DropCaps" style:display-name="Drop Caps" style:family="text"/>
    <style:style style:name="NumberingSymbols" style:display-name="Numbering Symbols" style:family="text"/>
    <style:style style:name="BulletSymbols" style:display-name="Bullet Symbols" style:family="text">
      <style:text-properties style:font-name="StarSymbol" fo:font-size="9pt" style:font-size-asian="9pt"/>
    </style:style>
    <style:style style:name="Internetlink" style:display-name="Internet link" style:family="text">
      <style:text-properties fo:color="#000080" style:text-underline-type="single" style:text-underline-style="solid" style:text-underline-width="auto" style:text-underline-mode="continuous"/>
    </style:style>
    <style:style style:name="VisitedInternetLink" style:display-name="Visited Internet Link" style:family="text">
      <style:text-properties fo:color="#800000" style:text-underline-type="single" style:text-underline-style="solid" style:text-underline-width="auto" style:text-underline-mode="continuous"/>
    </style:style>
    <style:style style:name="EndnoteSymbol" style:display-name="Endnote Symbol" style:family="text"/>
    <style:style style:name="Linenumbering" style:display-name="Line numbering" style:family="text"/>
    <style:style style:name="Accentuation" style:display-name="Accentuation" style:family="text">
      <style:text-properties fo:font-style="italic" style:font-style-asian="italic"/>
    </style:style>
    <style:style style:name="StrongEmphasis" style:display-name="Strong Emphasis" style:family="text">
      <style:text-properties fo:font-weight="bold" style:font-weight-asian="bold"/>
    </style:style>
    <style:style style:name="SourceText" style:display-name="Source Text" style:family="text">
      <style:text-properties style:font-name="Cumberland" style:font-name-asian="Cumberland" style:font-name-complex="Cumberland"/>
    </style:style>
    <style:style style:name="Teletype" style:display-name="Teletype" style:family="text">
      <style:text-properties style:font-name="Courier New"/>
    </style:style>
    <style:style style:name="CaractèreQuestion" style:display-name="8 Caractère Question" style:family="text">
      <style:text-properties style:font-name="Wingdings" style:text-position="0% 100%" fo:font-size="20pt" style:font-size-asian="20pt" fo:background-color="transparent"/>
    </style:style>
    <style:style style:name="CaractèreEnumération" style:display-name="9 Caractère Enumération" style:family="text">
      <style:text-properties style:font-name="Wingdings" fo:font-size="16pt" style:font-size-asian="16pt" fo:background-color="transparent"/>
    </style:style>
    <style:style style:name="Normal1" style:display-name="Normal1" style:family="text">
      <style:text-properties fo:language="fr" fo:country="FR"/>
    </style:style>
    <style:style style:name="WW8Num6z0" style:display-name="WW8Num6z0" style:family="text">
      <style:text-properties style:font-name="Wingdings 3" fo:font-weight="normal" style:font-weight-asian="normal" fo:font-style="normal" style:font-style-asian="normal" fo:font-size="16pt" style:font-size-asian="16pt"/>
    </style:style>
    <style:style style:name="WW8Num6z1" style:display-name="WW8Num6z1" style:family="text">
      <style:text-properties style:font-name="Courier New"/>
    </style:style>
    <style:style style:name="WW8Num6z2" style:display-name="WW8Num6z2" style:family="text">
      <style:text-properties style:font-name="Wingdings"/>
    </style:style>
    <style:style style:name="WW8Num6z3" style:display-name="WW8Num6z3" style:family="text">
      <style:text-properties style:font-name="Symbol"/>
    </style:style>
    <style:style style:name="WW-Policepardéfaut" style:display-name="WW-Police par défaut" style:family="text"/>
    <style:style style:name="WW-Marquedecommentaire" style:display-name="WW-Marque de commentaire" style:family="text" style:parent-style-name="WW-Policepardéfaut">
      <style:text-properties fo:font-size="8pt" style:font-size-asian="8pt"/>
    </style:style>
    <style:style style:name="WW8Num21z0" style:display-name="WW8Num21z0" style:family="text">
      <style:text-properties style:font-name="Symbol"/>
    </style:style>
    <style:style style:name="WW8Num21z1" style:display-name="WW8Num21z1" style:family="text">
      <style:text-properties style:font-name="Courier New"/>
    </style:style>
    <style:style style:name="WW8Num21z2" style:display-name="WW8Num21z2" style:family="text">
      <style:text-properties style:font-name="Wingdings"/>
    </style:style>
    <style:style style:name="WW8Num41z0" style:display-name="WW8Num41z0" style:family="text">
      <style:text-properties style:font-name="Symbol"/>
    </style:style>
    <style:style style:name="WW8Num41z1" style:display-name="WW8Num41z1" style:family="text">
      <style:text-properties style:font-name="Courier New"/>
    </style:style>
    <style:style style:name="WW8Num41z2" style:display-name="WW8Num41z2" style:family="text">
      <style:text-properties style:font-name="Wingdings"/>
    </style:style>
    <style:style style:name="WW8Num10z0" style:display-name="WW8Num10z0" style:family="text">
      <style:text-properties style:font-name="Symbol"/>
    </style:style>
    <style:style style:name="WW8Num10z1" style:display-name="WW8Num10z1" style:family="text">
      <style:text-properties style:font-name="Times New Roman" style:font-name-asian="Times New Roman" style:font-name-complex="Times New Roman"/>
    </style:style>
    <style:style style:name="WW8Num10z2" style:display-name="WW8Num10z2" style:family="text">
      <style:text-properties style:font-name="Wingdings"/>
    </style:style>
    <style:style style:name="WW8Num10z4" style:display-name="WW8Num10z4" style:family="text">
      <style:text-properties style:font-name="Courier New"/>
    </style:style>
    <style:style style:name="WW8Num2z0" style:display-name="WW8Num2z0" style:family="text">
      <style:text-properties style:font-name="Times New Roman" style:font-name-asian="Times New Roman" style:font-name-complex="Times New Roman"/>
    </style:style>
    <style:style style:name="WW8Num2z1" style:display-name="WW8Num2z1" style:family="text">
      <style:text-properties style:font-name="Courier New"/>
    </style:style>
    <style:style style:name="WW8Num2z2" style:display-name="WW8Num2z2" style:family="text">
      <style:text-properties style:font-name="Wingdings"/>
    </style:style>
    <style:style style:name="WW8Num2z3" style:display-name="WW8Num2z3" style:family="text">
      <style:text-properties style:font-name="Symbol"/>
    </style:style>
    <style:style style:name="WW8Num28z0" style:display-name="WW8Num28z0" style:family="text">
      <style:text-properties style:font-name="Symbol"/>
    </style:style>
    <style:style style:name="WW8Num28z1" style:display-name="WW8Num28z1" style:family="text">
      <style:text-properties style:font-name="Courier New"/>
    </style:style>
    <style:style style:name="WW8Num28z2" style:display-name="WW8Num28z2" style:family="text">
      <style:text-properties style:font-name="Times New Roman" style:font-name-asian="Times New Roman" style:font-name-complex="Times New Roman"/>
    </style:style>
    <style:style style:name="WW8Num28z5" style:display-name="WW8Num28z5" style:family="text">
      <style:text-properties style:font-name="Wingdings"/>
    </style:style>
    <style:style style:name="WW8Num42z0" style:display-name="WW8Num42z0" style:family="text">
      <style:text-properties style:font-name="Symbol"/>
    </style:style>
    <style:style style:name="WW8Num42z1" style:display-name="WW8Num42z1" style:family="text">
      <style:text-properties style:font-name="Courier New"/>
    </style:style>
    <style:style style:name="WW8Num42z2" style:display-name="WW8Num42z2" style:family="text">
      <style:text-properties style:font-name="Wingdings"/>
    </style:style>
    <style:style style:name="WW8Num40z0" style:display-name="WW8Num40z0" style:family="text">
      <style:text-properties style:font-name="Symbol"/>
    </style:style>
    <style:style style:name="WW8Num40z1" style:display-name="WW8Num40z1" style:family="text">
      <style:text-properties style:font-name="Courier New"/>
    </style:style>
    <style:style style:name="WW8Num40z2" style:display-name="WW8Num40z2" style:family="text">
      <style:text-properties style:font-name="Wingdings"/>
    </style:style>
    <style:style style:name="WW8Num31z0" style:display-name="WW8Num31z0" style:family="text">
      <style:text-properties style:font-name="Symbol"/>
    </style:style>
    <style:style style:name="WW8Num31z1" style:display-name="WW8Num31z1" style:family="text">
      <style:text-properties style:font-name="Courier New"/>
    </style:style>
    <style:style style:name="WW8Num31z2" style:display-name="WW8Num31z2" style:family="text">
      <style:text-properties style:font-name="Wingdings"/>
    </style:style>
    <style:style style:name="WW8Num22z0" style:display-name="WW8Num22z0" style:family="text">
      <style:text-properties style:font-name="Symbol"/>
    </style:style>
    <style:style style:name="WW8Num22z1" style:display-name="WW8Num22z1" style:family="text">
      <style:text-properties style:font-name="Courier New"/>
    </style:style>
    <style:style style:name="WW8Num22z2" style:display-name="WW8Num22z2" style:family="text">
      <style:text-properties style:font-name="Wingdings"/>
    </style:style>
    <style:style style:name="PieddepageCar" style:display-name="Pied de page Car" style:family="text" style:parent-style-name="Policepardéfaut">
      <style:text-properties style:font-name="Arial Narrow" fo:font-size="10pt" style:font-size-asian="10pt"/>
    </style:style>
    <style:style style:name="TM1" style:display-name="TM 1" style:family="paragraph" style:parent-style-name="Normal" style:next-style-name="Normal">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TM2" style:display-name="TM 2" style:family="paragraph" style:parent-style-name="Normal" style:next-style-name="Normal">
      <style:paragraph-properties fo:margin-bottom="0.0694in" fo:margin-left="0.1527in">
        <style:tab-stops/>
      </style:paragraph-properties>
      <style:text-properties fo:hyphenate="false"/>
    </style:style>
    <style:style style:name="TM3" style:display-name="TM 3" style:family="paragraph" style:parent-style-name="Normal" style:next-style-name="Normal">
      <style:paragraph-properties fo:margin-bottom="0.0694in" fo:margin-left="0.3055in">
        <style:tab-stops/>
      </style:paragraph-properties>
      <style:text-properties fo:hyphenate="false"/>
    </style:style>
    <text:list-style style:name="WW_OutlineListStyle_2" style:display-name="WW_OutlineListStyle_2">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list-format-name="NLF1" style:num-format="1">
        <style:list-level-properties text:list-level-position-and-space-mode="label-alignment">
          <style:list-level-label-alignment text:label-followed-by="listtab"/>
        </style:list-level-properties>
      </text:list-level-style-number>
      <text:list-level-style-number text:level="2" style:num-suffix=" -" style:num-list-format-name="NLF1"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1"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1" style:num-format="1" text:display-levels="4">
        <style:list-level-properties text:list-level-position-and-space-mode="label-alignment">
          <style:list-level-label-alignment text:label-followed-by="listtab"/>
        </style:list-level-properties>
      </text:list-level-style-number>
      <text:list-level-style-number text:level="5" style:num-suffix=" -" style:num-list-format-name="NLF1" style:num-format="1" text:display-levels="5">
        <style:list-level-properties text:list-level-position-and-space-mode="label-alignment">
          <style:list-level-label-alignment text:label-followed-by="listtab"/>
        </style:list-level-properties>
      </text:list-level-style-number>
      <text:list-level-style-number text:level="6" style:num-suffix=" -" style:num-list-format-name="NLF1" style:num-format="1" text:display-levels="6">
        <style:list-level-properties text:list-level-position-and-space-mode="label-alignment">
          <style:list-level-label-alignment text:label-followed-by="listtab"/>
        </style:list-level-properties>
      </text:list-level-style-number>
      <text:list-level-style-number text:level="7" style:num-suffix=" -" style:num-list-format-name="NLF1" style:num-format="1" text:display-levels="7">
        <style:list-level-properties text:list-level-position-and-space-mode="label-alignment">
          <style:list-level-label-alignment text:label-followed-by="listtab"/>
        </style:list-level-properties>
      </text:list-level-style-number>
      <text:list-level-style-number text:level="8" style:num-suffix=" -" style:num-list-format-name="NLF1" style:num-format="1" text:display-levels="8">
        <style:list-level-properties text:list-level-position-and-space-mode="label-alignment">
          <style:list-level-label-alignment text:label-followed-by="listtab"/>
        </style:list-level-properties>
      </text:list-level-style-number>
      <text:list-level-style-number text:level="9" style:num-suffix=" -" style:num-list-format-name="NLF1" style:num-format="1" text:display-levels="9">
        <style:list-level-properties text:list-level-position-and-space-mode="label-alignment">
          <style:list-level-label-alignment text:label-followed-by="listtab"/>
        </style:list-level-properties>
      </text:list-level-style-number>
    </text:list-style>
    <text:list-style style:name="Numbering1_1" style:display-name="Numbering 1_1">
      <text:list-level-style-number text:level="1" style:num-suffix="." style:num-list-format-name="NLF2"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prefix="." style:num-list-format-name="NLF2" style:num-format="1">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prefix="." style:num-list-format-name="NLF2" style:num-format="1">
        <style:list-level-properties text:space-before="0.393in" text:min-label-width="0.1965in" text:list-level-position-and-space-mode="label-alignment">
          <style:list-level-label-alignment text:label-followed-by="listtab" fo:margin-left="0.5895in" fo:text-indent="-0.1965in"/>
        </style:list-level-properties>
      </text:list-level-style-number>
      <text:list-level-style-number text:level="4" style:num-prefix="." style:num-list-format-name="NLF2" style:num-format="1">
        <style:list-level-properties text:space-before="0.5895in" text:min-label-width="0.1965in" text:list-level-position-and-space-mode="label-alignment">
          <style:list-level-label-alignment text:label-followed-by="listtab" fo:margin-left="0.7861in" fo:text-indent="-0.1965in"/>
        </style:list-level-properties>
      </text:list-level-style-number>
      <text:list-level-style-number text:level="5" style:num-prefix="." style:num-list-format-name="NLF2" style:num-format="1">
        <style:list-level-properties text:space-before="0.7861in" text:min-label-width="0.1965in" text:list-level-position-and-space-mode="label-alignment">
          <style:list-level-label-alignment text:label-followed-by="listtab" fo:margin-left="0.9826in" fo:text-indent="-0.1965in"/>
        </style:list-level-properties>
      </text:list-level-style-number>
      <text:list-level-style-number text:level="6" style:num-prefix="." style:num-list-format-name="NLF2" style:num-format="1">
        <style:list-level-properties text:space-before="0.9826in" text:min-label-width="0.1965in" text:list-level-position-and-space-mode="label-alignment">
          <style:list-level-label-alignment text:label-followed-by="listtab" fo:margin-left="1.1791in" fo:text-indent="-0.1965in"/>
        </style:list-level-properties>
      </text:list-level-style-number>
      <text:list-level-style-number text:level="7" style:num-prefix="." style:num-list-format-name="NLF2" style:num-format="1">
        <style:list-level-properties text:space-before="1.1791in" text:min-label-width="0.1965in" text:list-level-position-and-space-mode="label-alignment">
          <style:list-level-label-alignment text:label-followed-by="listtab" fo:margin-left="1.3756in" fo:text-indent="-0.1965in"/>
        </style:list-level-properties>
      </text:list-level-style-number>
      <text:list-level-style-number text:level="8" style:num-prefix="." style:num-list-format-name="NLF2" style:num-format="1">
        <style:list-level-properties text:space-before="1.3756in" text:min-label-width="0.1965in" text:list-level-position-and-space-mode="label-alignment">
          <style:list-level-label-alignment text:label-followed-by="listtab" fo:margin-left="1.5722in" fo:text-indent="-0.1965in"/>
        </style:list-level-properties>
      </text:list-level-style-number>
      <text:list-level-style-number text:level="9" style:num-prefix="." style:num-list-format-name="NLF2" style:num-format="1">
        <style:list-level-properties text:space-before="1.5722in" text:min-label-width="0.1965in" text:list-level-position-and-space-mode="label-alignment">
          <style:list-level-label-alignment text:label-followed-by="listtab" fo:margin-left="1.7687in" fo:text-indent="-0.1965in"/>
        </style:list-level-properties>
      </text:list-level-style-number>
    </text:list-style>
    <text:list-style style:name="Numbering2_1" style:display-name="Numbering 2_1">
      <text:list-level-style-number text:level="1" style:num-list-format-name="NLF3"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list-format-name="NLF3"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list-format-name="NLF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list-format-name="NLF3"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list-format-name="NLF3"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list-format-name="NLF3"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list-format-name="NLF3"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list-format-name="NLF3"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list-format-name="NLF3"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_1" style:display-name="Numbering 3_1">
      <text:list-level-style-number text:level="1" style:num-list-format-name="NLF3"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list-format-name="NLF3"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list-format-name="NLF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list-format-name="NLF3"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list-format-name="NLF3"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list-format-name="NLF3"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list-format-name="NLF3"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list-format-name="NLF3"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list-format-name="NLF3"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_1" style:display-name="Numbering 4_1">
      <text:list-level-style-number text:level="1" style:num-suffix="." style:num-list-format-name="NLF2" style:num-format="I">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prefix="." style:num-list-format-name="NLF2" style:num-format="I" text:start-value="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prefix="." style:num-list-format-name="NLF2" style:num-format="I" text:start-value="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prefix="." style:num-list-format-name="NLF2" style:num-format="I" text:start-value="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prefix="." style:num-list-format-name="NLF2" style:num-format="I" text:start-value="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prefix="." style:num-list-format-name="NLF2" style:num-format="I" text:start-value="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prefix="." style:num-list-format-name="NLF2" style:num-format="I" text:start-value="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prefix="." style:num-list-format-name="NLF2" style:num-format="I" text:start-value="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prefix="." style:num-list-format-name="NLF2" style:num-format="I" text:start-value="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0LVL4" style:family="text">
      <style:text-properties style:font-name="StarSymbol"/>
    </style:style>
    <style:style style:name="WW_CharLFO10LVL5" style:family="text">
      <style:text-properties style:font-name="StarSymbol"/>
    </style:style>
    <style:style style:name="WW_CharLFO10LVL6" style:family="text">
      <style:text-properties style:font-name="StarSymbol"/>
    </style:style>
    <style:style style:name="WW_CharLFO10LVL7" style:family="text">
      <style:text-properties style:font-name="StarSymbol"/>
    </style:style>
    <style:style style:name="WW_CharLFO10LVL8" style:family="text">
      <style:text-properties style:font-name="StarSymbol"/>
    </style:style>
    <style:style style:name="WW_CharLFO10LVL9" style:family="text">
      <style:text-properties style:font-name="StarSymbol"/>
    </style:style>
    <text:list-style style:name="Numbering5" style:display-name="Numbering 5">
      <text:list-level-style-number text:level="1" style:num-suffix="." style:num-list-format-name="NLF4"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list-format-name="NLF4"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prefix=")" style:num-list-format-name="NLF4"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10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tarSymbol"/>
      </text:list-level-style-bullet>
      <text:list-level-style-bullet text:level="5" text:style-name="WW_CharLFO10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tarSymbol"/>
      </text:list-level-style-bullet>
      <text:list-level-style-bullet text:level="6" text:style-name="WW_CharLFO10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tarSymbol"/>
      </text:list-level-style-bullet>
      <text:list-level-style-bullet text:level="7" text:style-name="WW_CharLFO10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tarSymbol"/>
      </text:list-level-style-bullet>
      <text:list-level-style-bullet text:level="8" text:style-name="WW_CharLFO10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tarSymbol"/>
      </text:list-level-style-bullet>
      <text:list-level-style-bullet text:level="9" text:style-name="WW_CharLFO10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tarSymbol"/>
      </text:list-level-style-bullet>
    </text:list-style>
    <style:style style:name="WW_CharLFO11LVL1" style:family="text">
      <style:text-properties style:font-name="StarSymbol"/>
    </style:style>
    <style:style style:name="WW_CharLFO11LVL2" style:family="text">
      <style:text-properties style:font-name="StarSymbol"/>
    </style:style>
    <style:style style:name="WW_CharLFO11LVL3" style:family="text">
      <style:text-properties style:font-name="StarSymbol"/>
    </style:style>
    <style:style style:name="WW_CharLFO11LVL4" style:family="text">
      <style:text-properties style:font-name="StarSymbol"/>
    </style:style>
    <style:style style:name="WW_CharLFO11LVL5" style:family="text">
      <style:text-properties style:font-name="StarSymbol"/>
    </style:style>
    <style:style style:name="WW_CharLFO11LVL6" style:family="text">
      <style:text-properties style:font-name="StarSymbol"/>
    </style:style>
    <style:style style:name="WW_CharLFO11LVL7" style:family="text">
      <style:text-properties style:font-name="StarSymbol"/>
    </style:style>
    <style:style style:name="WW_CharLFO11LVL8" style:family="text">
      <style:text-properties style:font-name="StarSymbol"/>
    </style:style>
    <style:style style:name="WW_CharLFO11LVL9" style:family="text">
      <style:text-properties style:font-name="StarSymbol"/>
    </style:style>
    <text:list-style style:name="List1" style:display-name="List 1">
      <text:list-level-style-bullet text:level="1" text:style-name="WW_CharLFO11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11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11LVL3" text:bullet-char="•">
        <style:list-level-properties text:space-before="0.3111in" text:min-label-width="0.1555in" text:list-level-position-and-space-mode="label-alignment">
          <style:list-level-label-alignment text:label-followed-by="listtab" fo:margin-left="0.4666in" fo:text-indent="-0.1555in"/>
        </style:list-level-properties>
        <style:text-properties style:font-name="StarSymbol"/>
      </text:list-level-style-bullet>
      <text:list-level-style-bullet text:level="4" text:style-name="WW_CharLFO11LVL4" text:bullet-char="•">
        <style:list-level-properties text:space-before="0.4666in" text:min-label-width="0.1555in" text:list-level-position-and-space-mode="label-alignment">
          <style:list-level-label-alignment text:label-followed-by="listtab" fo:margin-left="0.6222in" fo:text-indent="-0.1555in"/>
        </style:list-level-properties>
        <style:text-properties style:font-name="StarSymbol"/>
      </text:list-level-style-bullet>
      <text:list-level-style-bullet text:level="5" text:style-name="WW_CharLFO11LVL5" text:bullet-char="•">
        <style:list-level-properties text:space-before="0.6222in" text:min-label-width="0.1555in" text:list-level-position-and-space-mode="label-alignment">
          <style:list-level-label-alignment text:label-followed-by="listtab" fo:margin-left="0.7777in" fo:text-indent="-0.1555in"/>
        </style:list-level-properties>
        <style:text-properties style:font-name="StarSymbol"/>
      </text:list-level-style-bullet>
      <text:list-level-style-bullet text:level="6" text:style-name="WW_CharLFO11LVL6" text:bullet-char="•">
        <style:list-level-properties text:space-before="0.7777in" text:min-label-width="0.1555in" text:list-level-position-and-space-mode="label-alignment">
          <style:list-level-label-alignment text:label-followed-by="listtab" fo:margin-left="0.9333in" fo:text-indent="-0.1555in"/>
        </style:list-level-properties>
        <style:text-properties style:font-name="StarSymbol"/>
      </text:list-level-style-bullet>
      <text:list-level-style-bullet text:level="7" text:style-name="WW_CharLFO11LVL7" text:bullet-char="•">
        <style:list-level-properties text:space-before="0.9333in" text:min-label-width="0.1555in" text:list-level-position-and-space-mode="label-alignment">
          <style:list-level-label-alignment text:label-followed-by="listtab" fo:margin-left="1.0888in" fo:text-indent="-0.1555in"/>
        </style:list-level-properties>
        <style:text-properties style:font-name="StarSymbol"/>
      </text:list-level-style-bullet>
      <text:list-level-style-bullet text:level="8" text:style-name="WW_CharLFO11LVL8" text:bullet-char="•">
        <style:list-level-properties text:space-before="1.0888in" text:min-label-width="0.1555in" text:list-level-position-and-space-mode="label-alignment">
          <style:list-level-label-alignment text:label-followed-by="listtab" fo:margin-left="1.2444in" fo:text-indent="-0.1555in"/>
        </style:list-level-properties>
        <style:text-properties style:font-name="StarSymbol"/>
      </text:list-level-style-bullet>
      <text:list-level-style-bullet text:level="9" text:style-name="WW_CharLFO11LVL9" text:bullet-char="•">
        <style:list-level-properties text:space-before="1.2444in" text:min-label-width="0.1555in" text:list-level-position-and-space-mode="label-alignment">
          <style:list-level-label-alignment text:label-followed-by="listtab" fo:margin-left="1.4in" fo:text-indent="-0.1555in"/>
        </style:list-level-properties>
        <style:text-properties style:font-name="StarSymbol"/>
      </text:list-level-style-bullet>
    </text:list-style>
    <style:style style:name="WW_CharLFO12LVL1" style:family="text">
      <style:text-properties style:font-name="StarSymbol"/>
    </style:style>
    <style:style style:name="WW_CharLFO12LVL2" style:family="text">
      <style:text-properties style:font-name="StarSymbol"/>
    </style:style>
    <style:style style:name="WW_CharLFO12LVL3" style:family="text">
      <style:text-properties style:font-name="StarSymbol"/>
    </style:style>
    <style:style style:name="WW_CharLFO12LVL4" style:family="text">
      <style:text-properties style:font-name="StarSymbol"/>
    </style:style>
    <style:style style:name="WW_CharLFO12LVL5" style:family="text">
      <style:text-properties style:font-name="StarSymbol"/>
    </style:style>
    <style:style style:name="WW_CharLFO12LVL6" style:family="text">
      <style:text-properties style:font-name="StarSymbol"/>
    </style:style>
    <style:style style:name="WW_CharLFO12LVL7" style:family="text">
      <style:text-properties style:font-name="StarSymbol"/>
    </style:style>
    <style:style style:name="WW_CharLFO12LVL8" style:family="text">
      <style:text-properties style:font-name="StarSymbol"/>
    </style:style>
    <style:style style:name="WW_CharLFO12LVL9" style:family="text">
      <style:text-properties style:font-name="StarSymbol"/>
    </style:style>
    <text:list-style style:name="List20" style:display-name="List 20">
      <text:list-level-style-bullet text:level="1" text:style-name="WW_CharLFO12LVL1" text:bullet-char="–">
        <style:list-level-properties text:space-before="0in" text:min-label-width="0.1166in" text:list-level-position-and-space-mode="label-alignment">
          <style:list-level-label-alignment text:label-followed-by="listtab" fo:margin-left="0.1166in" fo:text-indent="-0.1166in"/>
        </style:list-level-properties>
        <style:text-properties style:font-name="StarSymbol"/>
      </text:list-level-style-bullet>
      <text:list-level-style-bullet text:level="2" text:style-name="WW_CharLFO12LVL2" text:bullet-char="–">
        <style:list-level-properties text:space-before="0.1166in" text:min-label-width="0.1166in" text:list-level-position-and-space-mode="label-alignment">
          <style:list-level-label-alignment text:label-followed-by="listtab" fo:margin-left="0.2333in" fo:text-indent="-0.1166in"/>
        </style:list-level-properties>
        <style:text-properties style:font-name="StarSymbol"/>
      </text:list-level-style-bullet>
      <text:list-level-style-bullet text:level="3" text:style-name="WW_CharLFO12LVL3" text:bullet-char="–">
        <style:list-level-properties text:space-before="0.2333in" text:min-label-width="0.1166in" text:list-level-position-and-space-mode="label-alignment">
          <style:list-level-label-alignment text:label-followed-by="listtab" fo:margin-left="0.35in" fo:text-indent="-0.1166in"/>
        </style:list-level-properties>
        <style:text-properties style:font-name="StarSymbol"/>
      </text:list-level-style-bullet>
      <text:list-level-style-bullet text:level="4" text:style-name="WW_CharLFO12LVL4" text:bullet-char="–">
        <style:list-level-properties text:space-before="0.35in" text:min-label-width="0.1166in" text:list-level-position-and-space-mode="label-alignment">
          <style:list-level-label-alignment text:label-followed-by="listtab" fo:margin-left="0.4666in" fo:text-indent="-0.1166in"/>
        </style:list-level-properties>
        <style:text-properties style:font-name="StarSymbol"/>
      </text:list-level-style-bullet>
      <text:list-level-style-bullet text:level="5" text:style-name="WW_CharLFO12LVL5" text:bullet-char="–">
        <style:list-level-properties text:space-before="0.4666in" text:min-label-width="0.1166in" text:list-level-position-and-space-mode="label-alignment">
          <style:list-level-label-alignment text:label-followed-by="listtab" fo:margin-left="0.5833in" fo:text-indent="-0.1166in"/>
        </style:list-level-properties>
        <style:text-properties style:font-name="StarSymbol"/>
      </text:list-level-style-bullet>
      <text:list-level-style-bullet text:level="6" text:style-name="WW_CharLFO12LVL6" text:bullet-char="–">
        <style:list-level-properties text:space-before="0.5833in" text:min-label-width="0.1166in" text:list-level-position-and-space-mode="label-alignment">
          <style:list-level-label-alignment text:label-followed-by="listtab" fo:margin-left="0.7in" fo:text-indent="-0.1166in"/>
        </style:list-level-properties>
        <style:text-properties style:font-name="StarSymbol"/>
      </text:list-level-style-bullet>
      <text:list-level-style-bullet text:level="7" text:style-name="WW_CharLFO12LVL7" text:bullet-char="–">
        <style:list-level-properties text:space-before="0.7in" text:min-label-width="0.1166in" text:list-level-position-and-space-mode="label-alignment">
          <style:list-level-label-alignment text:label-followed-by="listtab" fo:margin-left="0.8166in" fo:text-indent="-0.1166in"/>
        </style:list-level-properties>
        <style:text-properties style:font-name="StarSymbol"/>
      </text:list-level-style-bullet>
      <text:list-level-style-bullet text:level="8" text:style-name="WW_CharLFO12LVL8" text:bullet-char="–">
        <style:list-level-properties text:space-before="0.8166in" text:min-label-width="0.1166in" text:list-level-position-and-space-mode="label-alignment">
          <style:list-level-label-alignment text:label-followed-by="listtab" fo:margin-left="0.9333in" fo:text-indent="-0.1166in"/>
        </style:list-level-properties>
        <style:text-properties style:font-name="StarSymbol"/>
      </text:list-level-style-bullet>
      <text:list-level-style-bullet text:level="9" text:style-name="WW_CharLFO12LVL9" text:bullet-char="–">
        <style:list-level-properties text:space-before="0.9333in" text:min-label-width="0.1166in" text:list-level-position-and-space-mode="label-alignment">
          <style:list-level-label-alignment text:label-followed-by="listtab" fo:margin-left="1.05in" fo:text-indent="-0.1166in"/>
        </style:list-level-properties>
        <style:text-properties style:font-name="StarSymbol"/>
      </text:list-level-style-bullet>
    </text:list-style>
    <style:style style:name="WW_CharLFO13LVL1" style:family="text">
      <style:text-properties style:font-name="StarSymbol"/>
    </style:style>
    <style:style style:name="WW_CharLFO13LVL2" style:family="text">
      <style:text-properties style:font-name="StarSymbol"/>
    </style:style>
    <style:style style:name="WW_CharLFO13LVL3" style:family="text">
      <style:text-properties style:font-name="StarSymbol"/>
    </style:style>
    <style:style style:name="WW_CharLFO13LVL4" style:family="text">
      <style:text-properties style:font-name="StarSymbol"/>
    </style:style>
    <style:style style:name="WW_CharLFO13LVL5" style:family="text">
      <style:text-properties style:font-name="StarSymbol"/>
    </style:style>
    <style:style style:name="WW_CharLFO13LVL6" style:family="text">
      <style:text-properties style:font-name="StarSymbol"/>
    </style:style>
    <style:style style:name="WW_CharLFO13LVL7" style:family="text">
      <style:text-properties style:font-name="StarSymbol"/>
    </style:style>
    <style:style style:name="WW_CharLFO13LVL8" style:family="text">
      <style:text-properties style:font-name="StarSymbol"/>
    </style:style>
    <style:style style:name="WW_CharLFO13LVL9" style:family="text">
      <style:text-properties style:font-name="StarSymbol"/>
    </style:style>
    <text:list-style style:name="Liste31" style:display-name="Liste 31">
      <text:list-level-style-bullet text:level="1" text:style-name="WW_CharLFO13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13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13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4" text:style-name="WW_CharLFO13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5" text:style-name="WW_CharLFO13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6" text:style-name="WW_CharLFO13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7" text:style-name="WW_CharLFO13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8" text:style-name="WW_CharLFO13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9" text:style-name="WW_CharLFO13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style>
    <style:style style:name="WW_CharLFO14LVL1" style:family="text">
      <style:text-properties style:font-name="Wingdings" fo:font-size="9pt" style:font-size-asian="9pt"/>
    </style:style>
    <style:style style:name="WW_CharLFO14LVL2" style:family="text">
      <style:text-properties style:font-name="Wingdings" fo:font-size="9pt" style:font-size-asian="9pt"/>
    </style:style>
    <style:style style:name="WW_CharLFO14LVL3" style:family="text">
      <style:text-properties style:font-name="Wingdings" fo:font-size="9pt" style:font-size-asian="9pt"/>
    </style:style>
    <style:style style:name="WW_CharLFO14LVL4" style:family="text">
      <style:text-properties style:font-name="Wingdings" fo:font-size="9pt" style:font-size-asian="9pt"/>
    </style:style>
    <style:style style:name="WW_CharLFO14LVL5" style:family="text">
      <style:text-properties style:font-name="Wingdings" fo:font-size="9pt" style:font-size-asian="9pt"/>
    </style:style>
    <style:style style:name="WW_CharLFO14LVL6" style:family="text">
      <style:text-properties style:font-name="Wingdings" fo:font-size="9pt" style:font-size-asian="9pt"/>
    </style:style>
    <style:style style:name="WW_CharLFO14LVL7" style:family="text">
      <style:text-properties style:font-name="Wingdings" fo:font-size="9pt" style:font-size-asian="9pt"/>
    </style:style>
    <style:style style:name="WW_CharLFO14LVL8" style:family="text">
      <style:text-properties style:font-name="Wingdings" fo:font-size="9pt" style:font-size-asian="9pt"/>
    </style:style>
    <style:style style:name="WW_CharLFO14LVL9" style:family="text">
      <style:text-properties style:font-name="Wingdings" fo:font-size="9pt" style:font-size-asian="9pt"/>
    </style:style>
    <text:list-style style:name="Liste41" style:display-name="Liste 41">
      <text:list-level-style-bullet text:level="1" text:style-name="WW_CharLFO1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Wingdings"/>
      </text:list-level-style-bullet>
      <text:list-level-style-bullet text:level="2" text:style-name="WW_CharLFO14LVL2" text:bullet-char="">
        <style:list-level-properties text:space-before="0.5555in" text:min-label-width="0.1965in" text:list-level-position-and-space-mode="label-alignment">
          <style:list-level-label-alignment text:label-followed-by="listtab" fo:margin-left="0.752in" fo:text-indent="-0.1965in"/>
        </style:list-level-properties>
        <style:text-properties style:font-name="Wingdings"/>
      </text:list-level-style-bullet>
      <text:list-level-style-bullet text:level="3" text:style-name="WW_CharLFO14LVL3" text:bullet-char="">
        <style:list-level-properties text:space-before="1.1111in" text:min-label-width="0.1965in" text:list-level-position-and-space-mode="label-alignment">
          <style:list-level-label-alignment text:label-followed-by="listtab" fo:margin-left="1.3076in" fo:text-indent="-0.1965in"/>
        </style:list-level-properties>
        <style:text-properties style:font-name="Wingdings"/>
      </text:list-level-style-bullet>
      <text:list-level-style-bullet text:level="4" text:style-name="WW_CharLFO14LVL4" text:bullet-char="">
        <style:list-level-properties text:space-before="1.6666in" text:min-label-width="0.1965in" text:list-level-position-and-space-mode="label-alignment">
          <style:list-level-label-alignment text:label-followed-by="listtab" fo:margin-left="1.8631in" fo:text-indent="-0.1965in"/>
        </style:list-level-properties>
        <style:text-properties style:font-name="Wingdings"/>
      </text:list-level-style-bullet>
      <text:list-level-style-bullet text:level="5" text:style-name="WW_CharLFO14LVL5" text:bullet-char="">
        <style:list-level-properties text:space-before="2.2222in" text:min-label-width="0.1965in" text:list-level-position-and-space-mode="label-alignment">
          <style:list-level-label-alignment text:label-followed-by="listtab" fo:margin-left="2.4187in" fo:text-indent="-0.1965in"/>
        </style:list-level-properties>
        <style:text-properties style:font-name="Wingdings"/>
      </text:list-level-style-bullet>
      <text:list-level-style-bullet text:level="6" text:style-name="WW_CharLFO14LVL6" text:bullet-char="">
        <style:list-level-properties text:space-before="2.7777in" text:min-label-width="0.1965in" text:list-level-position-and-space-mode="label-alignment">
          <style:list-level-label-alignment text:label-followed-by="listtab" fo:margin-left="2.9743in" fo:text-indent="-0.1965in"/>
        </style:list-level-properties>
        <style:text-properties style:font-name="Wingdings"/>
      </text:list-level-style-bullet>
      <text:list-level-style-bullet text:level="7" text:style-name="WW_CharLFO14LVL7" text:bullet-char="">
        <style:list-level-properties text:space-before="3.3333in" text:min-label-width="0.1965in" text:list-level-position-and-space-mode="label-alignment">
          <style:list-level-label-alignment text:label-followed-by="listtab" fo:margin-left="3.5298in" fo:text-indent="-0.1965in"/>
        </style:list-level-properties>
        <style:text-properties style:font-name="Wingdings"/>
      </text:list-level-style-bullet>
      <text:list-level-style-bullet text:level="8" text:style-name="WW_CharLFO14LVL8" text:bullet-char="">
        <style:list-level-properties text:space-before="3.8888in" text:min-label-width="0.1965in" text:list-level-position-and-space-mode="label-alignment">
          <style:list-level-label-alignment text:label-followed-by="listtab" fo:margin-left="4.0854in" fo:text-indent="-0.1965in"/>
        </style:list-level-properties>
        <style:text-properties style:font-name="Wingdings"/>
      </text:list-level-style-bullet>
      <text:list-level-style-bullet text:level="9" text:style-name="WW_CharLFO14LVL9" text:bullet-char="">
        <style:list-level-properties text:space-before="4.4444in" text:min-label-width="0.1965in" text:list-level-position-and-space-mode="label-alignment">
          <style:list-level-label-alignment text:label-followed-by="listtab" fo:margin-left="4.6409in" fo:text-indent="-0.1965in"/>
        </style:list-level-properties>
        <style:text-properties style:font-name="Wingdings"/>
      </text:list-level-style-bullet>
    </text:list-style>
    <style:style style:name="WW_CharLFO15LVL1" style:family="text">
      <style:text-properties style:font-name="StarSymbol"/>
    </style:style>
    <style:style style:name="WW_CharLFO15LVL2" style:family="text">
      <style:text-properties style:font-name="StarSymbol"/>
    </style:style>
    <style:style style:name="WW_CharLFO15LVL3" style:family="text">
      <style:text-properties style:font-name="StarSymbol"/>
    </style:style>
    <style:style style:name="WW_CharLFO15LVL4" style:family="text">
      <style:text-properties style:font-name="StarSymbol"/>
    </style:style>
    <style:style style:name="WW_CharLFO15LVL5" style:family="text">
      <style:text-properties style:font-name="StarSymbol"/>
    </style:style>
    <style:style style:name="WW_CharLFO15LVL6" style:family="text">
      <style:text-properties style:font-name="StarSymbol"/>
    </style:style>
    <style:style style:name="WW_CharLFO15LVL7" style:family="text">
      <style:text-properties style:font-name="StarSymbol"/>
    </style:style>
    <style:style style:name="WW_CharLFO15LVL8" style:family="text">
      <style:text-properties style:font-name="StarSymbol"/>
    </style:style>
    <style:style style:name="WW_CharLFO15LVL9" style:family="text">
      <style:text-properties style:font-name="StarSymbol"/>
    </style:style>
    <text:list-style style:name="List50" style:display-name="List 50">
      <text:list-level-style-bullet text:level="1" text:style-name="WW_CharLFO15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15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15LVL3" text:bullet-char="✗">
        <style:list-level-properties text:space-before="0.3111in" text:min-label-width="0.1555in" text:list-level-position-and-space-mode="label-alignment">
          <style:list-level-label-alignment text:label-followed-by="listtab" fo:margin-left="0.4666in" fo:text-indent="-0.1555in"/>
        </style:list-level-properties>
        <style:text-properties style:font-name="StarSymbol"/>
      </text:list-level-style-bullet>
      <text:list-level-style-bullet text:level="4" text:style-name="WW_CharLFO15LVL4" text:bullet-char="✗">
        <style:list-level-properties text:space-before="0.4666in" text:min-label-width="0.1555in" text:list-level-position-and-space-mode="label-alignment">
          <style:list-level-label-alignment text:label-followed-by="listtab" fo:margin-left="0.6222in" fo:text-indent="-0.1555in"/>
        </style:list-level-properties>
        <style:text-properties style:font-name="StarSymbol"/>
      </text:list-level-style-bullet>
      <text:list-level-style-bullet text:level="5" text:style-name="WW_CharLFO15LVL5" text:bullet-char="✗">
        <style:list-level-properties text:space-before="0.6222in" text:min-label-width="0.1555in" text:list-level-position-and-space-mode="label-alignment">
          <style:list-level-label-alignment text:label-followed-by="listtab" fo:margin-left="0.7777in" fo:text-indent="-0.1555in"/>
        </style:list-level-properties>
        <style:text-properties style:font-name="StarSymbol"/>
      </text:list-level-style-bullet>
      <text:list-level-style-bullet text:level="6" text:style-name="WW_CharLFO15LVL6" text:bullet-char="✗">
        <style:list-level-properties text:space-before="0.7777in" text:min-label-width="0.1555in" text:list-level-position-and-space-mode="label-alignment">
          <style:list-level-label-alignment text:label-followed-by="listtab" fo:margin-left="0.9333in" fo:text-indent="-0.1555in"/>
        </style:list-level-properties>
        <style:text-properties style:font-name="StarSymbol"/>
      </text:list-level-style-bullet>
      <text:list-level-style-bullet text:level="7" text:style-name="WW_CharLFO15LVL7" text:bullet-char="✗">
        <style:list-level-properties text:space-before="0.9333in" text:min-label-width="0.1555in" text:list-level-position-and-space-mode="label-alignment">
          <style:list-level-label-alignment text:label-followed-by="listtab" fo:margin-left="1.0888in" fo:text-indent="-0.1555in"/>
        </style:list-level-properties>
        <style:text-properties style:font-name="StarSymbol"/>
      </text:list-level-style-bullet>
      <text:list-level-style-bullet text:level="8" text:style-name="WW_CharLFO15LVL8" text:bullet-char="✗">
        <style:list-level-properties text:space-before="1.0888in" text:min-label-width="0.1555in" text:list-level-position-and-space-mode="label-alignment">
          <style:list-level-label-alignment text:label-followed-by="listtab" fo:margin-left="1.2444in" fo:text-indent="-0.1555in"/>
        </style:list-level-properties>
        <style:text-properties style:font-name="StarSymbol"/>
      </text:list-level-style-bullet>
      <text:list-level-style-bullet text:level="9" text:style-name="WW_CharLFO15LVL9" text:bullet-char="✗">
        <style:list-level-properties text:space-before="1.2444in" text:min-label-width="0.1555in" text:list-level-position-and-space-mode="label-alignment">
          <style:list-level-label-alignment text:label-followed-by="listtab" fo:margin-left="1.4in" fo:text-indent="-0.1555in"/>
        </style:list-level-properties>
        <style:text-properties style:font-name="StarSymbol"/>
      </text:list-level-style-bullet>
    </text:list-style>
    <style:style style:name="WW_CharLFO16LVL1" style:family="text">
      <style:text-properties style:font-name="Wingdings" style:text-position="0% 100%" fo:font-size="20pt" style:font-size-asian="20pt" fo:background-color="transparent"/>
    </style:style>
    <style:style style:name="WW_CharLFO16LVL2" style:family="text">
      <style:text-properties style:font-name="Wingdings" style:text-position="0% 100%" fo:font-size="20pt" style:font-size-asian="20pt" fo:background-color="transparent"/>
    </style:style>
    <style:style style:name="WW_CharLFO16LVL3" style:family="text">
      <style:text-properties style:font-name="Wingdings" style:text-position="0% 100%" fo:font-size="20pt" style:font-size-asian="20pt" fo:background-color="transparent"/>
    </style:style>
    <style:style style:name="WW_CharLFO16LVL4" style:family="text">
      <style:text-properties style:font-name="Wingdings" style:text-position="0% 100%" fo:font-size="20pt" style:font-size-asian="20pt" fo:background-color="transparent"/>
    </style:style>
    <style:style style:name="WW_CharLFO16LVL5" style:family="text">
      <style:text-properties style:font-name="Wingdings" style:text-position="0% 100%" fo:font-size="20pt" style:font-size-asian="20pt" fo:background-color="transparent"/>
    </style:style>
    <style:style style:name="WW_CharLFO16LVL6" style:family="text">
      <style:text-properties style:font-name="Wingdings" style:text-position="0% 100%" fo:font-size="20pt" style:font-size-asian="20pt" fo:background-color="transparent"/>
    </style:style>
    <style:style style:name="WW_CharLFO16LVL7" style:family="text">
      <style:text-properties style:font-name="Wingdings" style:text-position="0% 100%" fo:font-size="20pt" style:font-size-asian="20pt" fo:background-color="transparent"/>
    </style:style>
    <style:style style:name="WW_CharLFO16LVL8" style:family="text">
      <style:text-properties style:font-name="Wingdings" style:text-position="0% 100%" fo:font-size="20pt" style:font-size-asian="20pt" fo:background-color="transparent"/>
    </style:style>
    <style:style style:name="WW_CharLFO16LVL9" style:family="text">
      <style:text-properties style:font-name="Wingdings" style:text-position="0% 100%" fo:font-size="20pt" style:font-size-asian="20pt" fo:background-color="transparent"/>
    </style:style>
    <text:list-style style:name="PuceQuestion" style:display-name="8 Puce Question">
      <text:list-level-style-bullet text:level="1" text:style-name="WW_CharLFO16LVL1" text:bullet-char="">
        <style:list-level-properties text:space-before="0in" text:min-label-width="0.3937in" text:list-level-position-and-space-mode="label-alignment">
          <style:list-level-label-alignment text:label-followed-by="listtab" fo:margin-left="0.3937in" fo:text-indent="-0.3937in"/>
        </style:list-level-properties>
        <style:text-properties style:font-name="Wingdings"/>
      </text:list-level-style-bullet>
      <text:list-level-style-bullet text:level="2" text:style-name="WW_CharLFO16LVL2" text:bullet-char="">
        <style:list-level-properties text:space-before="0.1965in" text:min-label-width="0.3937in" text:list-level-position-and-space-mode="label-alignment">
          <style:list-level-label-alignment text:label-followed-by="listtab" fo:margin-left="0.5902in" fo:text-indent="-0.3937in"/>
        </style:list-level-properties>
        <style:text-properties style:font-name="Wingdings"/>
      </text:list-level-style-bullet>
      <text:list-level-style-bullet text:level="3" text:style-name="WW_CharLFO16LVL3" text:bullet-char="">
        <style:list-level-properties text:space-before="0.393in" text:min-label-width="0.3937in" text:list-level-position-and-space-mode="label-alignment">
          <style:list-level-label-alignment text:label-followed-by="listtab" fo:margin-left="0.7868in" fo:text-indent="-0.3937in"/>
        </style:list-level-properties>
        <style:text-properties style:font-name="Wingdings"/>
      </text:list-level-style-bullet>
      <text:list-level-style-bullet text:level="4" text:style-name="WW_CharLFO16LVL4" text:bullet-char="">
        <style:list-level-properties text:space-before="0.5895in" text:min-label-width="0.3937in" text:list-level-position-and-space-mode="label-alignment">
          <style:list-level-label-alignment text:label-followed-by="listtab" fo:margin-left="0.9833in" fo:text-indent="-0.3937in"/>
        </style:list-level-properties>
        <style:text-properties style:font-name="Wingdings"/>
      </text:list-level-style-bullet>
      <text:list-level-style-bullet text:level="5" text:style-name="WW_CharLFO16LVL5" text:bullet-char="">
        <style:list-level-properties text:space-before="0.7861in" text:min-label-width="0.3937in" text:list-level-position-and-space-mode="label-alignment">
          <style:list-level-label-alignment text:label-followed-by="listtab" fo:margin-left="1.1798in" fo:text-indent="-0.3937in"/>
        </style:list-level-properties>
        <style:text-properties style:font-name="Wingdings"/>
      </text:list-level-style-bullet>
      <text:list-level-style-bullet text:level="6" text:style-name="WW_CharLFO16LVL6" text:bullet-char="">
        <style:list-level-properties text:space-before="0.9826in" text:min-label-width="0.3937in" text:list-level-position-and-space-mode="label-alignment">
          <style:list-level-label-alignment text:label-followed-by="listtab" fo:margin-left="1.3763in" fo:text-indent="-0.3937in"/>
        </style:list-level-properties>
        <style:text-properties style:font-name="Wingdings"/>
      </text:list-level-style-bullet>
      <text:list-level-style-bullet text:level="7" text:style-name="WW_CharLFO16LVL7" text:bullet-char="">
        <style:list-level-properties text:space-before="1.1791in" text:min-label-width="0.3937in" text:list-level-position-and-space-mode="label-alignment">
          <style:list-level-label-alignment text:label-followed-by="listtab" fo:margin-left="1.5729in" fo:text-indent="-0.3937in"/>
        </style:list-level-properties>
        <style:text-properties style:font-name="Wingdings"/>
      </text:list-level-style-bullet>
      <text:list-level-style-bullet text:level="8" text:style-name="WW_CharLFO16LVL8" text:bullet-char="">
        <style:list-level-properties text:space-before="1.3756in" text:min-label-width="0.3937in" text:list-level-position-and-space-mode="label-alignment">
          <style:list-level-label-alignment text:label-followed-by="listtab" fo:margin-left="1.7694in" fo:text-indent="-0.3937in"/>
        </style:list-level-properties>
        <style:text-properties style:font-name="Wingdings"/>
      </text:list-level-style-bullet>
      <text:list-level-style-bullet text:level="9" text:style-name="WW_CharLFO16LVL9" text:bullet-char="">
        <style:list-level-properties text:space-before="1.5722in" text:min-label-width="0.3937in" text:list-level-position-and-space-mode="label-alignment">
          <style:list-level-label-alignment text:label-followed-by="listtab" fo:margin-left="1.9659in" fo:text-indent="-0.3937in"/>
        </style:list-level-properties>
        <style:text-properties style:font-name="Wingdings"/>
      </text:list-level-style-bullet>
    </text:list-style>
    <style:style style:name="WW_CharLFO17LVL1" style:family="text">
      <style:text-properties style:font-name="Wingdings" fo:font-size="16pt" style:font-size-asian="16pt" fo:background-color="transparent"/>
    </style:style>
    <style:style style:name="WW_CharLFO17LVL2" style:family="text">
      <style:text-properties style:font-name="Wingdings" fo:font-size="16pt" style:font-size-asian="16pt" fo:background-color="transparent"/>
    </style:style>
    <style:style style:name="WW_CharLFO17LVL3" style:family="text">
      <style:text-properties style:font-name="Wingdings" fo:font-size="16pt" style:font-size-asian="16pt" fo:background-color="transparent"/>
    </style:style>
    <style:style style:name="WW_CharLFO17LVL4" style:family="text">
      <style:text-properties style:font-name="Wingdings" fo:font-size="16pt" style:font-size-asian="16pt" fo:background-color="transparent"/>
    </style:style>
    <style:style style:name="WW_CharLFO17LVL5" style:family="text">
      <style:text-properties style:font-name="Wingdings" fo:font-size="16pt" style:font-size-asian="16pt" fo:background-color="transparent"/>
    </style:style>
    <style:style style:name="WW_CharLFO17LVL6" style:family="text">
      <style:text-properties style:font-name="Wingdings" fo:font-size="16pt" style:font-size-asian="16pt" fo:background-color="transparent"/>
    </style:style>
    <style:style style:name="WW_CharLFO17LVL7" style:family="text">
      <style:text-properties style:font-name="Wingdings" fo:font-size="16pt" style:font-size-asian="16pt" fo:background-color="transparent"/>
    </style:style>
    <style:style style:name="WW_CharLFO17LVL8" style:family="text">
      <style:text-properties style:font-name="Wingdings" fo:font-size="16pt" style:font-size-asian="16pt" fo:background-color="transparent"/>
    </style:style>
    <style:style style:name="WW_CharLFO17LVL9" style:family="text">
      <style:text-properties style:font-name="Wingdings" fo:font-size="16pt" style:font-size-asian="16pt" fo:background-color="transparent"/>
    </style:style>
    <text:list-style style:name="PuceEnumération" style:display-name="9 Puce Enumération">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7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Wingdings"/>
      </text:list-level-style-bullet>
      <text:list-level-style-bullet text:level="3" text:style-name="WW_CharLFO17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Wingdings"/>
      </text:list-level-style-bullet>
      <text:list-level-style-bullet text:level="4" text:style-name="WW_CharLFO17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Wingdings"/>
      </text:list-level-style-bullet>
      <text:list-level-style-bullet text:level="5" text:style-name="WW_CharLFO17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Wingdings"/>
      </text:list-level-style-bullet>
      <text:list-level-style-bullet text:level="6" text:style-name="WW_CharLFO17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Wingdings"/>
      </text:list-level-style-bullet>
      <text:list-level-style-bullet text:level="7" text:style-name="WW_CharLFO17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Wingdings"/>
      </text:list-level-style-bullet>
      <text:list-level-style-bullet text:level="8" text:style-name="WW_CharLFO17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Wingdings"/>
      </text:list-level-style-bullet>
      <text:list-level-style-bullet text:level="9" text:style-name="WW_CharLFO17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Wingdings"/>
      </text:list-level-style-bullet>
    </text:list-style>
    <text:list-style style:name="Manumerotation" style:display-name="Ma numerotation">
      <text:list-level-style-number text:level="1" style:num-suffix=" -" style:num-list-format-name="NLF1" style:num-format="1">
        <style:list-level-properties text:list-level-position-and-space-mode="label-alignment">
          <style:list-level-label-alignment text:label-followed-by="listtab"/>
        </style:list-level-properties>
      </text:list-level-style-number>
      <text:list-level-style-number text:level="2" style:num-suffix=" -" style:num-list-format-name="NLF1"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1"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1" style:num-format="1" text:display-levels="4">
        <style:list-level-properties text:list-level-position-and-space-mode="label-alignment">
          <style:list-level-label-alignment text:label-followed-by="listtab"/>
        </style:list-level-properties>
      </text:list-level-style-number>
      <text:list-level-style-number text:level="5" style:num-suffix=" -" style:num-list-format-name="NLF1" style:num-format="1" text:display-levels="5">
        <style:list-level-properties text:list-level-position-and-space-mode="label-alignment">
          <style:list-level-label-alignment text:label-followed-by="listtab"/>
        </style:list-level-properties>
      </text:list-level-style-number>
      <text:list-level-style-number text:level="6" style:num-suffix=" -" style:num-list-format-name="NLF1" style:num-format="1" text:display-levels="6">
        <style:list-level-properties text:list-level-position-and-space-mode="label-alignment">
          <style:list-level-label-alignment text:label-followed-by="listtab"/>
        </style:list-level-properties>
      </text:list-level-style-number>
      <text:list-level-style-number text:level="7" style:num-suffix=" -" style:num-list-format-name="NLF1" style:num-format="1" text:display-levels="7">
        <style:list-level-properties text:list-level-position-and-space-mode="label-alignment">
          <style:list-level-label-alignment text:label-followed-by="listtab"/>
        </style:list-level-properties>
      </text:list-level-style-number>
      <text:list-level-style-number text:level="8" style:num-suffix=" -" style:num-list-format-name="NLF1" style:num-format="1" text:display-levels="8">
        <style:list-level-properties text:list-level-position-and-space-mode="label-alignment">
          <style:list-level-label-alignment text:label-followed-by="listtab"/>
        </style:list-level-properties>
      </text:list-level-style-number>
      <text:list-level-style-number text:level="9" style:num-suffix=" -" style:num-list-format-name="NLF1" style:num-format="1" text:display-levels="9">
        <style:list-level-properties text:list-level-position-and-space-mode="label-alignment">
          <style:list-level-label-alignment text:label-followed-by="listtab"/>
        </style:list-level-properties>
      </text:list-level-style-number>
    </text:list-style>
    <style:style style:name="WW_CharLFO19LVL1" style:family="text">
      <style:text-properties style:font-name="Wingdings 3" fo:font-weight="normal" style:font-weight-asian="normal" fo:font-style="normal" style:font-style-asian="normal" fo:font-size="16pt" style:font-size-asian="16pt"/>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text:list-style style:name="WW8Num6" style:display-name="WW8Num6">
      <text:list-level-style-bullet text:level="1" text:style-name="WW_CharLFO19LVL1" text:bullet-char="">
        <style:list-level-properties text:space-before="0.0784in" text:min-label-width="0.3152in" text:list-level-position-and-space-mode="label-alignment">
          <style:list-level-label-alignment text:label-followed-by="listtab" fo:margin-left="0.3937in" fo:text-indent="-0.3152in"/>
        </style:list-level-properties>
        <style:text-properties style:font-name="Wingdings 3"/>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5" style:display-name="WW8Num5">
      <text:list-level-style-number text:level="1" style:num-suffix="." style:num-list-format-name="NLF2"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 style:num-list-format-name="NLF2"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prefix="." style:num-list-format-name="NLF2"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prefix="." style:num-list-format-name="NLF2"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prefix="." style:num-list-format-name="NLF2"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prefix="." style:num-list-format-name="NLF2"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prefix="." style:num-list-format-name="NLF2"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prefix="." style:num-list-format-name="NLF2"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prefix="." style:num-list-format-name="NLF2"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21LVL1" style:family="text">
      <style:text-properties style:font-name="Symbol"/>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text:list-style style:name="WW8Num21" style:display-name="WW8Num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1" style:family="text">
      <style:text-properties style:font-name="Symbol"/>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text:list-style style:name="WW8Num41" style:display-name="WW8Num41">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3LVL1" style:family="text">
      <style:text-properties style:font-name="Symbol"/>
    </style:style>
    <style:style style:name="WW_CharLFO23LVL2" style:family="text">
      <style:text-properties style:font-name="Times New Roman" style:font-name-asian="Times New Roman" style:font-name-complex="Times New Roman"/>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text:list-style style:name="WW8Num10" style:display-name="WW8Num10">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4LVL1" style:family="text">
      <style:text-properties style:font-name="Times New Roman" style:font-name-asian="Times New Roman" style:font-name-complex="Times New Roman"/>
    </style:style>
    <style:style style:name="WW_CharLFO24LVL2" style:family="text">
      <style:text-properties style:font-name="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style>
    <style:style style:name="WW_CharLFO24LVL9" style:family="text">
      <style:text-properties style:font-name="Wingdings"/>
    </style:style>
    <text:list-style style:name="WW8Num2" style:display-name="WW8Num2">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5LVL1" style:family="text">
      <style:text-properties style:font-name="Symbol"/>
    </style:style>
    <style:style style:name="WW_CharLFO25LVL2" style:family="text">
      <style:text-properties style:font-name="Courier New"/>
    </style:style>
    <style:style style:name="WW_CharLFO25LVL3" style:family="text">
      <style:text-properties style:font-name="Times New Roman" style:font-name-asian="Times New Roman" style:font-name-complex="Times New Roman"/>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text:list-style style:name="WW8Num28" style:display-name="WW8Num28">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6LVL1" style:family="text">
      <style:text-properties style:font-name="Symbol"/>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text:list-style style:name="WW8Num42" style:display-name="WW8Num42">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7LVL1" style:family="text">
      <style:text-properties style:font-name="Symbol"/>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text:list-style style:name="WW8Num40" style:display-name="WW8Num40">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8LVL1" style:family="text">
      <style:text-properties style:font-name="Symbol"/>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text:list-style style:name="WW8Num31" style:display-name="WW8Num31">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9LVL1" style:family="text">
      <style:text-properties style:font-name="Symbol"/>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text:list-style style:name="WW8Num22" style:display-name="WW8Num22">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page" text:footnotes-position="page"/>
    <text:notes-configuration text:note-class="endnote" text:start-value="0" style:num-format="1" text:start-numbering-at="document" text:footnotes-position="document"/>
    <text:outline-style style:name="WW_OutlineListStyle_4">
      <text:outline-level-style text:level="1" style:num-suffix=" -" style:num-list-format-name="NLF5" style:num-format="1">
        <style:list-level-properties text:list-level-position-and-space-mode="label-alignment">
          <style:list-level-label-alignment text:label-followed-by="listtab"/>
        </style:list-level-properties>
      </text:outline-level-style>
      <text:outline-level-style text:level="2" style:num-suffix=" -" style:num-list-format-name="NLF5" style:num-format="1" text:display-levels="2">
        <style:list-level-properties text:list-level-position-and-space-mode="label-alignment">
          <style:list-level-label-alignment text:label-followed-by="listtab"/>
        </style:list-level-properties>
      </text:outline-level-style>
      <text:outline-level-style text:level="3" style:num-suffix=" -" style:num-list-format-name="NLF5" style:num-format="1" text:display-levels="3">
        <style:list-level-properties text:list-level-position-and-space-mode="label-alignment">
          <style:list-level-label-alignment text:label-followed-by="listtab"/>
        </style:list-level-properties>
      </text:outline-level-style>
      <text:outline-level-style text:level="4" style:num-suffix=" -" style:num-list-format-name="NLF5" style:num-format="1" text:display-levels="4">
        <style:list-level-properties text:list-level-position-and-space-mode="label-alignment">
          <style:list-level-label-alignment text:label-followed-by="listtab"/>
        </style:list-level-properties>
      </text:outline-level-style>
    </text:outline-style>
    <style:style style:name="WW_CharLFO30LVL1" style:family="text">
      <style:text-properties style:font-name="StarSymbol" fo:font-size="9pt" style:font-size-asian="9pt"/>
    </style:style>
    <style:style style:name="WW_CharLFO30LVL2" style:family="text">
      <style:text-properties style:font-name="StarSymbol" fo:font-size="9pt" style:font-size-asian="9pt"/>
    </style:style>
    <style:style style:name="WW_CharLFO30LVL3" style:family="text">
      <style:text-properties style:font-name="StarSymbol" fo:font-size="9pt" style:font-size-asian="9pt"/>
    </style:style>
    <style:style style:name="WW_CharLFO30LVL4" style:family="text">
      <style:text-properties style:font-name="StarSymbol" fo:font-size="9pt" style:font-size-asian="9pt"/>
    </style:style>
    <style:style style:name="WW_CharLFO30LVL5" style:family="text">
      <style:text-properties style:font-name="StarSymbol" fo:font-size="9pt" style:font-size-asian="9pt"/>
    </style:style>
    <style:style style:name="WW_CharLFO30LVL6" style:family="text">
      <style:text-properties style:font-name="StarSymbol" fo:font-size="9pt" style:font-size-asian="9pt"/>
    </style:style>
    <style:style style:name="WW_CharLFO30LVL7" style:family="text">
      <style:text-properties style:font-name="StarSymbol" fo:font-size="9pt" style:font-size-asian="9pt"/>
    </style:style>
    <style:style style:name="WW_CharLFO30LVL8" style:family="text">
      <style:text-properties style:font-name="StarSymbol" fo:font-size="9pt" style:font-size-asian="9pt"/>
    </style:style>
    <style:style style:name="WW_CharLFO30LVL9" style:family="text">
      <style:text-properties style:font-name="StarSymbol" fo:font-size="9pt" style:font-size-asian="9pt"/>
    </style:style>
    <style:style style:name="WW_CharLFO31LVL1" style:family="text">
      <style:text-properties style:font-name="StarSymbol" fo:font-size="9pt" style:font-size-asian="9pt"/>
    </style:style>
    <style:style style:name="WW_CharLFO31LVL2" style:family="text">
      <style:text-properties style:font-name="StarSymbol" fo:font-size="9pt" style:font-size-asian="9pt"/>
    </style:style>
    <style:style style:name="WW_CharLFO31LVL3" style:family="text">
      <style:text-properties style:font-name="StarSymbol" fo:font-size="9pt" style:font-size-asian="9pt"/>
    </style:style>
    <style:style style:name="WW_CharLFO31LVL4" style:family="text">
      <style:text-properties style:font-name="StarSymbol" fo:font-size="9pt" style:font-size-asian="9pt"/>
    </style:style>
    <style:style style:name="WW_CharLFO31LVL5" style:family="text">
      <style:text-properties style:font-name="StarSymbol" fo:font-size="9pt" style:font-size-asian="9pt"/>
    </style:style>
    <style:style style:name="WW_CharLFO31LVL6" style:family="text">
      <style:text-properties style:font-name="StarSymbol" fo:font-size="9pt" style:font-size-asian="9pt"/>
    </style:style>
    <style:style style:name="WW_CharLFO31LVL7" style:family="text">
      <style:text-properties style:font-name="StarSymbol" fo:font-size="9pt" style:font-size-asian="9pt"/>
    </style:style>
    <style:style style:name="WW_CharLFO31LVL8" style:family="text">
      <style:text-properties style:font-name="StarSymbol" fo:font-size="9pt" style:font-size-asian="9pt"/>
    </style:style>
    <style:style style:name="WW_CharLFO31LVL9" style:family="text">
      <style:text-properties style:font-name="StarSymbol" fo:font-size="9pt" style:font-size-asian="9pt"/>
    </style:style>
    <style:style style:name="WW_CharLFO32LVL1" style:family="text">
      <style:text-properties style:font-name="StarSymbol" fo:font-size="9pt" style:font-size-asian="9pt"/>
    </style:style>
    <style:style style:name="WW_CharLFO32LVL2" style:family="text">
      <style:text-properties style:font-name="StarSymbol" fo:font-size="9pt" style:font-size-asian="9pt"/>
    </style:style>
    <style:style style:name="WW_CharLFO32LVL3" style:family="text">
      <style:text-properties style:font-name="StarSymbol" fo:font-size="9pt" style:font-size-asian="9pt"/>
    </style:style>
    <style:style style:name="WW_CharLFO32LVL4" style:family="text">
      <style:text-properties style:font-name="StarSymbol" fo:font-size="9pt" style:font-size-asian="9pt"/>
    </style:style>
    <style:style style:name="WW_CharLFO32LVL5" style:family="text">
      <style:text-properties style:font-name="StarSymbol" fo:font-size="9pt" style:font-size-asian="9pt"/>
    </style:style>
    <style:style style:name="WW_CharLFO32LVL6" style:family="text">
      <style:text-properties style:font-name="StarSymbol" fo:font-size="9pt" style:font-size-asian="9pt"/>
    </style:style>
    <style:style style:name="WW_CharLFO32LVL7" style:family="text">
      <style:text-properties style:font-name="StarSymbol" fo:font-size="9pt" style:font-size-asian="9pt"/>
    </style:style>
    <style:style style:name="WW_CharLFO32LVL8" style:family="text">
      <style:text-properties style:font-name="StarSymbol" fo:font-size="9pt" style:font-size-asian="9pt"/>
    </style:style>
    <style:style style:name="WW_CharLFO32LVL9" style:family="text">
      <style:text-properties style:font-name="StarSymbol" fo:font-size="9pt" style:font-size-asian="9pt"/>
    </style:style>
    <style:style style:name="WW_CharLFO33LVL1" style:family="text">
      <style:text-properties style:font-name="StarSymbol" fo:font-size="9pt" style:font-size-asian="9pt"/>
    </style:style>
    <style:style style:name="WW_CharLFO33LVL2" style:family="text">
      <style:text-properties style:font-name="StarSymbol" fo:font-size="9pt" style:font-size-asian="9pt"/>
    </style:style>
    <style:style style:name="WW_CharLFO33LVL3" style:family="text">
      <style:text-properties style:font-name="StarSymbol" fo:font-size="9pt" style:font-size-asian="9pt"/>
    </style:style>
    <style:style style:name="WW_CharLFO33LVL4" style:family="text">
      <style:text-properties style:font-name="StarSymbol" fo:font-size="9pt" style:font-size-asian="9pt"/>
    </style:style>
    <style:style style:name="WW_CharLFO33LVL5" style:family="text">
      <style:text-properties style:font-name="StarSymbol" fo:font-size="9pt" style:font-size-asian="9pt"/>
    </style:style>
    <style:style style:name="WW_CharLFO33LVL6" style:family="text">
      <style:text-properties style:font-name="StarSymbol" fo:font-size="9pt" style:font-size-asian="9pt"/>
    </style:style>
    <style:style style:name="WW_CharLFO33LVL7" style:family="text">
      <style:text-properties style:font-name="StarSymbol" fo:font-size="9pt" style:font-size-asian="9pt"/>
    </style:style>
    <style:style style:name="WW_CharLFO33LVL8" style:family="text">
      <style:text-properties style:font-name="StarSymbol" fo:font-size="9pt" style:font-size-asian="9pt"/>
    </style:style>
    <style:style style:name="WW_CharLFO33LVL9" style:family="text">
      <style:text-properties style:font-name="StarSymbol" fo:font-size="9pt" style:font-size-asian="9pt"/>
    </style:style>
    <style:style style:name="WW_CharLFO34LVL1" style:family="text">
      <style:text-properties style:font-name="StarSymbol" fo:font-size="9pt" style:font-size-asian="9pt"/>
    </style:style>
    <style:style style:name="WW_CharLFO34LVL2" style:family="text">
      <style:text-properties style:font-name="StarSymbol" fo:font-size="9pt" style:font-size-asian="9pt"/>
    </style:style>
    <style:style style:name="WW_CharLFO34LVL3" style:family="text">
      <style:text-properties style:font-name="StarSymbol" fo:font-size="9pt" style:font-size-asian="9pt"/>
    </style:style>
    <style:style style:name="WW_CharLFO34LVL4" style:family="text">
      <style:text-properties style:font-name="StarSymbol" fo:font-size="9pt" style:font-size-asian="9pt"/>
    </style:style>
    <style:style style:name="WW_CharLFO34LVL5" style:family="text">
      <style:text-properties style:font-name="StarSymbol" fo:font-size="9pt" style:font-size-asian="9pt"/>
    </style:style>
    <style:style style:name="WW_CharLFO34LVL6" style:family="text">
      <style:text-properties style:font-name="StarSymbol" fo:font-size="9pt" style:font-size-asian="9pt"/>
    </style:style>
    <style:style style:name="WW_CharLFO34LVL7" style:family="text">
      <style:text-properties style:font-name="StarSymbol" fo:font-size="9pt" style:font-size-asian="9pt"/>
    </style:style>
    <style:style style:name="WW_CharLFO34LVL8" style:family="text">
      <style:text-properties style:font-name="StarSymbol" fo:font-size="9pt" style:font-size-asian="9pt"/>
    </style:style>
    <style:style style:name="WW_CharLFO34LVL9" style:family="text">
      <style:text-properties style:font-name="StarSymbol" fo:font-size="9pt" style:font-size-asian="9pt"/>
    </style:style>
    <style:style style:name="WW_CharLFO35LVL1" style:family="text">
      <style:text-properties style:font-name="StarSymbol" fo:font-size="9pt" style:font-size-asian="9pt"/>
    </style:style>
    <style:style style:name="WW_CharLFO35LVL2" style:family="text">
      <style:text-properties style:font-name="StarSymbol" fo:font-size="9pt" style:font-size-asian="9pt"/>
    </style:style>
    <style:style style:name="WW_CharLFO35LVL3" style:family="text">
      <style:text-properties style:font-name="StarSymbol" fo:font-size="9pt" style:font-size-asian="9pt"/>
    </style:style>
    <style:style style:name="WW_CharLFO35LVL4" style:family="text">
      <style:text-properties style:font-name="StarSymbol" fo:font-size="9pt" style:font-size-asian="9pt"/>
    </style:style>
    <style:style style:name="WW_CharLFO35LVL5" style:family="text">
      <style:text-properties style:font-name="StarSymbol" fo:font-size="9pt" style:font-size-asian="9pt"/>
    </style:style>
    <style:style style:name="WW_CharLFO35LVL6" style:family="text">
      <style:text-properties style:font-name="StarSymbol" fo:font-size="9pt" style:font-size-asian="9pt"/>
    </style:style>
    <style:style style:name="WW_CharLFO35LVL7" style:family="text">
      <style:text-properties style:font-name="StarSymbol" fo:font-size="9pt" style:font-size-asian="9pt"/>
    </style:style>
    <style:style style:name="WW_CharLFO35LVL8" style:family="text">
      <style:text-properties style:font-name="StarSymbol" fo:font-size="9pt" style:font-size-asian="9pt"/>
    </style:style>
    <style:style style:name="WW_CharLFO35LVL9" style:family="text">
      <style:text-properties style:font-name="StarSymbol" fo:font-size="9pt" style:font-size-asian="9pt"/>
    </style:style>
    <style:style style:name="WW_CharLFO36LVL1" style:family="text">
      <style:text-properties style:font-name="StarSymbol" fo:font-size="9pt" style:font-size-asian="9pt"/>
    </style:style>
    <style:style style:name="WW_CharLFO36LVL2" style:family="text">
      <style:text-properties style:font-name="StarSymbol" fo:font-size="9pt" style:font-size-asian="9pt"/>
    </style:style>
    <style:style style:name="WW_CharLFO36LVL3" style:family="text">
      <style:text-properties style:font-name="StarSymbol" fo:font-size="9pt" style:font-size-asian="9pt"/>
    </style:style>
    <style:style style:name="WW_CharLFO36LVL4" style:family="text">
      <style:text-properties style:font-name="StarSymbol" fo:font-size="9pt" style:font-size-asian="9pt"/>
    </style:style>
    <style:style style:name="WW_CharLFO36LVL5" style:family="text">
      <style:text-properties style:font-name="StarSymbol" fo:font-size="9pt" style:font-size-asian="9pt"/>
    </style:style>
    <style:style style:name="WW_CharLFO36LVL6" style:family="text">
      <style:text-properties style:font-name="StarSymbol" fo:font-size="9pt" style:font-size-asian="9pt"/>
    </style:style>
    <style:style style:name="WW_CharLFO36LVL7" style:family="text">
      <style:text-properties style:font-name="StarSymbol" fo:font-size="9pt" style:font-size-asian="9pt"/>
    </style:style>
    <style:style style:name="WW_CharLFO36LVL8" style:family="text">
      <style:text-properties style:font-name="StarSymbol" fo:font-size="9pt" style:font-size-asian="9pt"/>
    </style:style>
    <style:style style:name="WW_CharLFO36LVL9" style:family="text">
      <style:text-properties style:font-name="StarSymbol" fo:font-size="9pt" style:font-size-asian="9pt"/>
    </style:style>
    <style:style style:name="WW_CharLFO37LVL1" style:family="text">
      <style:text-properties style:font-name="StarSymbol" fo:font-size="9pt" style:font-size-asian="9pt"/>
    </style:style>
    <style:style style:name="WW_CharLFO37LVL2" style:family="text">
      <style:text-properties style:font-name="StarSymbol" fo:font-size="9pt" style:font-size-asian="9pt"/>
    </style:style>
    <style:style style:name="WW_CharLFO37LVL3" style:family="text">
      <style:text-properties style:font-name="StarSymbol" fo:font-size="9pt" style:font-size-asian="9pt"/>
    </style:style>
    <style:style style:name="WW_CharLFO37LVL4" style:family="text">
      <style:text-properties style:font-name="StarSymbol" fo:font-size="9pt" style:font-size-asian="9pt"/>
    </style:style>
    <style:style style:name="WW_CharLFO37LVL5" style:family="text">
      <style:text-properties style:font-name="StarSymbol" fo:font-size="9pt" style:font-size-asian="9pt"/>
    </style:style>
    <style:style style:name="WW_CharLFO37LVL6" style:family="text">
      <style:text-properties style:font-name="StarSymbol" fo:font-size="9pt" style:font-size-asian="9pt"/>
    </style:style>
    <style:style style:name="WW_CharLFO37LVL7" style:family="text">
      <style:text-properties style:font-name="StarSymbol" fo:font-size="9pt" style:font-size-asian="9pt"/>
    </style:style>
    <style:style style:name="WW_CharLFO37LVL8" style:family="text">
      <style:text-properties style:font-name="StarSymbol" fo:font-size="9pt" style:font-size-asian="9pt"/>
    </style:style>
    <style:style style:name="WW_CharLFO37LVL9" style:family="text">
      <style:text-properties style:font-name="StarSymbol" fo:font-size="9pt" style:font-size-asian="9pt"/>
    </style:style>
    <style:style style:name="WW_CharLFO38LVL1" style:family="text">
      <style:text-properties style:font-name="StarSymbol" fo:font-size="9pt" style:font-size-asian="9pt"/>
    </style:style>
    <style:style style:name="WW_CharLFO38LVL2" style:family="text">
      <style:text-properties style:font-name="StarSymbol" fo:font-size="9pt" style:font-size-asian="9pt"/>
    </style:style>
    <style:style style:name="WW_CharLFO38LVL3" style:family="text">
      <style:text-properties style:font-name="StarSymbol" fo:font-size="9pt" style:font-size-asian="9pt"/>
    </style:style>
    <style:style style:name="WW_CharLFO38LVL4" style:family="text">
      <style:text-properties style:font-name="StarSymbol" fo:font-size="9pt" style:font-size-asian="9pt"/>
    </style:style>
    <style:style style:name="WW_CharLFO38LVL5" style:family="text">
      <style:text-properties style:font-name="StarSymbol" fo:font-size="9pt" style:font-size-asian="9pt"/>
    </style:style>
    <style:style style:name="WW_CharLFO38LVL6" style:family="text">
      <style:text-properties style:font-name="StarSymbol" fo:font-size="9pt" style:font-size-asian="9pt"/>
    </style:style>
    <style:style style:name="WW_CharLFO38LVL7" style:family="text">
      <style:text-properties style:font-name="StarSymbol" fo:font-size="9pt" style:font-size-asian="9pt"/>
    </style:style>
    <style:style style:name="WW_CharLFO38LVL8" style:family="text">
      <style:text-properties style:font-name="StarSymbol" fo:font-size="9pt" style:font-size-asian="9pt"/>
    </style:style>
    <style:style style:name="WW_CharLFO38LVL9" style:family="text">
      <style:text-properties style:font-name="StarSymbol" fo:font-size="9pt" style:font-size-asian="9pt"/>
    </style:style>
    <style:style style:name="WW_CharLFO39LVL1" style:family="text">
      <style:text-properties style:font-name="StarSymbol" fo:font-size="9pt" style:font-size-asian="9pt"/>
    </style:style>
    <style:style style:name="WW_CharLFO39LVL2" style:family="text">
      <style:text-properties style:font-name="StarSymbol" fo:font-size="9pt" style:font-size-asian="9pt"/>
    </style:style>
    <style:style style:name="WW_CharLFO39LVL3" style:family="text">
      <style:text-properties style:font-name="StarSymbol" fo:font-size="9pt" style:font-size-asian="9pt"/>
    </style:style>
    <style:style style:name="WW_CharLFO39LVL4" style:family="text">
      <style:text-properties style:font-name="StarSymbol" fo:font-size="9pt" style:font-size-asian="9pt"/>
    </style:style>
    <style:style style:name="WW_CharLFO39LVL5" style:family="text">
      <style:text-properties style:font-name="StarSymbol" fo:font-size="9pt" style:font-size-asian="9pt"/>
    </style:style>
    <style:style style:name="WW_CharLFO39LVL6" style:family="text">
      <style:text-properties style:font-name="StarSymbol" fo:font-size="9pt" style:font-size-asian="9pt"/>
    </style:style>
    <style:style style:name="WW_CharLFO39LVL7" style:family="text">
      <style:text-properties style:font-name="StarSymbol" fo:font-size="9pt" style:font-size-asian="9pt"/>
    </style:style>
    <style:style style:name="WW_CharLFO39LVL8" style:family="text">
      <style:text-properties style:font-name="StarSymbol" fo:font-size="9pt" style:font-size-asian="9pt"/>
    </style:style>
    <style:style style:name="WW_CharLFO39LVL9" style:family="text">
      <style:text-properties style:font-name="StarSymbol" fo:font-size="9pt" style:font-size-asian="9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30">
      <text:list-level-style-bullet text:level="1" text:style-name="WW_CharLFO30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30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30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30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30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30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30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30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30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LFO31">
      <text:list-level-style-bullet text:level="1" text:style-name="WW_CharLFO31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31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31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31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31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31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31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31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31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3">
      <text:list-level-style-bullet text:level="1" text:style-name="WW_CharLFO33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tarSymbol"/>
      </text:list-level-style-bullet>
      <text:list-level-style-bullet text:level="2" text:style-name="WW_CharLFO33LVL2" text:bullet-char="◦">
        <style:list-level-properties text:space-before="0.8937in" text:min-label-width="0.25in" text:list-level-position-and-space-mode="label-alignment">
          <style:list-level-label-alignment text:label-followed-by="listtab" fo:margin-left="1.1437in" fo:text-indent="-0.25in"/>
        </style:list-level-properties>
        <style:text-properties style:font-name="StarSymbol"/>
      </text:list-level-style-bullet>
      <text:list-level-style-bullet text:level="3" text:style-name="WW_CharLFO33LVL3" text:bullet-char="▪">
        <style:list-level-properties text:space-before="1.1437in" text:min-label-width="0.25in" text:list-level-position-and-space-mode="label-alignment">
          <style:list-level-label-alignment text:label-followed-by="listtab" fo:margin-left="1.3937in" fo:text-indent="-0.25in"/>
        </style:list-level-properties>
        <style:text-properties style:font-name="StarSymbol"/>
      </text:list-level-style-bullet>
      <text:list-level-style-bullet text:level="4" text:style-name="WW_CharLFO33LVL4"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StarSymbol"/>
      </text:list-level-style-bullet>
      <text:list-level-style-bullet text:level="5" text:style-name="WW_CharLFO33LVL5"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StarSymbol"/>
      </text:list-level-style-bullet>
      <text:list-level-style-bullet text:level="6" text:style-name="WW_CharLFO33LVL6"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tarSymbol"/>
      </text:list-level-style-bullet>
      <text:list-level-style-bullet text:level="7" text:style-name="WW_CharLFO33LVL7"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tarSymbol"/>
      </text:list-level-style-bullet>
      <text:list-level-style-bullet text:level="8" text:style-name="WW_CharLFO33LVL8" text:bullet-char="◦">
        <style:list-level-properties text:space-before="2.3937in" text:min-label-width="0.25in" text:list-level-position-and-space-mode="label-alignment">
          <style:list-level-label-alignment text:label-followed-by="listtab" fo:margin-left="2.6437in" fo:text-indent="-0.25in"/>
        </style:list-level-properties>
        <style:text-properties style:font-name="StarSymbol"/>
      </text:list-level-style-bullet>
      <text:list-level-style-bullet text:level="9" text:style-name="WW_CharLFO33LVL9" text:bullet-char="▪">
        <style:list-level-properties text:space-before="2.6437in" text:min-label-width="0.25in" text:list-level-position-and-space-mode="label-alignment">
          <style:list-level-label-alignment text:label-followed-by="listtab" fo:margin-left="2.8937in" fo:text-indent="-0.25in"/>
        </style:list-level-properties>
        <style:text-properties style:font-name="StarSymbol"/>
      </text:list-level-style-bullet>
    </text:list-style>
    <text:list-style style:name="LFO34">
      <text:list-level-style-bullet text:level="1" text:style-name="WW_CharLFO3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34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34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34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34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34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34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34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34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LFO35">
      <text:list-level-style-bullet text:level="1" text:style-name="WW_CharLFO35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35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35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35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35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35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35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35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35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LFO36">
      <text:list-level-style-bullet text:level="1" text:style-name="WW_CharLFO36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36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36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36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36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36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36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36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36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LFO37">
      <text:list-level-style-bullet text:level="1" text:style-name="WW_CharLFO37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37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37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37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37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37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37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37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37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LFO38">
      <text:list-level-style-bullet text:level="1" text:style-name="WW_CharLFO38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38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38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38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38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38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38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38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38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LFO39">
      <text:list-level-style-bullet text:level="1" text:style-name="WW_CharLFO39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39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39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39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39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39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39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39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39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number:num-list-format style:name="NLF0">
      <number:num-list-label text:level="1"/>
      <number:text>%1% -</number:text>
      <number:num-list-label text:level="2"/>
      <number:text>%1%.%2% -</number:text>
      <number:num-list-label text:level="3"/>
      <number:text>%1%.%2%.%3% -</number:text>
      <number:num-list-label text:level="4"/>
      <number:text>%1%.%2%.%3%.%4% -</number:text>
      <number:num-list-label text:level="5"/>
      <number:text/>
      <number:num-list-label text:level="6"/>
      <number:text/>
      <number:num-list-label text:level="7"/>
      <number:text/>
      <number:num-list-label text:level="8"/>
      <number:text/>
      <number:num-list-label text:level="9"/>
      <number:text/>
    </number:num-list-format>
    <number:num-list-format style:name="NLF1">
      <number:num-list-label text:level="1"/>
      <number:text>%1% -</number:text>
      <number:num-list-label text:level="2"/>
      <number:text>%1%.%2% -</number:text>
      <number:num-list-label text:level="3"/>
      <number:text>%1%.%2%.%3% -</number:text>
      <number:num-list-label text:level="4"/>
      <number:text>%1%.%2%.%3%.%4% -</number:text>
      <number:num-list-label text:level="5"/>
      <number:text>%1%.%2%.%3%.%4%.%5% -</number:text>
      <number:num-list-label text:level="6"/>
      <number:text>%1%.%2%.%3%.%4%.%5%.%6% -</number:text>
      <number:num-list-label text:level="7"/>
      <number:text>%1%.%2%.%3%.%4%.%5%.%6%.%7% -</number:text>
      <number:num-list-label text:level="8"/>
      <number:text>%1%.%2%.%3%.%4%.%5%.%6%.%7%.%8% -</number:text>
      <number:num-list-label text:level="9"/>
      <number:text>%1%.%2%.%3%.%4%.%5%.%6%.%7%.%8%.%9% -</number:text>
    </number:num-list-format>
    <number:num-list-format style:name="NLF2">
      <number:num-list-label text:level="1"/>
      <number:text>%1%.</number:text>
      <number:num-list-label text:level="2"/>
      <number:text>.</number:text>
      <number:num-list-label text:level="3"/>
      <number:text>.</number:text>
      <number:num-list-label text:level="4"/>
      <number:text>.</number:text>
      <number:num-list-label text:level="5"/>
      <number:text>.</number:text>
      <number:num-list-label text:level="6"/>
      <number:text>.</number:text>
      <number:num-list-label text:level="7"/>
      <number:text>.</number:text>
      <number:num-list-label text:level="8"/>
      <number:text>.</number:text>
      <number:num-list-label text:level="9"/>
      <number:text>.</number:text>
    </number:num-list-format>
    <number:num-list-format style:name="NLF3">
      <number:num-list-label text:level="1"/>
      <number:text>%1%</number:text>
      <number:num-list-label text:level="2"/>
      <number:text/>
      <number:num-list-label text:level="3"/>
      <number:text/>
      <number:num-list-label text:level="4"/>
      <number:text/>
      <number:num-list-label text:level="5"/>
      <number:text/>
      <number:num-list-label text:level="6"/>
      <number:text/>
      <number:num-list-label text:level="7"/>
      <number:text/>
      <number:num-list-label text:level="8"/>
      <number:text/>
      <number:num-list-label text:level="9"/>
      <number:text/>
    </number:num-list-format>
    <number:num-list-format style:name="NLF4">
      <number:num-list-label text:level="1"/>
      <number:text>%1%.</number:text>
      <number:num-list-label text:level="2"/>
      <number:text>%1%.%2%.</number:text>
      <number:num-list-label text:level="3"/>
      <number:text>)</number:text>
    </number:num-list-format>
    <number:num-list-format style:name="NLF5">
      <number:num-list-label text:level="1"/>
      <number:text>%1% -</number:text>
      <number:num-list-label text:level="2"/>
      <number:text>%1%.%2% -</number:text>
      <number:num-list-label text:level="3"/>
      <number:text>%1%.%2%.%3% -</number:text>
      <number:num-list-label text:level="4"/>
      <number:text>%1%.%2%.%3%.%4% -</number:text>
    </number:num-list-format>
    <style:page-layout style:name="PL0">
      <style:page-layout-properties fo:page-width="8.268in" fo:page-height="11.693in" style:print-orientation="portrait" fo:margin-top="0.7875in" fo:margin-left="0.3937in" fo:margin-bottom="0.7875in" fo:margin-right="0.3937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145in"/>
      </style:footer-style>
    </style:page-layout>
    <style:style style:name="TableColumn3" style:family="table-column">
      <style:table-column-properties style:column-width="1.8604in" style:use-optimal-column-width="false"/>
    </style:style>
    <style:style style:name="TableColumn4" style:family="table-column">
      <style:table-column-properties style:column-width="4.0437in" style:use-optimal-column-width="false"/>
    </style:style>
    <style:style style:name="TableColumn5" style:family="table-column">
      <style:table-column-properties style:column-width="1.5763in" style:use-optimal-column-width="false"/>
    </style:style>
    <style:style style:name="Table2" style:family="table">
      <style:table-properties style:width="7.4805in" fo:margin-left="0in" table:align="left"/>
    </style:style>
    <style:style style:name="TableRow6" style:family="table-row">
      <style:table-row-properties style:use-optimal-row-height="false"/>
    </style:style>
    <style:style style:name="TableCell7" style:family="table-cell">
      <style:table-cell-properties fo:border="none" style:writing-mode="lr-tb" fo:padding-top="0in" fo:padding-left="0in" fo:padding-bottom="0in" fo:padding-right="0in"/>
    </style:style>
    <style:style style:name="P8" style:parent-style-name="En-tête" style:family="paragraph">
      <style:paragraph-properties fo:text-align="center">
        <style:tab-stops>
          <style:tab-stop style:type="right" style:position="6.2993in"/>
        </style:tab-stops>
      </style:paragraph-properties>
      <style:text-properties fo:font-weight="bold" style:font-weight-asian="bold" style:font-weight-complex="bold" fo:font-size="12pt" style:font-size-asian="12pt"/>
    </style:style>
    <style:style style:name="P9" style:parent-style-name="TableContents" style:family="paragraph">
      <style:paragraph-properties fo:text-align="center"/>
    </style:style>
    <style:style style:name="TableCell10" style:family="table-cell">
      <style:table-cell-properties fo:border="none" style:writing-mode="lr-tb" fo:padding-top="0in" fo:padding-left="0in" fo:padding-bottom="0in" fo:padding-right="0in"/>
    </style:style>
    <style:style style:name="P11" style:parent-style-name="En-tête" style:family="paragraph">
      <style:paragraph-properties fo:text-align="center">
        <style:tab-stops>
          <style:tab-stop style:type="right" style:position="7.0868in"/>
        </style:tab-stops>
      </style:paragraph-properties>
      <style:text-properties fo:font-weight="bold" style:font-weight-asian="bold" style:font-weight-complex="bold" fo:font-style="italic" style:font-style-asian="italic" style:font-style-complex="italic" fo:font-size="15pt" style:font-size-asian="15pt" style:font-size-complex="15pt"/>
    </style:style>
    <style:style style:name="P12" style:parent-style-name="En-tête" style:family="paragraph">
      <style:paragraph-properties fo:text-align="center">
        <style:tab-stops>
          <style:tab-stop style:type="right" style:position="6.2993in"/>
        </style:tab-stops>
      </style:paragraph-properties>
      <style:text-properties fo:font-weight="bold" style:font-weight-asian="bold" style:font-weight-complex="bold" fo:font-size="12pt" style:font-size-asian="12pt"/>
    </style:style>
    <style:style style:name="TableCell13" style:family="table-cell">
      <style:table-cell-properties fo:border="none" style:writing-mode="lr-tb" fo:padding-top="0in" fo:padding-left="0in" fo:padding-bottom="0in" fo:padding-right="0in"/>
    </style:style>
    <style:style style:name="P14" style:parent-style-name="Pieddepage" style:family="paragraph">
      <style:paragraph-properties>
        <style:tab-stops>
          <style:tab-stop style:type="center" style:position="3.7416in"/>
          <style:tab-stop style:type="right" style:position="7.0868in"/>
        </style:tab-stops>
      </style:paragraph-properties>
    </style:style>
    <style:style style:name="T15" style:parent-style-name="Policepardéfaut" style:family="text">
      <style:text-properties fo:font-weight="bold" style:font-weight-asian="bold" style:font-weight-complex="bold"/>
    </style:style>
    <style:style style:name="T16" style:parent-style-name="Policepardéfaut" style:family="text">
      <style:text-properties fo:font-weight="bold" style:font-weight-asian="bold" style:font-weight-complex="bold"/>
    </style:style>
    <style:style style:name="TableColumn18" style:family="table-column">
      <style:table-column-properties style:column-width="2.493in" style:use-optimal-column-width="false"/>
    </style:style>
    <style:style style:name="TableColumn19" style:family="table-column">
      <style:table-column-properties style:column-width="2.493in" style:use-optimal-column-width="false"/>
    </style:style>
    <style:style style:name="TableColumn20" style:family="table-column">
      <style:table-column-properties style:column-width="2.493in" style:use-optimal-column-width="false"/>
    </style:style>
    <style:style style:name="Table17" style:family="table">
      <style:table-properties style:width="7.4791in" fo:margin-left="0in" table:align="left"/>
    </style:style>
    <style:style style:name="TableRow21" style:family="table-row">
      <style:table-row-properties style:min-row-height="0.2083in" style:use-optimal-row-height="false"/>
    </style:style>
    <style:style style:name="TableCell22" style:family="table-cell">
      <style:table-cell-properties fo:border="none" style:writing-mode="lr-tb" fo:padding-top="0in" fo:padding-left="0.075in" fo:padding-bottom="0in" fo:padding-right="0.075in"/>
    </style:style>
    <style:style style:name="P23" style:parent-style-name="En-tête" style:family="paragraph">
      <style:paragraph-properties fo:text-align="start" fo:margin-left="-0.0798in">
        <style:tab-stops>
          <style:tab-stop style:type="center" style:position="3.2298in"/>
          <style:tab-stop style:type="right" style:leader-style="dotted" style:leader-text="." style:position="6.3798in"/>
        </style:tab-stops>
      </style:paragraph-properties>
    </style:style>
    <style:style style:name="TableCell24" style:family="table-cell">
      <style:table-cell-properties fo:border="none" style:writing-mode="lr-tb" fo:padding-top="0in" fo:padding-left="0.075in" fo:padding-bottom="0in" fo:padding-right="0.075in"/>
    </style:style>
    <style:style style:name="P25" style:parent-style-name="En-tête" style:family="paragraph">
      <style:paragraph-properties fo:text-align="center"/>
    </style:style>
    <style:style style:name="TableCell26" style:family="table-cell">
      <style:table-cell-properties fo:border="none" style:writing-mode="lr-tb" fo:padding-top="0in" fo:padding-left="0.075in" fo:padding-bottom="0in" fo:padding-right="0.075in"/>
    </style:style>
    <style:style style:name="P27" style:parent-style-name="En-tête" style:family="paragraph">
      <style:paragraph-properties fo:text-align="end" fo:margin-right="-0.0798in"/>
    </style:style>
    <style:style style:name="TableColumn29" style:family="table-column">
      <style:table-column-properties style:column-width="2.493in" style:use-optimal-column-width="false"/>
    </style:style>
    <style:style style:name="TableColumn30" style:family="table-column">
      <style:table-column-properties style:column-width="2.493in" style:use-optimal-column-width="false"/>
    </style:style>
    <style:style style:name="TableColumn31" style:family="table-column">
      <style:table-column-properties style:column-width="2.493in" style:use-optimal-column-width="false"/>
    </style:style>
    <style:style style:name="Table28" style:family="table">
      <style:table-properties style:width="7.4791in" fo:margin-left="0in" table:align="left"/>
    </style:style>
    <style:style style:name="TableRow32" style:family="table-row">
      <style:table-row-properties style:min-row-height="0.2083in" style:use-optimal-row-height="false"/>
    </style:style>
    <style:style style:name="TableCell33" style:family="table-cell">
      <style:table-cell-properties fo:border="none" style:writing-mode="lr-tb" fo:padding-top="0in" fo:padding-left="0.075in" fo:padding-bottom="0in" fo:padding-right="0.075in"/>
    </style:style>
    <style:style style:name="P34" style:parent-style-name="En-tête" style:family="paragraph">
      <style:paragraph-properties fo:text-align="start" fo:margin-left="-0.0798in">
        <style:tab-stops>
          <style:tab-stop style:type="center" style:position="3.2298in"/>
          <style:tab-stop style:type="right" style:leader-style="dotted" style:leader-text="." style:position="6.3798in"/>
        </style:tab-stops>
      </style:paragraph-properties>
    </style:style>
    <style:style style:name="TableCell35" style:family="table-cell">
      <style:table-cell-properties fo:border="none" style:writing-mode="lr-tb" fo:padding-top="0in" fo:padding-left="0.075in" fo:padding-bottom="0in" fo:padding-right="0.075in"/>
    </style:style>
    <style:style style:name="P36" style:parent-style-name="En-tête" style:family="paragraph">
      <style:paragraph-properties fo:text-align="center"/>
    </style:style>
    <style:style style:name="TableCell37" style:family="table-cell">
      <style:table-cell-properties fo:border="none" style:writing-mode="lr-tb" fo:padding-top="0in" fo:padding-left="0.075in" fo:padding-bottom="0in" fo:padding-right="0.075in"/>
    </style:style>
    <style:style style:name="P38" style:parent-style-name="En-tête" style:family="paragraph">
      <style:paragraph-properties fo:text-align="center" fo:margin-right="-0.0798in"/>
    </style:style>
    <style:page-layout style:name="PL1">
      <style:page-layout-properties fo:page-width="8.268in" fo:page-height="11.693in" style:print-orientation="portrait" fo:margin-top="0.4923in" fo:margin-left="0.7875in" fo:margin-bottom="0.7125in" fo:margin-right="0.3937in" style:num-format="1" style:writing-mode="lr-tb">
        <style:footnote-sep style:width="0.007in" style:rel-width="33%" style:color="#000000" style:line-style="solid" style:adjustment="left"/>
      </style:page-layout-properties>
      <style:header-style>
        <style:header-footer-properties style:dynamic-spacing="true" fo:min-height="0.3145in"/>
      </style:header-style>
      <style:footer-style>
        <style:header-footer-properties style:dynamic-spacing="true" fo:min-height="0.3145in"/>
      </style:footer-style>
    </style:page-layout>
    <style:style style:name="T100" style:parent-style-name="Policepardéfaut" style:family="text">
      <style:text-properties fo:font-weight="bold" style:font-weight-asian="bold" style:font-weight-complex="bold"/>
    </style:style>
    <style:style style:name="T101" style:parent-style-name="Policepardéfaut" style:family="text">
      <style:text-properties fo:font-weight="bold" style:font-weight-asian="bold" style:font-weight-complex="bold"/>
    </style:style>
  </office:automatic-styles>
  <office:master-styles>
    <style:master-page style:name="MPF0" style:page-layout-name="PL0">
      <style:header>
        <text:p text:style-name="En-tête"/>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Lycée</text:p>
              <text:p text:style-name="P9">La Croix Rouge La Salle - Brest</text:p>
            </table:table-cell>
            <table:table-cell table:style-name="TableCell10">
              <text:p text:style-name="P11">Brevet de Technicien Supérieur CIEL</text:p>
              <text:p text:style-name="P12">Session 20XX</text:p>
            </table:table-cell>
            <table:table-cell table:style-name="TableCell13">
              <text:p text:style-name="TableContents">Logo entreprise</text:p>
            </table:table-cell>
          </table:table-row>
        </table:table>
        <text:p text:style-name="Standard"/>
      </style:header>
      <style:footer>
        <text:p text:style-name="P14"><text:tab/><text:tab/>Page<text:s/><text:span text:style-name="T15"><text:page-number style:num-format="1" text:fixed="false">1</text:page-number></text:span><text:s/>sur<text:s/><text:span text:style-name="T16"><text:page-count style:num-format="1">2</text:page-count></text:span></text:p>
      </style:footer>
      <style:header-first>
        <table:table table:style-name="Table17">
          <table:table-columns>
            <table:table-column table:style-name="TableColumn18"/>
            <table:table-column table:style-name="TableColumn19"/>
            <table:table-column table:style-name="TableColumn20"/>
          </table:table-columns>
          <table:table-row table:style-name="TableRow21">
            <table:table-cell table:style-name="TableCell22">
              <text:p text:style-name="P23"/>
            </table:table-cell>
            <table:table-cell table:style-name="TableCell24">
              <text:p text:style-name="P25"/>
            </table:table-cell>
            <table:table-cell table:style-name="TableCell26">
              <text:p text:style-name="P27"/>
            </table:table-cell>
          </table:table-row>
        </table:table>
        <text:p text:style-name="En-tête"/>
      </style:header-first>
      <style:footer-first>
        <table:table table:style-name="Table28">
          <table:table-columns>
            <table:table-column table:style-name="TableColumn29"/>
            <table:table-column table:style-name="TableColumn30"/>
            <table:table-column table:style-name="TableColumn31"/>
          </table:table-columns>
          <table:table-row table:style-name="TableRow32">
            <table:table-cell table:style-name="TableCell33">
              <text:p text:style-name="P34"/>
            </table:table-cell>
            <table:table-cell table:style-name="TableCell35">
              <text:p text:style-name="P36"/>
            </table:table-cell>
            <table:table-cell table:style-name="TableCell37">
              <text:p text:style-name="P38"/>
            </table:table-cell>
          </table:table-row>
        </table:table>
        <text:p text:style-name="Pieddepage"/>
      </style:footer-first>
    </style:master-page>
    <style:master-page style:name="MP1" style:page-layout-name="PL1">
      <style:header>
        <text:p text:style-name="En-tête">Lycée La croix Rouge la Salle – Brest<text:tab/></text:p>
        <text:p text:style-name="En-tête">BTS CIEL - Dossier technique du projet – Partie individuelle <text:s text:c="66"/>NOM Prénom Etudiant</text:p>
        <text:p text:style-name="En-tête"/>
      </style:header>
      <style:footer>
        <text:p text:style-name="Pieddepage"><text:tab/><text:tab/>Page<text:s/><text:span text:style-name="T100"><text:page-number text:fixed="false">2</text:page-number></text:span><text:s/>sur<text:s/><text:span text:style-name="T101"><text:page-count>2</text:page-count></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Dossier technique du projet - partie individuelle</dc:title>
    <dc:subject>P20XX : Nom du projet</dc:subject>
    <meta:keyword>Nom étudiant</meta:keyword>
    <meta:initial-creator>Philippe MERCIER</meta:initial-creator>
    <dc:creator>DOUARIN ANDY</dc:creator>
    <meta:creation-date>2025-03-21T10:43:00Z</meta:creation-date>
    <dc:date>2025-03-21T10:43:00Z</dc:date>
    <meta:template xlink:href="Modele_cours" xlink:type="simple"/>
    <meta:editing-cycles>46</meta:editing-cycles>
    <meta:editing-duration>PT0S</meta:editing-duration>
    <meta:user-defined meta:name="Info 1"/>
    <meta:user-defined meta:name="Info 2"/>
    <meta:user-defined meta:name="Info 3"/>
    <meta:user-defined meta:name="Info 4"/>
    <meta:document-statistic meta:page-count="1" meta:paragraph-count="12" meta:word-count="999" meta:character-count="6487" meta:row-count="45" meta:non-whitespace-character-count="5500"/>
  </office:meta>
</office:document-meta>
</file>